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9" style:family="table-cell" style:parent-style-name="Default" style:data-style-name="N3">
      <style:table-cell-properties fo:border-top="none" fo:border-bottom="none" fo:border-left="2pt solid #000000" fo:border-right="none"/>
    </style:style>
    <style:style style:name="ce10" style:family="table-cell" style:parent-style-name="Default" style:data-style-name="N3">
      <style:table-cell-properties fo:border-top="none" fo:border-bottom="none" fo:border-left="thin solid #000000" fo:border-right="none"/>
    </style:style>
    <style:style style:name="ce11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12" style:family="table-cell" style:parent-style-name="Default" style:data-style-name="N3"/>
    <style:style style:name="ce1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16" style:family="table-cell" style:parent-style-name="Default" style:data-style-name="N3">
      <style:table-cell-properties fo:border-top="none" fo:border-bottom="2pt solid #000000" fo:border-left="2pt solid #000000" fo:border-right="none"/>
    </style:style>
    <style:style style:name="ce17" style:family="table-cell" style:parent-style-name="Default" style:data-style-name="N3">
      <style:table-cell-properties fo:border-top="none" fo:border-bottom="2pt solid #000000" fo:border-left="thin solid #000000" fo:border-right="none"/>
    </style:style>
    <style:style style:name="ce18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19" style:family="table-cell" style:parent-style-name="Default" style:data-style-name="N3">
      <style:table-cell-properties fo:border-top="none" fo:border-bottom="2pt solid #000000" fo:border-left="none" fo:border-right="none"/>
    </style:style>
    <style:style style:name="ce20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23" style:family="table-cell" style:parent-style-name="Default" style:data-style-name="N3"/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30" style:family="table-cell" style:parent-style-name="Default" style:data-style-name="N48"/>
    <style:style style:name="ce31" style:family="table-cell" style:parent-style-name="Default" style:data-style-name="N48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2" style:family="table-cell" style:parent-style-name="Default" style:data-style-name="N48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33" style:family="table-cell" style:parent-style-name="Default" style:data-style-name="N48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34" style:family="table-cell" style:parent-style-name="Default" style:data-style-name="N48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35" style:family="table-cell" style:parent-style-name="Default" style:data-style-name="N48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36" style:family="table-cell" style:parent-style-name="Default" style:data-style-name="N48">
      <style:table-cell-properties fo:border-top="none" fo:border-bottom="none" fo:border-left="2pt solid #000000" fo:border-right="none"/>
    </style:style>
    <style:style style:name="ce37" style:family="table-cell" style:parent-style-name="Default" style:data-style-name="N48">
      <style:table-cell-properties fo:border-top="none" fo:border-bottom="none" fo:border-left="thin solid #000000" fo:border-right="none"/>
    </style:style>
    <style:style style:name="ce38" style:family="table-cell" style:parent-style-name="Default" style:data-style-name="N48">
      <style:table-cell-properties fo:border-top="none" fo:border-bottom="2pt solid #000000" fo:border-left="2pt solid #000000" fo:border-right="none"/>
    </style:style>
    <style:style style:name="ce39" style:family="table-cell" style:parent-style-name="Default" style:data-style-name="N48">
      <style:table-cell-properties fo:border-top="none" fo:border-bottom="2pt solid #000000" fo:border-left="thin solid #000000" fo:border-right="none"/>
    </style:style>
    <style:style style:name="ce40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1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2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end" fo:margin-right="0cm"/>
    </style:style>
    <style:style style:name="ce43" style:family="table-cell" style:parent-style-name="Default" style:data-style-name="N0"/>
    <style:style style:name="ce44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45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49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5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1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52" style:family="table-cell" style:parent-style-name="Default" style:data-style-name="N3">
      <style:table-cell-properties fo:border-top="none" fo:border-bottom="none" fo:border-left="2pt solid #000000" fo:border-right="thin solid #000000"/>
    </style:style>
    <style:style style:name="ce53" style:family="table-cell" style:parent-style-name="Default" style:data-style-name="N3">
      <style:table-cell-properties fo:border-top="none" fo:border-bottom="2pt solid #000000" fo:border-left="2pt solid #000000" fo:border-right="thin solid #000000"/>
    </style:style>
    <style:style style:name="ce54" style:family="table-cell" style:parent-style-name="Default" style:data-style-name="N3">
      <style:table-cell-properties fo:background-color="transparent"/>
    </style:style>
    <style:style style:name="ce55" style:family="table-cell" style:parent-style-name="Default" style:data-style-name="N48">
      <style:table-cell-properties fo:border-top="none" fo:border-bottom="none" fo:border-left="thin solid #000000" fo:border-right="thin solid #000000"/>
    </style:style>
    <style:style style:name="ce56" style:family="table-cell" style:parent-style-name="Default" style:data-style-name="N0"/>
    <style:style style:name="ce57" style:family="table-cell" style:parent-style-name="Default" style:data-style-name="N48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58" style:family="table-cell" style:parent-style-name="Default" style:data-style-name="N48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59" style:family="table-cell" style:parent-style-name="Default" style:data-style-name="N48"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48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62" style:family="table-cell" style:parent-style-name="Default" style:data-style-name="N48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6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8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end" fo:margin-right="0cm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0" style:family="table-cell" style:parent-style-name="Default" style:data-style-name="N0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71" style:family="table-cell" style:parent-style-name="Default" style:data-style-name="N3">
      <style:table-cell-properties fo:border-top="2pt solid #000000" fo:border-bottom="none" fo:border-left="2pt solid #000000" fo:border-right="thin solid #000000"/>
      <style:text-properties fo:font-weight="bold" style:font-weight-asian="bold" style:font-weight-complex="bold"/>
    </style:style>
    <style:style style:name="ce72" style:family="table-cell" style:parent-style-name="Default" style:data-style-name="N3">
      <style:text-properties fo:font-weight="bold" style:font-weight-asian="bold" style:font-weight-complex="bold"/>
    </style:style>
    <style:style style:name="ce73" style:family="table-cell" style:parent-style-name="Default" style:data-style-name="N3">
      <style:table-cell-properties fo:border-top="2pt solid #000000" fo:border-bottom="none" fo:border-left="thin solid #000000" fo:border-right="none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5" style:family="table-cell" style:parent-style-name="Default" style:data-style-name="N3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0">
      <style:text-properties fo:font-weight="bold" style:font-weight-asian="bold" style:font-weight-complex="bold"/>
    </style:style>
    <style:style style:name="ce79" style:family="table-cell" style:parent-style-name="Default" style:data-style-name="N3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80" style:family="table-cell" style:parent-style-name="Default" style:data-style-name="N3">
      <style:table-cell-properties fo:border-top="2pt solid #000000" fo:border-bottom="none" fo:border-left="none" fo:border-right="thin solid #000000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3">
      <style:table-cell-properties fo:border-top="2pt solid #000000" fo:border-bottom="none" fo:border-left="2pt solid #000000" fo:border-right="none"/>
      <style:text-properties fo:font-weight="bold" style:font-weight-asian="bold" style:font-weight-complex="bold"/>
    </style:style>
    <style:style style:name="ce83" style:family="table-cell" style:parent-style-name="Default" style:data-style-name="N3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style:vertical-align="automatic"/>
    </style:style>
    <style:style style:name="ce8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8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88" style:family="table-cell" style:parent-style-name="Default" style:data-style-name="N0">
      <style:table-cell-properties style:vertical-align="middle"/>
    </style:style>
    <style:style style:name="ce89" style:family="table-cell" style:parent-style-name="Default" style:data-style-name="N0">
      <style:text-properties fo:color="#FF0000"/>
    </style:style>
    <style:style style:name="ce9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2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93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start" fo:margin-left="0cm"/>
    </style:style>
    <style:style style:name="ce94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95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97" style:family="table-cell" style:parent-style-name="Default" style:data-style-name="N48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98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99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100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1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5" style:family="table-cell" style:parent-style-name="Default" style:data-style-name="N48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43416666666667cm"/>
    </style:style>
    <style:style style:name="co6" style:family="table-column">
      <style:table-column-properties fo:break-before="auto" style:column-width="2.460625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19.9pt" style:use-optimal-row-height="false" fo:break-before="auto"/>
    </style:style>
    <style:style style:name="ro3" style:family="table-row">
      <style:table-row-properties style:row-height="19.15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7.1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7.45pt" style:use-optimal-row-height="fals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總計" table:style-name="ta1">
        <table:table-column table:style-name="co1" table:default-cell-style-name="ce1"/>
        <table:table-column table:style-name="co2" table:number-columns-repeated="4" table:default-cell-style-name="ce30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30"/>
          <table:table-cell office:value-type="string" table:style-name="ce86">
            <text:p>中華民國110年03月底</text:p>
          </table:table-cell>
          <table:table-cell table:number-columns-repeated="2" table:style-name="ce30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4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5">
            <text:p>戶 <text:s text:c="3"/>數</text:p>
          </table:table-cell>
          <table:table-cell office:value-type="string" table:style-name="ce31">
            <text:p>人 <text:s text:c="7"/>口 <text:s text:c="7"/>數</text:p>
          </table:table-cell>
          <table:table-cell table:number-columns-repeated="2" table:style-name="ce3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33">
            <text:p>計</text:p>
          </table:table-cell>
          <table:table-cell office:value-type="string" table:style-name="ce34">
            <text:p>男</text:p>
          </table:table-cell>
          <table:table-cell office:value-type="string" table:style-name="ce35">
            <text:p>女</text:p>
          </table:table-cell>
          <table:table-cell table:number-columns-repeated="16379"/>
        </table:table-row>
        <table:table-row table:style-name="ro2">
          <table:table-cell office:value-type="string" table:style-name="ce60">
            <text:p>總　 <text:s/>計</text:p>
          </table:table-cell>
          <table:table-cell office:value-type="float" office:value="8950538" table:style-name="ce57">
            <text:p>8,950,538</text:p>
          </table:table-cell>
          <table:table-cell office:value-type="float" office:value="23525623" table:style-name="ce58">
            <text:p>23,525,623</text:p>
          </table:table-cell>
          <table:table-cell office:value-type="float" office:value="11654138" table:style-name="ce58">
            <text:p>11,654,138</text:p>
          </table:table-cell>
          <table:table-cell office:value-type="float" office:value="11871485" table:style-name="ce59">
            <text:p>11,871,485</text:p>
          </table:table-cell>
          <table:table-cell table:number-columns-repeated="16379"/>
        </table:table-row>
        <table:table-row table:style-name="ro3">
          <table:table-cell office:value-type="string" table:style-name="ce60">
            <text:p>新 北 市</text:p>
          </table:table-cell>
          <table:table-cell office:value-type="float" office:value="1610265" table:style-name="ce57">
            <text:p>1,610,265</text:p>
          </table:table-cell>
          <table:table-cell office:value-type="float" office:value="4028474" table:style-name="ce62">
            <text:p>4,028,474</text:p>
          </table:table-cell>
          <table:table-cell office:value-type="float" office:value="1966907" table:style-name="ce62">
            <text:p>1,966,907</text:p>
          </table:table-cell>
          <table:table-cell office:value-type="float" office:value="2061567" table:style-name="ce59">
            <text:p>2,061,567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臺 北 市</text:p>
          </table:table-cell>
          <table:table-cell office:value-type="float" office:value="1059785" table:style-name="ce57">
            <text:p>1,059,785</text:p>
          </table:table-cell>
          <table:table-cell office:value-type="float" office:value="2586660" table:style-name="ce62">
            <text:p>2,586,660</text:p>
          </table:table-cell>
          <table:table-cell office:value-type="float" office:value="1230878" table:style-name="ce62">
            <text:p>1,230,878</text:p>
          </table:table-cell>
          <table:table-cell office:value-type="float" office:value="1355782" table:style-name="ce59">
            <text:p>1,355,782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桃 園 市</text:p>
          </table:table-cell>
          <table:table-cell office:value-type="float" office:value="850262" table:style-name="ce57">
            <text:p>850,262</text:p>
          </table:table-cell>
          <table:table-cell office:value-type="float" office:value="2270689" table:style-name="ce62">
            <text:p>2,270,689</text:p>
          </table:table-cell>
          <table:table-cell office:value-type="float" office:value="1124866" table:style-name="ce62">
            <text:p>1,124,866</text:p>
          </table:table-cell>
          <table:table-cell office:value-type="float" office:value="1145823" table:style-name="ce59">
            <text:p>1,145,823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臺 中 市</text:p>
          </table:table-cell>
          <table:table-cell office:value-type="float" office:value="1006877" table:style-name="ce57">
            <text:p>1,006,877</text:p>
          </table:table-cell>
          <table:table-cell office:value-type="float" office:value="2821322" table:style-name="ce62">
            <text:p>2,821,322</text:p>
          </table:table-cell>
          <table:table-cell office:value-type="float" office:value="1385204" table:style-name="ce62">
            <text:p>1,385,204</text:p>
          </table:table-cell>
          <table:table-cell office:value-type="float" office:value="1436118" table:style-name="ce59">
            <text:p>1,436,118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臺 南 市</text:p>
          </table:table-cell>
          <table:table-cell office:value-type="float" office:value="704461" table:style-name="ce57">
            <text:p>704,461</text:p>
          </table:table-cell>
          <table:table-cell office:value-type="float" office:value="1871961" table:style-name="ce62">
            <text:p>1,871,961</text:p>
          </table:table-cell>
          <table:table-cell office:value-type="float" office:value="932332" table:style-name="ce62">
            <text:p>932,332</text:p>
          </table:table-cell>
          <table:table-cell office:value-type="float" office:value="939629" table:style-name="ce59">
            <text:p>939,629</text:p>
          </table:table-cell>
          <table:table-cell table:number-columns-repeated="16379"/>
        </table:table-row>
        <table:table-row table:style-name="ro5">
          <table:table-cell office:value-type="string" table:style-name="ce60">
            <text:p>高 雄 市</text:p>
          </table:table-cell>
          <table:table-cell office:value-type="float" office:value="1121299" table:style-name="ce57">
            <text:p>1,121,299</text:p>
          </table:table-cell>
          <table:table-cell office:value-type="float" office:value="2761462" table:style-name="ce61">
            <text:p>2,761,462</text:p>
          </table:table-cell>
          <table:table-cell office:value-type="float" office:value="1361664" table:style-name="ce62">
            <text:p>1,361,664</text:p>
          </table:table-cell>
          <table:table-cell office:value-type="float" office:value="1399798" table:style-name="ce59">
            <text:p>1,399,798</text:p>
          </table:table-cell>
          <table:table-cell table:number-columns-repeated="16379"/>
        </table:table-row>
        <table:table-row table:style-name="ro2">
          <table:table-cell office:value-type="string" table:style-name="ce60">
            <text:p>臺 灣 省</text:p>
          </table:table-cell>
          <table:table-cell office:value-type="float" office:value="2552309" table:style-name="ce57">
            <text:p>2,552,309</text:p>
          </table:table-cell>
          <table:table-cell office:value-type="float" office:value="7031313" table:style-name="ce61">
            <text:p>7,031,313</text:p>
          </table:table-cell>
          <table:table-cell office:value-type="float" office:value="3574499" table:style-name="ce62">
            <text:p>3,574,499</text:p>
          </table:table-cell>
          <table:table-cell office:value-type="float" office:value="3456814" table:style-name="ce59">
            <text:p>3,456,814</text:p>
          </table:table-cell>
          <table:table-cell table:number-columns-repeated="16379"/>
        </table:table-row>
        <table:table-row table:style-name="ro6">
          <table:table-cell office:value-type="string" table:style-name="ce27">
            <text:p>宜蘭縣</text:p>
          </table:table-cell>
          <table:table-cell office:value-type="float" office:value="172863" table:style-name="ce36">
            <text:p>172,863</text:p>
          </table:table-cell>
          <table:table-cell office:value-type="float" office:value="452497" table:style-name="ce37">
            <text:p>452,497</text:p>
          </table:table-cell>
          <table:table-cell office:value-type="float" office:value="227987" table:style-name="ce37">
            <text:p>227,987</text:p>
          </table:table-cell>
          <table:table-cell office:value-type="float" office:value="224510" table:style-name="ce37">
            <text:p>224,510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新竹縣</text:p>
          </table:table-cell>
          <table:table-cell office:value-type="float" office:value="206694" table:style-name="ce36">
            <text:p>206,694</text:p>
          </table:table-cell>
          <table:table-cell office:value-type="float" office:value="571774" table:style-name="ce37">
            <text:p>571,774</text:p>
          </table:table-cell>
          <table:table-cell office:value-type="float" office:value="291853" table:style-name="ce37">
            <text:p>291,853</text:p>
          </table:table-cell>
          <table:table-cell office:value-type="float" office:value="279921" table:style-name="ce37">
            <text:p>279,921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苗栗縣</text:p>
          </table:table-cell>
          <table:table-cell office:value-type="float" office:value="193760" table:style-name="ce36">
            <text:p>193,760</text:p>
          </table:table-cell>
          <table:table-cell office:value-type="float" office:value="541460" table:style-name="ce37">
            <text:p>541,460</text:p>
          </table:table-cell>
          <table:table-cell office:value-type="float" office:value="279101" table:style-name="ce37">
            <text:p>279,101</text:p>
          </table:table-cell>
          <table:table-cell office:value-type="float" office:value="262359" table:style-name="ce37">
            <text:p>262,359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彰化縣</text:p>
          </table:table-cell>
          <table:table-cell office:value-type="float" office:value="397060" table:style-name="ce36">
            <text:p>397,060</text:p>
          </table:table-cell>
          <table:table-cell office:value-type="float" office:value="1263635" table:style-name="ce37">
            <text:p>1,263,635</text:p>
          </table:table-cell>
          <table:table-cell office:value-type="float" office:value="642259" table:style-name="ce37">
            <text:p>642,259</text:p>
          </table:table-cell>
          <table:table-cell office:value-type="float" office:value="621376" table:style-name="ce37">
            <text:p>621,376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南投縣</text:p>
          </table:table-cell>
          <table:table-cell office:value-type="float" office:value="179548" table:style-name="ce36">
            <text:p>179,548</text:p>
          </table:table-cell>
          <table:table-cell office:value-type="float" office:value="489509" table:style-name="ce37">
            <text:p>489,509</text:p>
          </table:table-cell>
          <table:table-cell office:value-type="float" office:value="250143" table:style-name="ce37">
            <text:p>250,143</text:p>
          </table:table-cell>
          <table:table-cell office:value-type="float" office:value="239366" table:style-name="ce37">
            <text:p>239,366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雲林縣</text:p>
          </table:table-cell>
          <table:table-cell office:value-type="float" office:value="244111" table:style-name="ce36">
            <text:p>244,111</text:p>
          </table:table-cell>
          <table:table-cell office:value-type="float" office:value="675074" table:style-name="ce37">
            <text:p>675,074</text:p>
          </table:table-cell>
          <table:table-cell office:value-type="float" office:value="349135" table:style-name="ce37">
            <text:p>349,135</text:p>
          </table:table-cell>
          <table:table-cell office:value-type="float" office:value="325939" table:style-name="ce37">
            <text:p>325,93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嘉義縣</text:p>
          </table:table-cell>
          <table:table-cell office:value-type="float" office:value="184714" table:style-name="ce36">
            <text:p>184,714</text:p>
          </table:table-cell>
          <table:table-cell office:value-type="float" office:value="498031" table:style-name="ce37">
            <text:p>498,031</text:p>
          </table:table-cell>
          <table:table-cell office:value-type="float" office:value="258321" table:style-name="ce37">
            <text:p>258,321</text:p>
          </table:table-cell>
          <table:table-cell office:value-type="float" office:value="239710" table:style-name="ce37">
            <text:p>239,71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屏東縣</text:p>
          </table:table-cell>
          <table:table-cell office:value-type="float" office:value="291863" table:style-name="ce36">
            <text:p>291,863</text:p>
          </table:table-cell>
          <table:table-cell office:value-type="float" office:value="810449" table:style-name="ce37">
            <text:p>810,449</text:p>
          </table:table-cell>
          <table:table-cell office:value-type="float" office:value="412817" table:style-name="ce37">
            <text:p>412,817</text:p>
          </table:table-cell>
          <table:table-cell office:value-type="float" office:value="397632" table:style-name="ce37">
            <text:p>397,63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臺東縣</text:p>
          </table:table-cell>
          <table:table-cell office:value-type="float" office:value="83670" table:style-name="ce36">
            <text:p>83,670</text:p>
          </table:table-cell>
          <table:table-cell office:value-type="float" office:value="214745" table:style-name="ce55">
            <text:p>214,745</text:p>
          </table:table-cell>
          <table:table-cell office:value-type="float" office:value="110310" table:style-name="ce37">
            <text:p>110,310</text:p>
          </table:table-cell>
          <table:table-cell office:value-type="float" office:value="104435" table:style-name="ce37">
            <text:p>104,43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花蓮縣</text:p>
          </table:table-cell>
          <table:table-cell office:value-type="float" office:value="127500" table:style-name="ce36">
            <text:p>127,500</text:p>
          </table:table-cell>
          <table:table-cell office:value-type="float" office:value="323666" table:style-name="ce37">
            <text:p>323,666</text:p>
          </table:table-cell>
          <table:table-cell office:value-type="float" office:value="163626" table:style-name="ce37">
            <text:p>163,626</text:p>
          </table:table-cell>
          <table:table-cell office:value-type="float" office:value="160040" table:style-name="ce37">
            <text:p>160,04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澎湖縣</text:p>
          </table:table-cell>
          <table:table-cell office:value-type="float" office:value="42023" table:style-name="ce36">
            <text:p>42,023</text:p>
          </table:table-cell>
          <table:table-cell office:value-type="float" office:value="105867" table:style-name="ce37">
            <text:p>105,867</text:p>
          </table:table-cell>
          <table:table-cell office:value-type="float" office:value="54453" table:style-name="ce37">
            <text:p>54,453</text:p>
          </table:table-cell>
          <table:table-cell office:value-type="float" office:value="51414" table:style-name="ce37">
            <text:p>51,41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基隆市</text:p>
          </table:table-cell>
          <table:table-cell office:value-type="float" office:value="155660" table:style-name="ce36">
            <text:p>155,660</text:p>
          </table:table-cell>
          <table:table-cell office:value-type="float" office:value="367178" table:style-name="ce37">
            <text:p>367,178</text:p>
          </table:table-cell>
          <table:table-cell office:value-type="float" office:value="183080" table:style-name="ce37">
            <text:p>183,080</text:p>
          </table:table-cell>
          <table:table-cell office:value-type="float" office:value="184098" table:style-name="ce37">
            <text:p>184,09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新竹市</text:p>
          </table:table-cell>
          <table:table-cell office:value-type="float" office:value="171589" table:style-name="ce36">
            <text:p>171,589</text:p>
          </table:table-cell>
          <table:table-cell office:value-type="float" office:value="451868" table:style-name="ce37">
            <text:p>451,868</text:p>
          </table:table-cell>
          <table:table-cell office:value-type="float" office:value="223002" table:style-name="ce37">
            <text:p>223,002</text:p>
          </table:table-cell>
          <table:table-cell office:value-type="float" office:value="228866" table:style-name="ce37">
            <text:p>228,86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嘉義市</text:p>
          </table:table-cell>
          <table:table-cell office:value-type="float" office:value="101254" table:style-name="ce36">
            <text:p>101,254</text:p>
          </table:table-cell>
          <table:table-cell office:value-type="float" office:value="265560" table:style-name="ce37">
            <text:p>265,560</text:p>
          </table:table-cell>
          <table:table-cell office:value-type="float" office:value="128412" table:style-name="ce37">
            <text:p>128,412</text:p>
          </table:table-cell>
          <table:table-cell office:value-type="float" office:value="137148" table:style-name="ce37">
            <text:p>137,148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60">
            <text:p>福 建 省</text:p>
          </table:table-cell>
          <table:table-cell office:value-type="float" office:value="45280" table:style-name="ce57">
            <text:p>45,280</text:p>
          </table:table-cell>
          <table:table-cell office:value-type="float" office:value="153742" table:style-name="ce61">
            <text:p>153,742</text:p>
          </table:table-cell>
          <table:table-cell office:value-type="float" office:value="77788" table:style-name="ce61">
            <text:p>77,788</text:p>
          </table:table-cell>
          <table:table-cell office:value-type="float" office:value="75954" table:style-name="ce61">
            <text:p>75,95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金門縣</text:p>
          </table:table-cell>
          <table:table-cell office:value-type="float" office:value="41854" table:style-name="ce36">
            <text:p>41,854</text:p>
          </table:table-cell>
          <table:table-cell office:value-type="float" office:value="140406" table:style-name="ce37">
            <text:p>140,406</text:p>
          </table:table-cell>
          <table:table-cell office:value-type="float" office:value="70080" table:style-name="ce37">
            <text:p>70,080</text:p>
          </table:table-cell>
          <table:table-cell office:value-type="float" office:value="70326" table:style-name="ce37">
            <text:p>70,326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29">
            <text:p>連江縣</text:p>
          </table:table-cell>
          <table:table-cell office:value-type="float" office:value="3426" table:style-name="ce38">
            <text:p>3,426</text:p>
          </table:table-cell>
          <table:table-cell office:value-type="float" office:value="13336" table:style-name="ce39">
            <text:p>13,336</text:p>
          </table:table-cell>
          <table:table-cell office:value-type="float" office:value="7708" table:style-name="ce39">
            <text:p>7,708</text:p>
          </table:table-cell>
          <table:table-cell office:value-type="float" office:value="5628" table:style-name="ce39">
            <text:p>5,628</text:p>
          </table:table-cell>
          <table:table-cell table:number-columns-repeated="16379" table:style-name="ce1"/>
        </table:table-row>
        <table:table-row table:style-name="ro7">
          <table:table-cell table:style-name="ce87"/>
          <table:table-cell table:number-columns-repeated="2" table:style-name="ce30"/>
          <table:table-cell table:style-name="ce84"/>
          <table:table-cell office:value-type="string" table:style-name="ce94">
            <text:p><text:s text:c="7"/>內政部戶政司 民國110年4月9日編製</text:p>
          </table:table-cell>
          <table:table-cell table:style-name="ce84"/>
          <table:table-cell table:number-columns-repeated="16378"/>
        </table:table-row>
        <table:table-row table:style-name="ro4">
          <table:table-cell table:style-name="ce4"/>
          <table:table-cell table:number-columns-repeated="3" table:style-name="ce30"/>
          <table:table-cell table:style-name="ce85"/>
          <table:table-cell table:number-columns-repeated="16379" table:style-name="ce1"/>
        </table:table-row>
        <table:table-row table:style-name="ro4">
          <table:table-cell table:style-name="ce4"/>
          <table:table-cell table:number-columns-repeated="4" table:style-name="ce30"/>
          <table:table-cell table:number-columns-repeated="16379" table:style-name="ce1"/>
        </table:table-row>
        <table:table-row table:style-name="ro4">
          <table:table-cell table:style-name="ce1"/>
          <table:table-cell table:number-columns-repeated="4" table:style-name="ce30"/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number-rows-repeated="1048543" table:style-name="ro8">
          <table:table-cell table:number-columns-repeated="16384"/>
        </table:table-row>
      </table:table>
      <table:table table:name="新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3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3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7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新北市</text:p>
          </table:table-cell>
          <table:table-cell office:value-type="float" office:value="1610265" table:style-name="ce82">
            <text:p>1,610,265</text:p>
          </table:table-cell>
          <table:table-cell office:value-type="float" office:value="4028474" table:style-name="ce79">
            <text:p>4,028,474</text:p>
          </table:table-cell>
          <table:table-cell office:value-type="float" office:value="1966907" table:style-name="ce79">
            <text:p>1,966,907</text:p>
          </table:table-cell>
          <table:table-cell office:value-type="float" office:value="2061567" table:style-name="ce83">
            <text:p>2,061,567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板橋區</text:p>
          </table:table-cell>
          <table:table-cell office:value-type="float" office:value="218241" table:style-name="ce9">
            <text:p>218,241</text:p>
          </table:table-cell>
          <table:table-cell office:value-type="float" office:value="556590" table:style-name="ce11">
            <text:p>556,590</text:p>
          </table:table-cell>
          <table:table-cell office:value-type="float" office:value="270510" table:style-name="ce11">
            <text:p>270,510</text:p>
          </table:table-cell>
          <table:table-cell office:value-type="float" office:value="286080" table:style-name="ce23">
            <text:p>286,080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三重區</text:p>
          </table:table-cell>
          <table:table-cell office:value-type="float" office:value="154839" table:style-name="ce9">
            <text:p>154,839</text:p>
          </table:table-cell>
          <table:table-cell office:value-type="float" office:value="384422" table:style-name="ce11">
            <text:p>384,422</text:p>
          </table:table-cell>
          <table:table-cell office:value-type="float" office:value="188474" table:style-name="ce11">
            <text:p>188,474</text:p>
          </table:table-cell>
          <table:table-cell office:value-type="float" office:value="195948" table:style-name="ce23">
            <text:p>195,94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中和區</text:p>
          </table:table-cell>
          <table:table-cell office:value-type="float" office:value="169042" table:style-name="ce9">
            <text:p>169,042</text:p>
          </table:table-cell>
          <table:table-cell office:value-type="float" office:value="410274" table:style-name="ce11">
            <text:p>410,274</text:p>
          </table:table-cell>
          <table:table-cell office:value-type="float" office:value="198330" table:style-name="ce11">
            <text:p>198,330</text:p>
          </table:table-cell>
          <table:table-cell office:value-type="float" office:value="211944" table:style-name="ce23">
            <text:p>211,944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永和區</text:p>
          </table:table-cell>
          <table:table-cell office:value-type="float" office:value="91841" table:style-name="ce9">
            <text:p>91,841</text:p>
          </table:table-cell>
          <table:table-cell office:value-type="float" office:value="218935" table:style-name="ce11">
            <text:p>218,935</text:p>
          </table:table-cell>
          <table:table-cell office:value-type="float" office:value="103677" table:style-name="ce11">
            <text:p>103,677</text:p>
          </table:table-cell>
          <table:table-cell office:value-type="float" office:value="115258" table:style-name="ce23">
            <text:p>115,25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新莊區</text:p>
          </table:table-cell>
          <table:table-cell office:value-type="float" office:value="161562" table:style-name="ce9">
            <text:p>161,562</text:p>
          </table:table-cell>
          <table:table-cell office:value-type="float" office:value="423050" table:style-name="ce11">
            <text:p>423,050</text:p>
          </table:table-cell>
          <table:table-cell office:value-type="float" office:value="206085" table:style-name="ce11">
            <text:p>206,085</text:p>
          </table:table-cell>
          <table:table-cell office:value-type="float" office:value="216965" table:style-name="ce23">
            <text:p>216,9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店區</text:p>
          </table:table-cell>
          <table:table-cell office:value-type="float" office:value="130533" table:style-name="ce9">
            <text:p>130,533</text:p>
          </table:table-cell>
          <table:table-cell office:value-type="float" office:value="303015" table:style-name="ce11">
            <text:p>303,015</text:p>
          </table:table-cell>
          <table:table-cell office:value-type="float" office:value="145233" table:style-name="ce11">
            <text:p>145,233</text:p>
          </table:table-cell>
          <table:table-cell office:value-type="float" office:value="157782" table:style-name="ce23">
            <text:p>157,7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樹林區</text:p>
          </table:table-cell>
          <table:table-cell office:value-type="float" office:value="67592" table:style-name="ce9">
            <text:p>67,592</text:p>
          </table:table-cell>
          <table:table-cell office:value-type="float" office:value="183066" table:style-name="ce11">
            <text:p>183,066</text:p>
          </table:table-cell>
          <table:table-cell office:value-type="float" office:value="91210" table:style-name="ce11">
            <text:p>91,210</text:p>
          </table:table-cell>
          <table:table-cell office:value-type="float" office:value="91856" table:style-name="ce23">
            <text:p>91,8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鶯歌區</text:p>
          </table:table-cell>
          <table:table-cell office:value-type="float" office:value="31960" table:style-name="ce9">
            <text:p>31,960</text:p>
          </table:table-cell>
          <table:table-cell office:value-type="float" office:value="87669" table:style-name="ce11">
            <text:p>87,669</text:p>
          </table:table-cell>
          <table:table-cell office:value-type="float" office:value="43897" table:style-name="ce11">
            <text:p>43,897</text:p>
          </table:table-cell>
          <table:table-cell office:value-type="float" office:value="43772" table:style-name="ce23">
            <text:p>43,7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峽區</text:p>
          </table:table-cell>
          <table:table-cell office:value-type="float" office:value="44609" table:style-name="ce9">
            <text:p>44,609</text:p>
          </table:table-cell>
          <table:table-cell office:value-type="float" office:value="116770" table:style-name="ce11">
            <text:p>116,770</text:p>
          </table:table-cell>
          <table:table-cell office:value-type="float" office:value="58344" table:style-name="ce11">
            <text:p>58,344</text:p>
          </table:table-cell>
          <table:table-cell office:value-type="float" office:value="58426" table:style-name="ce23">
            <text:p>58,4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淡水區</text:p>
          </table:table-cell>
          <table:table-cell office:value-type="float" office:value="83563" table:style-name="ce9">
            <text:p>83,563</text:p>
          </table:table-cell>
          <table:table-cell office:value-type="float" office:value="183959" table:style-name="ce11">
            <text:p>183,959</text:p>
          </table:table-cell>
          <table:table-cell office:value-type="float" office:value="87976" table:style-name="ce11">
            <text:p>87,976</text:p>
          </table:table-cell>
          <table:table-cell office:value-type="float" office:value="95983" table:style-name="ce23">
            <text:p>95,9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汐止區</text:p>
          </table:table-cell>
          <table:table-cell office:value-type="float" office:value="91404" table:style-name="ce9">
            <text:p>91,404</text:p>
          </table:table-cell>
          <table:table-cell office:value-type="float" office:value="205807" table:style-name="ce11">
            <text:p>205,807</text:p>
          </table:table-cell>
          <table:table-cell office:value-type="float" office:value="100083" table:style-name="ce11">
            <text:p>100,083</text:p>
          </table:table-cell>
          <table:table-cell office:value-type="float" office:value="105724" table:style-name="ce23">
            <text:p>105,7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芳區</text:p>
          </table:table-cell>
          <table:table-cell office:value-type="float" office:value="16172" table:style-name="ce9">
            <text:p>16,172</text:p>
          </table:table-cell>
          <table:table-cell office:value-type="float" office:value="38904" table:style-name="ce11">
            <text:p>38,904</text:p>
          </table:table-cell>
          <table:table-cell office:value-type="float" office:value="19621" table:style-name="ce11">
            <text:p>19,621</text:p>
          </table:table-cell>
          <table:table-cell office:value-type="float" office:value="19283" table:style-name="ce23">
            <text:p>19,2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城區</text:p>
          </table:table-cell>
          <table:table-cell office:value-type="float" office:value="89779" table:style-name="ce9">
            <text:p>89,779</text:p>
          </table:table-cell>
          <table:table-cell office:value-type="float" office:value="238300" table:style-name="ce11">
            <text:p>238,300</text:p>
          </table:table-cell>
          <table:table-cell office:value-type="float" office:value="117097" table:style-name="ce11">
            <text:p>117,097</text:p>
          </table:table-cell>
          <table:table-cell office:value-type="float" office:value="121203" table:style-name="ce23">
            <text:p>121,2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蘆洲區</text:p>
          </table:table-cell>
          <table:table-cell office:value-type="float" office:value="73632" table:style-name="ce9">
            <text:p>73,632</text:p>
          </table:table-cell>
          <table:table-cell office:value-type="float" office:value="202544" table:style-name="ce11">
            <text:p>202,544</text:p>
          </table:table-cell>
          <table:table-cell office:value-type="float" office:value="99128" table:style-name="ce11">
            <text:p>99,128</text:p>
          </table:table-cell>
          <table:table-cell office:value-type="float" office:value="103416" table:style-name="ce23">
            <text:p>103,4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股區</text:p>
          </table:table-cell>
          <table:table-cell office:value-type="float" office:value="34867" table:style-name="ce9">
            <text:p>34,867</text:p>
          </table:table-cell>
          <table:table-cell office:value-type="float" office:value="89642" table:style-name="ce11">
            <text:p>89,642</text:p>
          </table:table-cell>
          <table:table-cell office:value-type="float" office:value="45066" table:style-name="ce11">
            <text:p>45,066</text:p>
          </table:table-cell>
          <table:table-cell office:value-type="float" office:value="44576" table:style-name="ce23">
            <text:p>44,5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泰山區</text:p>
          </table:table-cell>
          <table:table-cell office:value-type="float" office:value="29041" table:style-name="ce9">
            <text:p>29,041</text:p>
          </table:table-cell>
          <table:table-cell office:value-type="float" office:value="78276" table:style-name="ce11">
            <text:p>78,276</text:p>
          </table:table-cell>
          <table:table-cell office:value-type="float" office:value="38623" table:style-name="ce11">
            <text:p>38,623</text:p>
          </table:table-cell>
          <table:table-cell office:value-type="float" office:value="39653" table:style-name="ce23">
            <text:p>39,6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口區</text:p>
          </table:table-cell>
          <table:table-cell office:value-type="float" office:value="49373" table:style-name="ce9">
            <text:p>49,373</text:p>
          </table:table-cell>
          <table:table-cell office:value-type="float" office:value="122169" table:style-name="ce11">
            <text:p>122,169</text:p>
          </table:table-cell>
          <table:table-cell office:value-type="float" office:value="59384" table:style-name="ce11">
            <text:p>59,384</text:p>
          </table:table-cell>
          <table:table-cell office:value-type="float" office:value="62785" table:style-name="ce23">
            <text:p>62,7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深坑區</text:p>
          </table:table-cell>
          <table:table-cell office:value-type="float" office:value="9827" table:style-name="ce9">
            <text:p>9,827</text:p>
          </table:table-cell>
          <table:table-cell office:value-type="float" office:value="23769" table:style-name="ce11">
            <text:p>23,769</text:p>
          </table:table-cell>
          <table:table-cell office:value-type="float" office:value="11886" table:style-name="ce11">
            <text:p>11,886</text:p>
          </table:table-cell>
          <table:table-cell office:value-type="float" office:value="11883" table:style-name="ce23">
            <text:p>11,8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碇區</text:p>
          </table:table-cell>
          <table:table-cell office:value-type="float" office:value="3402" table:style-name="ce9">
            <text:p>3,402</text:p>
          </table:table-cell>
          <table:table-cell office:value-type="float" office:value="7523" table:style-name="ce11">
            <text:p>7,523</text:p>
          </table:table-cell>
          <table:table-cell office:value-type="float" office:value="4104" table:style-name="ce11">
            <text:p>4,104</text:p>
          </table:table-cell>
          <table:table-cell office:value-type="float" office:value="3419" table:style-name="ce23">
            <text:p>3,4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坪林區</text:p>
          </table:table-cell>
          <table:table-cell office:value-type="float" office:value="2549" table:style-name="ce9">
            <text:p>2,549</text:p>
          </table:table-cell>
          <table:table-cell office:value-type="float" office:value="6690" table:style-name="ce11">
            <text:p>6,690</text:p>
          </table:table-cell>
          <table:table-cell office:value-type="float" office:value="3639" table:style-name="ce11">
            <text:p>3,639</text:p>
          </table:table-cell>
          <table:table-cell office:value-type="float" office:value="3051" table:style-name="ce23">
            <text:p>3,0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芝區</text:p>
          </table:table-cell>
          <table:table-cell office:value-type="float" office:value="9593" table:style-name="ce9">
            <text:p>9,593</text:p>
          </table:table-cell>
          <table:table-cell office:value-type="float" office:value="22499" table:style-name="ce11">
            <text:p>22,499</text:p>
          </table:table-cell>
          <table:table-cell office:value-type="float" office:value="11546" table:style-name="ce11">
            <text:p>11,546</text:p>
          </table:table-cell>
          <table:table-cell office:value-type="float" office:value="10953" table:style-name="ce23">
            <text:p>10,9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門區</text:p>
          </table:table-cell>
          <table:table-cell office:value-type="float" office:value="4232" table:style-name="ce9">
            <text:p>4,232</text:p>
          </table:table-cell>
          <table:table-cell office:value-type="float" office:value="11400" table:style-name="ce11">
            <text:p>11,400</text:p>
          </table:table-cell>
          <table:table-cell office:value-type="float" office:value="5928" table:style-name="ce11">
            <text:p>5,928</text:p>
          </table:table-cell>
          <table:table-cell office:value-type="float" office:value="5472" table:style-name="ce23">
            <text:p>5,4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八里區</text:p>
          </table:table-cell>
          <table:table-cell office:value-type="float" office:value="15661" table:style-name="ce9">
            <text:p>15,661</text:p>
          </table:table-cell>
          <table:table-cell office:value-type="float" office:value="39711" table:style-name="ce11">
            <text:p>39,711</text:p>
          </table:table-cell>
          <table:table-cell office:value-type="float" office:value="19811" table:style-name="ce11">
            <text:p>19,811</text:p>
          </table:table-cell>
          <table:table-cell office:value-type="float" office:value="19900" table:style-name="ce23">
            <text:p>19,9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平溪區</text:p>
          </table:table-cell>
          <table:table-cell office:value-type="float" office:value="2241" table:style-name="ce9">
            <text:p>2,241</text:p>
          </table:table-cell>
          <table:table-cell office:value-type="float" office:value="4382" table:style-name="ce11">
            <text:p>4,382</text:p>
          </table:table-cell>
          <table:table-cell office:value-type="float" office:value="2451" table:style-name="ce11">
            <text:p>2,451</text:p>
          </table:table-cell>
          <table:table-cell office:value-type="float" office:value="1931" table:style-name="ce23">
            <text:p>1,9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雙溪區</text:p>
          </table:table-cell>
          <table:table-cell office:value-type="float" office:value="3712" table:style-name="ce9">
            <text:p>3,712</text:p>
          </table:table-cell>
          <table:table-cell office:value-type="float" office:value="8398" table:style-name="ce11">
            <text:p>8,398</text:p>
          </table:table-cell>
          <table:table-cell office:value-type="float" office:value="4561" table:style-name="ce11">
            <text:p>4,561</text:p>
          </table:table-cell>
          <table:table-cell office:value-type="float" office:value="3837" table:style-name="ce23">
            <text:p>3,8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貢寮區</text:p>
          </table:table-cell>
          <table:table-cell office:value-type="float" office:value="4344" table:style-name="ce9">
            <text:p>4,344</text:p>
          </table:table-cell>
          <table:table-cell office:value-type="float" office:value="11731" table:style-name="ce11">
            <text:p>11,731</text:p>
          </table:table-cell>
          <table:table-cell office:value-type="float" office:value="5989" table:style-name="ce11">
            <text:p>5,989</text:p>
          </table:table-cell>
          <table:table-cell office:value-type="float" office:value="5742" table:style-name="ce23">
            <text:p>5,7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山區</text:p>
          </table:table-cell>
          <table:table-cell office:value-type="float" office:value="7202" table:style-name="ce9">
            <text:p>7,202</text:p>
          </table:table-cell>
          <table:table-cell office:value-type="float" office:value="21022" table:style-name="ce11">
            <text:p>21,022</text:p>
          </table:table-cell>
          <table:table-cell office:value-type="float" office:value="10336" table:style-name="ce11">
            <text:p>10,336</text:p>
          </table:table-cell>
          <table:table-cell office:value-type="float" office:value="10686" table:style-name="ce23">
            <text:p>10,6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里區</text:p>
          </table:table-cell>
          <table:table-cell office:value-type="float" office:value="7546" table:style-name="ce9">
            <text:p>7,546</text:p>
          </table:table-cell>
          <table:table-cell office:value-type="float" office:value="21599" table:style-name="ce11">
            <text:p>21,599</text:p>
          </table:table-cell>
          <table:table-cell office:value-type="float" office:value="10802" table:style-name="ce11">
            <text:p>10,802</text:p>
          </table:table-cell>
          <table:table-cell office:value-type="float" office:value="10797" table:style-name="ce23">
            <text:p>10,797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※烏來區</text:p>
          </table:table-cell>
          <table:table-cell office:value-type="float" office:value="1906" table:style-name="ce16">
            <text:p>1,906</text:p>
          </table:table-cell>
          <table:table-cell office:value-type="float" office:value="6358" table:style-name="ce18">
            <text:p>6,358</text:p>
          </table:table-cell>
          <table:table-cell office:value-type="float" office:value="3116" table:style-name="ce18">
            <text:p>3,116</text:p>
          </table:table-cell>
          <table:table-cell office:value-type="float" office:value="3242" table:style-name="ce19">
            <text:p>3,242</text:p>
          </table:table-cell>
          <table:table-cell table:number-columns-repeated="16379"/>
        </table:table-row>
        <table:table-row table:style-name="ro4">
          <table:table-cell office:value-type="string" table:style-name="ce93">
            <text:p>說明：表內列有「※」者表示山地鄉（區）。（以下縣市同）</text:p>
          </table:table-cell>
          <table:table-cell table:number-columns-repeated="16383" table:style-name="ce1"/>
        </table:table-row>
        <table:table-row table:number-rows-repeated="3" table:style-name="ro4">
          <table:table-cell table:number-columns-repeated="16384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3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臺北市</text:p>
          </table:table-cell>
          <table:table-cell office:value-type="float" office:value="1059785" table:style-name="ce71">
            <text:p>1,059,785</text:p>
          </table:table-cell>
          <table:table-cell office:value-type="float" office:value="2586660" table:style-name="ce79">
            <text:p>2,586,660</text:p>
          </table:table-cell>
          <table:table-cell office:value-type="float" office:value="1230878" table:style-name="ce79">
            <text:p>1,230,878</text:p>
          </table:table-cell>
          <table:table-cell office:value-type="float" office:value="1355782" table:style-name="ce73">
            <text:p>1,355,7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松山區</text:p>
          </table:table-cell>
          <table:table-cell office:value-type="float" office:value="80779" table:style-name="ce52">
            <text:p>80,779</text:p>
          </table:table-cell>
          <table:table-cell office:value-type="float" office:value="199037" table:style-name="ce11">
            <text:p>199,037</text:p>
          </table:table-cell>
          <table:table-cell office:value-type="float" office:value="92985" table:style-name="ce11">
            <text:p>92,985</text:p>
          </table:table-cell>
          <table:table-cell office:value-type="float" office:value="106052" table:style-name="ce10">
            <text:p>106,0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信義區</text:p>
          </table:table-cell>
          <table:table-cell office:value-type="float" office:value="88587" table:style-name="ce52">
            <text:p>88,587</text:p>
          </table:table-cell>
          <table:table-cell office:value-type="float" office:value="213272" table:style-name="ce11">
            <text:p>213,272</text:p>
          </table:table-cell>
          <table:table-cell office:value-type="float" office:value="101254" table:style-name="ce11">
            <text:p>101,254</text:p>
          </table:table-cell>
          <table:table-cell office:value-type="float" office:value="112018" table:style-name="ce10">
            <text:p>112,0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安區</text:p>
          </table:table-cell>
          <table:table-cell office:value-type="float" office:value="120882" table:style-name="ce52">
            <text:p>120,882</text:p>
          </table:table-cell>
          <table:table-cell office:value-type="float" office:value="300705" table:style-name="ce11">
            <text:p>300,705</text:p>
          </table:table-cell>
          <table:table-cell office:value-type="float" office:value="140003" table:style-name="ce11">
            <text:p>140,003</text:p>
          </table:table-cell>
          <table:table-cell office:value-type="float" office:value="160702" table:style-name="ce10">
            <text:p>160,7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山區</text:p>
          </table:table-cell>
          <table:table-cell office:value-type="float" office:value="100607" table:style-name="ce52">
            <text:p>100,607</text:p>
          </table:table-cell>
          <table:table-cell office:value-type="float" office:value="222295" table:style-name="ce11">
            <text:p>222,295</text:p>
          </table:table-cell>
          <table:table-cell office:value-type="float" office:value="102983" table:style-name="ce11">
            <text:p>102,983</text:p>
          </table:table-cell>
          <table:table-cell office:value-type="float" office:value="119312" table:style-name="ce10">
            <text:p>119,3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正區</text:p>
          </table:table-cell>
          <table:table-cell office:value-type="float" office:value="65710" table:style-name="ce52">
            <text:p>65,710</text:p>
          </table:table-cell>
          <table:table-cell office:value-type="float" office:value="154769" table:style-name="ce11">
            <text:p>154,769</text:p>
          </table:table-cell>
          <table:table-cell office:value-type="float" office:value="73608" table:style-name="ce11">
            <text:p>73,608</text:p>
          </table:table-cell>
          <table:table-cell office:value-type="float" office:value="81161" table:style-name="ce10">
            <text:p>81,1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同區</text:p>
          </table:table-cell>
          <table:table-cell office:value-type="float" office:value="52300" table:style-name="ce52">
            <text:p>52,300</text:p>
          </table:table-cell>
          <table:table-cell office:value-type="float" office:value="123461" table:style-name="ce11">
            <text:p>123,461</text:p>
          </table:table-cell>
          <table:table-cell office:value-type="float" office:value="59790" table:style-name="ce11">
            <text:p>59,790</text:p>
          </table:table-cell>
          <table:table-cell office:value-type="float" office:value="63671" table:style-name="ce10">
            <text:p>63,6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華區</text:p>
          </table:table-cell>
          <table:table-cell office:value-type="float" office:value="79262" table:style-name="ce52">
            <text:p>79,262</text:p>
          </table:table-cell>
          <table:table-cell office:value-type="float" office:value="181553" table:style-name="ce11">
            <text:p>181,553</text:p>
          </table:table-cell>
          <table:table-cell office:value-type="float" office:value="88788" table:style-name="ce11">
            <text:p>88,788</text:p>
          </table:table-cell>
          <table:table-cell office:value-type="float" office:value="92765" table:style-name="ce10">
            <text:p>92,7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文山區</text:p>
          </table:table-cell>
          <table:table-cell office:value-type="float" office:value="107729" table:style-name="ce52">
            <text:p>107,729</text:p>
          </table:table-cell>
          <table:table-cell office:value-type="float" office:value="266910" table:style-name="ce11">
            <text:p>266,910</text:p>
          </table:table-cell>
          <table:table-cell office:value-type="float" office:value="127481" table:style-name="ce11">
            <text:p>127,481</text:p>
          </table:table-cell>
          <table:table-cell office:value-type="float" office:value="139429" table:style-name="ce10">
            <text:p>139,4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港區</text:p>
          </table:table-cell>
          <table:table-cell office:value-type="float" office:value="47957" table:style-name="ce52">
            <text:p>47,957</text:p>
          </table:table-cell>
          <table:table-cell office:value-type="float" office:value="118022" table:style-name="ce11">
            <text:p>118,022</text:p>
          </table:table-cell>
          <table:table-cell office:value-type="float" office:value="57516" table:style-name="ce11">
            <text:p>57,516</text:p>
          </table:table-cell>
          <table:table-cell office:value-type="float" office:value="60506" table:style-name="ce10">
            <text:p>60,5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湖區</text:p>
          </table:table-cell>
          <table:table-cell office:value-type="float" office:value="109880" table:style-name="ce52">
            <text:p>109,880</text:p>
          </table:table-cell>
          <table:table-cell office:value-type="float" office:value="281124" table:style-name="ce11">
            <text:p>281,124</text:p>
          </table:table-cell>
          <table:table-cell office:value-type="float" office:value="133904" table:style-name="ce11">
            <text:p>133,904</text:p>
          </table:table-cell>
          <table:table-cell office:value-type="float" office:value="147220" table:style-name="ce10">
            <text:p>147,2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士林區</text:p>
          </table:table-cell>
          <table:table-cell office:value-type="float" office:value="107999" table:style-name="ce52">
            <text:p>107,999</text:p>
          </table:table-cell>
          <table:table-cell office:value-type="float" office:value="276557" table:style-name="ce11">
            <text:p>276,557</text:p>
          </table:table-cell>
          <table:table-cell office:value-type="float" office:value="133142" table:style-name="ce11">
            <text:p>133,142</text:p>
          </table:table-cell>
          <table:table-cell office:value-type="float" office:value="143415" table:style-name="ce10">
            <text:p>143,415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北投區</text:p>
          </table:table-cell>
          <table:table-cell office:value-type="float" office:value="98093" table:style-name="ce53">
            <text:p>98,093</text:p>
          </table:table-cell>
          <table:table-cell office:value-type="float" office:value="248955" table:style-name="ce18">
            <text:p>248,955</text:p>
          </table:table-cell>
          <table:table-cell office:value-type="float" office:value="119424" table:style-name="ce18">
            <text:p>119,424</text:p>
          </table:table-cell>
          <table:table-cell office:value-type="float" office:value="129531" table:style-name="ce17">
            <text:p>129,531</text:p>
          </table:table-cell>
          <table:table-cell table:number-columns-repeated="16379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桃園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3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7">
            <text:p>桃園市</text:p>
          </table:table-cell>
          <table:table-cell office:value-type="float" office:value="850262" table:style-name="ce71">
            <text:p>850,262</text:p>
          </table:table-cell>
          <table:table-cell office:value-type="float" office:value="2270689" table:style-name="ce79">
            <text:p>2,270,689</text:p>
          </table:table-cell>
          <table:table-cell office:value-type="float" office:value="1124866" table:style-name="ce79">
            <text:p>1,124,866</text:p>
          </table:table-cell>
          <table:table-cell office:value-type="float" office:value="1145823" table:style-name="ce83">
            <text:p>1,145,823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桃園區</text:p>
          </table:table-cell>
          <table:table-cell office:value-type="float" office:value="178817" table:style-name="ce52">
            <text:p>178,817</text:p>
          </table:table-cell>
          <table:table-cell office:value-type="float" office:value="458166" table:style-name="ce11">
            <text:p>458,166</text:p>
          </table:table-cell>
          <table:table-cell office:value-type="float" office:value="221368" table:style-name="ce11">
            <text:p>221,368</text:p>
          </table:table-cell>
          <table:table-cell office:value-type="float" office:value="236798" table:style-name="ce23">
            <text:p>236,798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中壢區</text:p>
          </table:table-cell>
          <table:table-cell office:value-type="float" office:value="162107" table:style-name="ce52">
            <text:p>162,107</text:p>
          </table:table-cell>
          <table:table-cell office:value-type="float" office:value="422726" table:style-name="ce11">
            <text:p>422,726</text:p>
          </table:table-cell>
          <table:table-cell office:value-type="float" office:value="207073" table:style-name="ce11">
            <text:p>207,073</text:p>
          </table:table-cell>
          <table:table-cell office:value-type="float" office:value="215653" table:style-name="ce23">
            <text:p>215,653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大溪區</text:p>
          </table:table-cell>
          <table:table-cell office:value-type="float" office:value="34201" table:style-name="ce52">
            <text:p>34,201</text:p>
          </table:table-cell>
          <table:table-cell office:value-type="float" office:value="95500" table:style-name="ce11">
            <text:p>95,500</text:p>
          </table:table-cell>
          <table:table-cell office:value-type="float" office:value="48532" table:style-name="ce11">
            <text:p>48,532</text:p>
          </table:table-cell>
          <table:table-cell office:value-type="float" office:value="46968" table:style-name="ce23">
            <text:p>46,968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楊梅區</text:p>
          </table:table-cell>
          <table:table-cell office:value-type="float" office:value="63113" table:style-name="ce52">
            <text:p>63,113</text:p>
          </table:table-cell>
          <table:table-cell office:value-type="float" office:value="175715" table:style-name="ce11">
            <text:p>175,715</text:p>
          </table:table-cell>
          <table:table-cell office:value-type="float" office:value="88131" table:style-name="ce11">
            <text:p>88,131</text:p>
          </table:table-cell>
          <table:table-cell office:value-type="float" office:value="87584" table:style-name="ce23">
            <text:p>87,584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蘆竹區</text:p>
          </table:table-cell>
          <table:table-cell office:value-type="float" office:value="61434" table:style-name="ce52">
            <text:p>61,434</text:p>
          </table:table-cell>
          <table:table-cell office:value-type="float" office:value="166828" table:style-name="ce11">
            <text:p>166,828</text:p>
          </table:table-cell>
          <table:table-cell office:value-type="float" office:value="82547" table:style-name="ce11">
            <text:p>82,547</text:p>
          </table:table-cell>
          <table:table-cell office:value-type="float" office:value="84281" table:style-name="ce23">
            <text:p>84,281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大園區</text:p>
          </table:table-cell>
          <table:table-cell office:value-type="float" office:value="35811" table:style-name="ce52">
            <text:p>35,811</text:p>
          </table:table-cell>
          <table:table-cell office:value-type="float" office:value="93829" table:style-name="ce11">
            <text:p>93,829</text:p>
          </table:table-cell>
          <table:table-cell office:value-type="float" office:value="47718" table:style-name="ce11">
            <text:p>47,718</text:p>
          </table:table-cell>
          <table:table-cell office:value-type="float" office:value="46111" table:style-name="ce23">
            <text:p>46,111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龜山區</text:p>
          </table:table-cell>
          <table:table-cell office:value-type="float" office:value="66183" table:style-name="ce52">
            <text:p>66,183</text:p>
          </table:table-cell>
          <table:table-cell office:value-type="float" office:value="164933" table:style-name="ce11">
            <text:p>164,933</text:p>
          </table:table-cell>
          <table:table-cell office:value-type="float" office:value="81806" table:style-name="ce11">
            <text:p>81,806</text:p>
          </table:table-cell>
          <table:table-cell office:value-type="float" office:value="83127" table:style-name="ce23">
            <text:p>83,127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八德區</text:p>
          </table:table-cell>
          <table:table-cell office:value-type="float" office:value="76645" table:style-name="ce52">
            <text:p>76,645</text:p>
          </table:table-cell>
          <table:table-cell office:value-type="float" office:value="209212" table:style-name="ce11">
            <text:p>209,212</text:p>
          </table:table-cell>
          <table:table-cell office:value-type="float" office:value="104023" table:style-name="ce11">
            <text:p>104,023</text:p>
          </table:table-cell>
          <table:table-cell office:value-type="float" office:value="105189" table:style-name="ce23">
            <text:p>105,189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龍潭區</text:p>
          </table:table-cell>
          <table:table-cell office:value-type="float" office:value="44267" table:style-name="ce52">
            <text:p>44,267</text:p>
          </table:table-cell>
          <table:table-cell office:value-type="float" office:value="124402" table:style-name="ce11">
            <text:p>124,402</text:p>
          </table:table-cell>
          <table:table-cell office:value-type="float" office:value="61979" table:style-name="ce11">
            <text:p>61,979</text:p>
          </table:table-cell>
          <table:table-cell office:value-type="float" office:value="62423" table:style-name="ce23">
            <text:p>62,423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平鎮區</text:p>
          </table:table-cell>
          <table:table-cell office:value-type="float" office:value="81331" table:style-name="ce52">
            <text:p>81,331</text:p>
          </table:table-cell>
          <table:table-cell office:value-type="float" office:value="228580" table:style-name="ce11">
            <text:p>228,580</text:p>
          </table:table-cell>
          <table:table-cell office:value-type="float" office:value="113100" table:style-name="ce11">
            <text:p>113,100</text:p>
          </table:table-cell>
          <table:table-cell office:value-type="float" office:value="115480" table:style-name="ce23">
            <text:p>115,480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新屋區</text:p>
          </table:table-cell>
          <table:table-cell office:value-type="float" office:value="17355" table:style-name="ce52">
            <text:p>17,355</text:p>
          </table:table-cell>
          <table:table-cell office:value-type="float" office:value="49273" table:style-name="ce11">
            <text:p>49,273</text:p>
          </table:table-cell>
          <table:table-cell office:value-type="float" office:value="26173" table:style-name="ce11">
            <text:p>26,173</text:p>
          </table:table-cell>
          <table:table-cell office:value-type="float" office:value="23100" table:style-name="ce23">
            <text:p>23,100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觀音區</text:p>
          </table:table-cell>
          <table:table-cell office:value-type="float" office:value="25144" table:style-name="ce52">
            <text:p>25,144</text:p>
          </table:table-cell>
          <table:table-cell office:value-type="float" office:value="69173" table:style-name="ce11">
            <text:p>69,173</text:p>
          </table:table-cell>
          <table:table-cell office:value-type="float" office:value="35765" table:style-name="ce11">
            <text:p>35,765</text:p>
          </table:table-cell>
          <table:table-cell office:value-type="float" office:value="33408" table:style-name="ce23">
            <text:p>33,408</text:p>
          </table:table-cell>
          <table:table-cell table:style-name="ce14"/>
          <table:table-cell table:style-name="ce88"/>
          <table:table-cell table:number-columns-repeated="16377"/>
        </table:table-row>
        <table:table-row table:style-name="ro4">
          <table:table-cell office:value-type="string" table:style-name="ce24">
            <text:p>※復興區</text:p>
          </table:table-cell>
          <table:table-cell office:value-type="float" office:value="3854" table:style-name="ce53">
            <text:p>3,854</text:p>
          </table:table-cell>
          <table:table-cell office:value-type="float" office:value="12352" table:style-name="ce18">
            <text:p>12,352</text:p>
          </table:table-cell>
          <table:table-cell office:value-type="float" office:value="6651" table:style-name="ce18">
            <text:p>6,651</text:p>
          </table:table-cell>
          <table:table-cell office:value-type="float" office:value="5701" table:style-name="ce19">
            <text:p>5,701</text:p>
          </table:table-cell>
          <table:table-cell table:number-columns-repeated="16379"/>
        </table:table-row>
        <table:table-row table:style-name="ro4">
          <table:table-cell table:style-name="ce87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 table:style-name="ce1"/>
          <table:table-cell table:number-columns-repeated="2" table:style-name="ce56"/>
          <table:table-cell table:number-columns-repeated="16380" table:style-name="ce1"/>
        </table:table-row>
        <table:table-row table:number-rows-repeated="11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臺中市" table:style-name="ta1">
        <table:table-column table:style-name="co1" table:default-cell-style-name="ce4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4"/>
          <table:table-cell table:style-name="ce26"/>
          <table:table-cell office:value-type="string" table:style-name="ce86">
            <text:p>中華民國110年03月底</text:p>
          </table:table-cell>
          <table:table-cell table:number-columns-repeated="2" table:style-name="ce26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81">
            <text:p>臺中市</text:p>
          </table:table-cell>
          <table:table-cell office:value-type="float" office:value="1006877" table:style-name="ce71">
            <text:p>1,006,877</text:p>
          </table:table-cell>
          <table:table-cell office:value-type="float" office:value="2821322" table:style-name="ce79">
            <text:p>2,821,322</text:p>
          </table:table-cell>
          <table:table-cell office:value-type="float" office:value="1385204" table:style-name="ce79">
            <text:p>1,385,204</text:p>
          </table:table-cell>
          <table:table-cell office:value-type="float" office:value="1436118" table:style-name="ce73">
            <text:p>1,436,118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中　區</text:p>
          </table:table-cell>
          <table:table-cell office:value-type="float" office:value="7978" table:style-name="ce52">
            <text:p>7,978</text:p>
          </table:table-cell>
          <table:table-cell office:value-type="float" office:value="18144" table:style-name="ce11">
            <text:p>18,144</text:p>
          </table:table-cell>
          <table:table-cell office:value-type="float" office:value="8964" table:style-name="ce11">
            <text:p>8,964</text:p>
          </table:table-cell>
          <table:table-cell office:value-type="float" office:value="9180" table:style-name="ce10">
            <text:p>9,180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東　區</text:p>
          </table:table-cell>
          <table:table-cell office:value-type="float" office:value="28920" table:style-name="ce52">
            <text:p>28,920</text:p>
          </table:table-cell>
          <table:table-cell office:value-type="float" office:value="75677" table:style-name="ce11">
            <text:p>75,677</text:p>
          </table:table-cell>
          <table:table-cell office:value-type="float" office:value="37418" table:style-name="ce11">
            <text:p>37,418</text:p>
          </table:table-cell>
          <table:table-cell office:value-type="float" office:value="38259" table:style-name="ce10">
            <text:p>38,259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南　區</text:p>
          </table:table-cell>
          <table:table-cell office:value-type="float" office:value="50391" table:style-name="ce52">
            <text:p>50,391</text:p>
          </table:table-cell>
          <table:table-cell office:value-type="float" office:value="126744" table:style-name="ce11">
            <text:p>126,744</text:p>
          </table:table-cell>
          <table:table-cell office:value-type="float" office:value="60543" table:style-name="ce11">
            <text:p>60,543</text:p>
          </table:table-cell>
          <table:table-cell office:value-type="float" office:value="66201" table:style-name="ce10">
            <text:p>66,201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西　區</text:p>
          </table:table-cell>
          <table:table-cell office:value-type="float" office:value="46371" table:style-name="ce52">
            <text:p>46,371</text:p>
          </table:table-cell>
          <table:table-cell office:value-type="float" office:value="114437" table:style-name="ce11">
            <text:p>114,437</text:p>
          </table:table-cell>
          <table:table-cell office:value-type="float" office:value="54178" table:style-name="ce11">
            <text:p>54,178</text:p>
          </table:table-cell>
          <table:table-cell office:value-type="float" office:value="60259" table:style-name="ce10">
            <text:p>60,259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北　區</text:p>
          </table:table-cell>
          <table:table-cell office:value-type="float" office:value="60769" table:style-name="ce52">
            <text:p>60,769</text:p>
          </table:table-cell>
          <table:table-cell office:value-type="float" office:value="146284" table:style-name="ce11">
            <text:p>146,284</text:p>
          </table:table-cell>
          <table:table-cell office:value-type="float" office:value="69688" table:style-name="ce11">
            <text:p>69,688</text:p>
          </table:table-cell>
          <table:table-cell office:value-type="float" office:value="76596" table:style-name="ce10">
            <text:p>76,596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西屯區</text:p>
          </table:table-cell>
          <table:table-cell office:value-type="float" office:value="90285" table:style-name="ce52">
            <text:p>90,285</text:p>
          </table:table-cell>
          <table:table-cell office:value-type="float" office:value="231773" table:style-name="ce11">
            <text:p>231,773</text:p>
          </table:table-cell>
          <table:table-cell office:value-type="float" office:value="110906" table:style-name="ce11">
            <text:p>110,906</text:p>
          </table:table-cell>
          <table:table-cell office:value-type="float" office:value="120867" table:style-name="ce10">
            <text:p>120,867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南屯區</text:p>
          </table:table-cell>
          <table:table-cell office:value-type="float" office:value="67265" table:style-name="ce52">
            <text:p>67,265</text:p>
          </table:table-cell>
          <table:table-cell office:value-type="float" office:value="176668" table:style-name="ce11">
            <text:p>176,668</text:p>
          </table:table-cell>
          <table:table-cell office:value-type="float" office:value="84289" table:style-name="ce11">
            <text:p>84,289</text:p>
          </table:table-cell>
          <table:table-cell office:value-type="float" office:value="92379" table:style-name="ce10">
            <text:p>92,379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北屯區</text:p>
          </table:table-cell>
          <table:table-cell office:value-type="float" office:value="108618" table:style-name="ce52">
            <text:p>108,618</text:p>
          </table:table-cell>
          <table:table-cell office:value-type="float" office:value="288705" table:style-name="ce11">
            <text:p>288,705</text:p>
          </table:table-cell>
          <table:table-cell office:value-type="float" office:value="137723" table:style-name="ce11">
            <text:p>137,723</text:p>
          </table:table-cell>
          <table:table-cell office:value-type="float" office:value="150982" table:style-name="ce10">
            <text:p>150,982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豐原區</text:p>
          </table:table-cell>
          <table:table-cell office:value-type="float" office:value="55245" table:style-name="ce52">
            <text:p>55,245</text:p>
          </table:table-cell>
          <table:table-cell office:value-type="float" office:value="165838" table:style-name="ce11">
            <text:p>165,838</text:p>
          </table:table-cell>
          <table:table-cell office:value-type="float" office:value="81696" table:style-name="ce11">
            <text:p>81,696</text:p>
          </table:table-cell>
          <table:table-cell office:value-type="float" office:value="84142" table:style-name="ce10">
            <text:p>84,142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東勢區</text:p>
          </table:table-cell>
          <table:table-cell office:value-type="float" office:value="17504" table:style-name="ce52">
            <text:p>17,504</text:p>
          </table:table-cell>
          <table:table-cell office:value-type="float" office:value="49006" table:style-name="ce11">
            <text:p>49,006</text:p>
          </table:table-cell>
          <table:table-cell office:value-type="float" office:value="25098" table:style-name="ce11">
            <text:p>25,098</text:p>
          </table:table-cell>
          <table:table-cell office:value-type="float" office:value="23908" table:style-name="ce10">
            <text:p>23,90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甲區</text:p>
          </table:table-cell>
          <table:table-cell office:value-type="float" office:value="23878" table:style-name="ce52">
            <text:p>23,878</text:p>
          </table:table-cell>
          <table:table-cell office:value-type="float" office:value="75991" table:style-name="ce11">
            <text:p>75,991</text:p>
          </table:table-cell>
          <table:table-cell office:value-type="float" office:value="38124" table:style-name="ce11">
            <text:p>38,124</text:p>
          </table:table-cell>
          <table:table-cell office:value-type="float" office:value="37867" table:style-name="ce10">
            <text:p>37,867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清水區</text:p>
          </table:table-cell>
          <table:table-cell office:value-type="float" office:value="29515" table:style-name="ce52">
            <text:p>29,515</text:p>
          </table:table-cell>
          <table:table-cell office:value-type="float" office:value="88148" table:style-name="ce11">
            <text:p>88,148</text:p>
          </table:table-cell>
          <table:table-cell office:value-type="float" office:value="44987" table:style-name="ce11">
            <text:p>44,987</text:p>
          </table:table-cell>
          <table:table-cell office:value-type="float" office:value="43161" table:style-name="ce10">
            <text:p>43,16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沙鹿區</text:p>
          </table:table-cell>
          <table:table-cell office:value-type="float" office:value="31437" table:style-name="ce52">
            <text:p>31,437</text:p>
          </table:table-cell>
          <table:table-cell office:value-type="float" office:value="95297" table:style-name="ce11">
            <text:p>95,297</text:p>
          </table:table-cell>
          <table:table-cell office:value-type="float" office:value="47945" table:style-name="ce11">
            <text:p>47,945</text:p>
          </table:table-cell>
          <table:table-cell office:value-type="float" office:value="47352" table:style-name="ce10">
            <text:p>47,352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梧棲區</text:p>
          </table:table-cell>
          <table:table-cell office:value-type="float" office:value="19104" table:style-name="ce52">
            <text:p>19,104</text:p>
          </table:table-cell>
          <table:table-cell office:value-type="float" office:value="59371" table:style-name="ce11">
            <text:p>59,371</text:p>
          </table:table-cell>
          <table:table-cell office:value-type="float" office:value="29715" table:style-name="ce11">
            <text:p>29,715</text:p>
          </table:table-cell>
          <table:table-cell office:value-type="float" office:value="29656" table:style-name="ce10">
            <text:p>29,65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后里區</text:p>
          </table:table-cell>
          <table:table-cell office:value-type="float" office:value="16816" table:style-name="ce52">
            <text:p>16,816</text:p>
          </table:table-cell>
          <table:table-cell office:value-type="float" office:value="54241" table:style-name="ce11">
            <text:p>54,241</text:p>
          </table:table-cell>
          <table:table-cell office:value-type="float" office:value="27440" table:style-name="ce11">
            <text:p>27,440</text:p>
          </table:table-cell>
          <table:table-cell office:value-type="float" office:value="26801" table:style-name="ce10">
            <text:p>26,80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神岡區</text:p>
          </table:table-cell>
          <table:table-cell office:value-type="float" office:value="20230" table:style-name="ce52">
            <text:p>20,230</text:p>
          </table:table-cell>
          <table:table-cell office:value-type="float" office:value="65346" table:style-name="ce11">
            <text:p>65,346</text:p>
          </table:table-cell>
          <table:table-cell office:value-type="float" office:value="33273" table:style-name="ce11">
            <text:p>33,273</text:p>
          </table:table-cell>
          <table:table-cell office:value-type="float" office:value="32073" table:style-name="ce10">
            <text:p>32,07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潭子區</text:p>
          </table:table-cell>
          <table:table-cell office:value-type="float" office:value="37562" table:style-name="ce52">
            <text:p>37,562</text:p>
          </table:table-cell>
          <table:table-cell office:value-type="float" office:value="109211" table:style-name="ce11">
            <text:p>109,211</text:p>
          </table:table-cell>
          <table:table-cell office:value-type="float" office:value="53819" table:style-name="ce11">
            <text:p>53,819</text:p>
          </table:table-cell>
          <table:table-cell office:value-type="float" office:value="55392" table:style-name="ce10">
            <text:p>55,392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雅區</text:p>
          </table:table-cell>
          <table:table-cell office:value-type="float" office:value="30656" table:style-name="ce52">
            <text:p>30,656</text:p>
          </table:table-cell>
          <table:table-cell office:value-type="float" office:value="95721" table:style-name="ce11">
            <text:p>95,721</text:p>
          </table:table-cell>
          <table:table-cell office:value-type="float" office:value="47605" table:style-name="ce11">
            <text:p>47,605</text:p>
          </table:table-cell>
          <table:table-cell office:value-type="float" office:value="48116" table:style-name="ce10">
            <text:p>48,11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新社區</text:p>
          </table:table-cell>
          <table:table-cell office:value-type="float" office:value="7760" table:style-name="ce52">
            <text:p>7,760</text:p>
          </table:table-cell>
          <table:table-cell office:value-type="float" office:value="23972" table:style-name="ce11">
            <text:p>23,972</text:p>
          </table:table-cell>
          <table:table-cell office:value-type="float" office:value="12374" table:style-name="ce11">
            <text:p>12,374</text:p>
          </table:table-cell>
          <table:table-cell office:value-type="float" office:value="11598" table:style-name="ce10">
            <text:p>11,59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石岡區</text:p>
          </table:table-cell>
          <table:table-cell office:value-type="float" office:value="4970" table:style-name="ce52">
            <text:p>4,970</text:p>
          </table:table-cell>
          <table:table-cell office:value-type="float" office:value="14607" table:style-name="ce11">
            <text:p>14,607</text:p>
          </table:table-cell>
          <table:table-cell office:value-type="float" office:value="7522" table:style-name="ce11">
            <text:p>7,522</text:p>
          </table:table-cell>
          <table:table-cell office:value-type="float" office:value="7085" table:style-name="ce10">
            <text:p>7,08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外埔區</text:p>
          </table:table-cell>
          <table:table-cell office:value-type="float" office:value="9972" table:style-name="ce52">
            <text:p>9,972</text:p>
          </table:table-cell>
          <table:table-cell office:value-type="float" office:value="31855" table:style-name="ce11">
            <text:p>31,855</text:p>
          </table:table-cell>
          <table:table-cell office:value-type="float" office:value="16236" table:style-name="ce11">
            <text:p>16,236</text:p>
          </table:table-cell>
          <table:table-cell office:value-type="float" office:value="15619" table:style-name="ce10">
            <text:p>15,619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安區</text:p>
          </table:table-cell>
          <table:table-cell office:value-type="float" office:value="5644" table:style-name="ce52">
            <text:p>5,644</text:p>
          </table:table-cell>
          <table:table-cell office:value-type="float" office:value="18775" table:style-name="ce11">
            <text:p>18,775</text:p>
          </table:table-cell>
          <table:table-cell office:value-type="float" office:value="9925" table:style-name="ce11">
            <text:p>9,925</text:p>
          </table:table-cell>
          <table:table-cell office:value-type="float" office:value="8850" table:style-name="ce10">
            <text:p>8,850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烏日區</text:p>
          </table:table-cell>
          <table:table-cell office:value-type="float" office:value="26739" table:style-name="ce52">
            <text:p>26,739</text:p>
          </table:table-cell>
          <table:table-cell office:value-type="float" office:value="76772" table:style-name="ce11">
            <text:p>76,772</text:p>
          </table:table-cell>
          <table:table-cell office:value-type="float" office:value="38359" table:style-name="ce11">
            <text:p>38,359</text:p>
          </table:table-cell>
          <table:table-cell office:value-type="float" office:value="38413" table:style-name="ce10">
            <text:p>38,41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肚區</text:p>
          </table:table-cell>
          <table:table-cell office:value-type="float" office:value="18411" table:style-name="ce52">
            <text:p>18,411</text:p>
          </table:table-cell>
          <table:table-cell office:value-type="float" office:value="56672" table:style-name="ce11">
            <text:p>56,672</text:p>
          </table:table-cell>
          <table:table-cell office:value-type="float" office:value="28873" table:style-name="ce11">
            <text:p>28,873</text:p>
          </table:table-cell>
          <table:table-cell office:value-type="float" office:value="27799" table:style-name="ce10">
            <text:p>27,799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龍井區</text:p>
          </table:table-cell>
          <table:table-cell office:value-type="float" office:value="24357" table:style-name="ce52">
            <text:p>24,357</text:p>
          </table:table-cell>
          <table:table-cell office:value-type="float" office:value="78148" table:style-name="ce11">
            <text:p>78,148</text:p>
          </table:table-cell>
          <table:table-cell office:value-type="float" office:value="39253" table:style-name="ce11">
            <text:p>39,253</text:p>
          </table:table-cell>
          <table:table-cell office:value-type="float" office:value="38895" table:style-name="ce10">
            <text:p>38,89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霧峰區</text:p>
          </table:table-cell>
          <table:table-cell office:value-type="float" office:value="20883" table:style-name="ce52">
            <text:p>20,883</text:p>
          </table:table-cell>
          <table:table-cell office:value-type="float" office:value="64965" table:style-name="ce11">
            <text:p>64,965</text:p>
          </table:table-cell>
          <table:table-cell office:value-type="float" office:value="32869" table:style-name="ce11">
            <text:p>32,869</text:p>
          </table:table-cell>
          <table:table-cell office:value-type="float" office:value="32096" table:style-name="ce10">
            <text:p>32,09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太平區</text:p>
          </table:table-cell>
          <table:table-cell office:value-type="float" office:value="68079" table:style-name="ce52">
            <text:p>68,079</text:p>
          </table:table-cell>
          <table:table-cell office:value-type="float" office:value="195179" table:style-name="ce11">
            <text:p>195,179</text:p>
          </table:table-cell>
          <table:table-cell office:value-type="float" office:value="96383" table:style-name="ce11">
            <text:p>96,383</text:p>
          </table:table-cell>
          <table:table-cell office:value-type="float" office:value="98796" table:style-name="ce10">
            <text:p>98,79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里區</text:p>
          </table:table-cell>
          <table:table-cell office:value-type="float" office:value="72868" table:style-name="ce52">
            <text:p>72,868</text:p>
          </table:table-cell>
          <table:table-cell office:value-type="float" office:value="212952" table:style-name="ce11">
            <text:p>212,952</text:p>
          </table:table-cell>
          <table:table-cell office:value-type="float" office:value="104195" table:style-name="ce11">
            <text:p>104,195</text:p>
          </table:table-cell>
          <table:table-cell office:value-type="float" office:value="108757" table:style-name="ce10">
            <text:p>108,757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※和平區</text:p>
          </table:table-cell>
          <table:table-cell office:value-type="float" office:value="4650" table:style-name="ce53">
            <text:p>4,650</text:p>
          </table:table-cell>
          <table:table-cell office:value-type="float" office:value="10823" table:style-name="ce18">
            <text:p>10,823</text:p>
          </table:table-cell>
          <table:table-cell office:value-type="float" office:value="5804" table:style-name="ce18">
            <text:p>5,804</text:p>
          </table:table-cell>
          <table:table-cell office:value-type="float" office:value="5019" table:style-name="ce17">
            <text:p>5,019</text:p>
          </table:table-cell>
          <table:table-cell table:number-columns-repeated="16379"/>
        </table:table-row>
        <table:table-row table:number-rows-repeated="4" table:style-name="ro4">
          <table:table-cell table:style-name="ce4"/>
          <table:table-cell table:number-columns-repeated="16383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3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域別</text:p>
          </table:table-cell>
          <table:table-cell office:value-type="string" table:number-columns-spanned="1" table:number-rows-spanned="2" table:style-name="ce107">
            <text:p>戶數</text:p>
          </table:table-cell>
          <table:table-cell office:value-type="string" table:style-name="ce20">
            <text:p>人口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臺南市</text:p>
          </table:table-cell>
          <table:table-cell office:value-type="float" office:value="704461" table:style-name="ce71">
            <text:p>704,461</text:p>
          </table:table-cell>
          <table:table-cell office:value-type="float" office:value="1871961" table:style-name="ce79">
            <text:p>1,871,961</text:p>
          </table:table-cell>
          <table:table-cell office:value-type="float" office:value="932332" table:style-name="ce79">
            <text:p>932,332</text:p>
          </table:table-cell>
          <table:table-cell office:value-type="float" office:value="939629" table:style-name="ce73">
            <text:p>939,62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營區</text:p>
          </table:table-cell>
          <table:table-cell office:value-type="float" office:value="29476" table:style-name="ce52">
            <text:p>29,476</text:p>
          </table:table-cell>
          <table:table-cell office:value-type="float" office:value="76283" table:style-name="ce11">
            <text:p>76,283</text:p>
          </table:table-cell>
          <table:table-cell office:value-type="float" office:value="37675" table:style-name="ce11">
            <text:p>37,675</text:p>
          </table:table-cell>
          <table:table-cell office:value-type="float" office:value="38608" table:style-name="ce10">
            <text:p>38,60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鹽水區</text:p>
          </table:table-cell>
          <table:table-cell office:value-type="float" office:value="10157" table:style-name="ce52">
            <text:p>10,157</text:p>
          </table:table-cell>
          <table:table-cell office:value-type="float" office:value="24971" table:style-name="ce11">
            <text:p>24,971</text:p>
          </table:table-cell>
          <table:table-cell office:value-type="float" office:value="13002" table:style-name="ce11">
            <text:p>13,002</text:p>
          </table:table-cell>
          <table:table-cell office:value-type="float" office:value="11969" table:style-name="ce10">
            <text:p>11,96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白河區</text:p>
          </table:table-cell>
          <table:table-cell office:value-type="float" office:value="10732" table:style-name="ce52">
            <text:p>10,732</text:p>
          </table:table-cell>
          <table:table-cell office:value-type="float" office:value="27134" table:style-name="ce11">
            <text:p>27,134</text:p>
          </table:table-cell>
          <table:table-cell office:value-type="float" office:value="14177" table:style-name="ce11">
            <text:p>14,177</text:p>
          </table:table-cell>
          <table:table-cell office:value-type="float" office:value="12957" table:style-name="ce10">
            <text:p>12,95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柳營區</text:p>
          </table:table-cell>
          <table:table-cell office:value-type="float" office:value="7999" table:style-name="ce52">
            <text:p>7,999</text:p>
          </table:table-cell>
          <table:table-cell office:value-type="float" office:value="20781" table:style-name="ce11">
            <text:p>20,781</text:p>
          </table:table-cell>
          <table:table-cell office:value-type="float" office:value="10812" table:style-name="ce11">
            <text:p>10,812</text:p>
          </table:table-cell>
          <table:table-cell office:value-type="float" office:value="9969" table:style-name="ce10">
            <text:p>9,96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後壁區</text:p>
          </table:table-cell>
          <table:table-cell office:value-type="float" office:value="8776" table:style-name="ce52">
            <text:p>8,776</text:p>
          </table:table-cell>
          <table:table-cell office:value-type="float" office:value="22648" table:style-name="ce11">
            <text:p>22,648</text:p>
          </table:table-cell>
          <table:table-cell office:value-type="float" office:value="11732" table:style-name="ce11">
            <text:p>11,732</text:p>
          </table:table-cell>
          <table:table-cell office:value-type="float" office:value="10916" table:style-name="ce10">
            <text:p>10,91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山區</text:p>
          </table:table-cell>
          <table:table-cell office:value-type="float" office:value="8248" table:style-name="ce52">
            <text:p>8,248</text:p>
          </table:table-cell>
          <table:table-cell office:value-type="float" office:value="20027" table:style-name="ce11">
            <text:p>20,027</text:p>
          </table:table-cell>
          <table:table-cell office:value-type="float" office:value="10667" table:style-name="ce11">
            <text:p>10,667</text:p>
          </table:table-cell>
          <table:table-cell office:value-type="float" office:value="9360" table:style-name="ce10">
            <text:p>9,36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麻豆區</text:p>
          </table:table-cell>
          <table:table-cell office:value-type="float" office:value="16076" table:style-name="ce52">
            <text:p>16,076</text:p>
          </table:table-cell>
          <table:table-cell office:value-type="float" office:value="43657" table:style-name="ce11">
            <text:p>43,657</text:p>
          </table:table-cell>
          <table:table-cell office:value-type="float" office:value="22150" table:style-name="ce11">
            <text:p>22,150</text:p>
          </table:table-cell>
          <table:table-cell office:value-type="float" office:value="21507" table:style-name="ce10">
            <text:p>21,50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下營區</text:p>
          </table:table-cell>
          <table:table-cell office:value-type="float" office:value="9384" table:style-name="ce52">
            <text:p>9,384</text:p>
          </table:table-cell>
          <table:table-cell office:value-type="float" office:value="23366" table:style-name="ce11">
            <text:p>23,366</text:p>
          </table:table-cell>
          <table:table-cell office:value-type="float" office:value="12076" table:style-name="ce11">
            <text:p>12,076</text:p>
          </table:table-cell>
          <table:table-cell office:value-type="float" office:value="11290" table:style-name="ce10">
            <text:p>11,29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六甲區</text:p>
          </table:table-cell>
          <table:table-cell office:value-type="float" office:value="7932" table:style-name="ce52">
            <text:p>7,932</text:p>
          </table:table-cell>
          <table:table-cell office:value-type="float" office:value="21611" table:style-name="ce11">
            <text:p>21,611</text:p>
          </table:table-cell>
          <table:table-cell office:value-type="float" office:value="11186" table:style-name="ce11">
            <text:p>11,186</text:p>
          </table:table-cell>
          <table:table-cell office:value-type="float" office:value="10425" table:style-name="ce10">
            <text:p>10,42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官田區</text:p>
          </table:table-cell>
          <table:table-cell office:value-type="float" office:value="8117" table:style-name="ce52">
            <text:p>8,117</text:p>
          </table:table-cell>
          <table:table-cell office:value-type="float" office:value="21158" table:style-name="ce11">
            <text:p>21,158</text:p>
          </table:table-cell>
          <table:table-cell office:value-type="float" office:value="10757" table:style-name="ce11">
            <text:p>10,757</text:p>
          </table:table-cell>
          <table:table-cell office:value-type="float" office:value="10401" table:style-name="ce10">
            <text:p>10,40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大內區</text:p>
          </table:table-cell>
          <table:table-cell office:value-type="float" office:value="3730" table:style-name="ce52">
            <text:p>3,730</text:p>
          </table:table-cell>
          <table:table-cell office:value-type="float" office:value="9164" table:style-name="ce11">
            <text:p>9,164</text:p>
          </table:table-cell>
          <table:table-cell office:value-type="float" office:value="4945" table:style-name="ce11">
            <text:p>4,945</text:p>
          </table:table-cell>
          <table:table-cell office:value-type="float" office:value="4219" table:style-name="ce10">
            <text:p>4,21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佳里區</text:p>
          </table:table-cell>
          <table:table-cell office:value-type="float" office:value="21199" table:style-name="ce52">
            <text:p>21,199</text:p>
          </table:table-cell>
          <table:table-cell office:value-type="float" office:value="58743" table:style-name="ce11">
            <text:p>58,743</text:p>
          </table:table-cell>
          <table:table-cell office:value-type="float" office:value="29008" table:style-name="ce11">
            <text:p>29,008</text:p>
          </table:table-cell>
          <table:table-cell office:value-type="float" office:value="29735" table:style-name="ce10">
            <text:p>29,73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學甲區</text:p>
          </table:table-cell>
          <table:table-cell office:value-type="float" office:value="9766" table:style-name="ce52">
            <text:p>9,766</text:p>
          </table:table-cell>
          <table:table-cell office:value-type="float" office:value="25208" table:style-name="ce11">
            <text:p>25,208</text:p>
          </table:table-cell>
          <table:table-cell office:value-type="float" office:value="12911" table:style-name="ce11">
            <text:p>12,911</text:p>
          </table:table-cell>
          <table:table-cell office:value-type="float" office:value="12297" table:style-name="ce10">
            <text:p>12,29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西港區</text:p>
          </table:table-cell>
          <table:table-cell office:value-type="float" office:value="8456" table:style-name="ce52">
            <text:p>8,456</text:p>
          </table:table-cell>
          <table:table-cell office:value-type="float" office:value="24505" table:style-name="ce11">
            <text:p>24,505</text:p>
          </table:table-cell>
          <table:table-cell office:value-type="float" office:value="12380" table:style-name="ce11">
            <text:p>12,380</text:p>
          </table:table-cell>
          <table:table-cell office:value-type="float" office:value="12125" table:style-name="ce10">
            <text:p>12,12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七股區</text:p>
          </table:table-cell>
          <table:table-cell office:value-type="float" office:value="7949" table:style-name="ce52">
            <text:p>7,949</text:p>
          </table:table-cell>
          <table:table-cell office:value-type="float" office:value="22105" table:style-name="ce11">
            <text:p>22,105</text:p>
          </table:table-cell>
          <table:table-cell office:value-type="float" office:value="11462" table:style-name="ce11">
            <text:p>11,462</text:p>
          </table:table-cell>
          <table:table-cell office:value-type="float" office:value="10643" table:style-name="ce10">
            <text:p>10,64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將軍區</text:p>
          </table:table-cell>
          <table:table-cell office:value-type="float" office:value="7209" table:style-name="ce52">
            <text:p>7,209</text:p>
          </table:table-cell>
          <table:table-cell office:value-type="float" office:value="19013" table:style-name="ce11">
            <text:p>19,013</text:p>
          </table:table-cell>
          <table:table-cell office:value-type="float" office:value="9672" table:style-name="ce11">
            <text:p>9,672</text:p>
          </table:table-cell>
          <table:table-cell office:value-type="float" office:value="9341" table:style-name="ce10">
            <text:p>9,34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門區</text:p>
          </table:table-cell>
          <table:table-cell office:value-type="float" office:value="4131" table:style-name="ce52">
            <text:p>4,131</text:p>
          </table:table-cell>
          <table:table-cell office:value-type="float" office:value="10535" table:style-name="ce11">
            <text:p>10,535</text:p>
          </table:table-cell>
          <table:table-cell office:value-type="float" office:value="5288" table:style-name="ce11">
            <text:p>5,288</text:p>
          </table:table-cell>
          <table:table-cell office:value-type="float" office:value="5247" table:style-name="ce10">
            <text:p>5,24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化區</text:p>
          </table:table-cell>
          <table:table-cell office:value-type="float" office:value="14863" table:style-name="ce52">
            <text:p>14,863</text:p>
          </table:table-cell>
          <table:table-cell office:value-type="float" office:value="43207" table:style-name="ce11">
            <text:p>43,207</text:p>
          </table:table-cell>
          <table:table-cell office:value-type="float" office:value="21937" table:style-name="ce11">
            <text:p>21,937</text:p>
          </table:table-cell>
          <table:table-cell office:value-type="float" office:value="21270" table:style-name="ce10">
            <text:p>21,27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善化區</text:p>
          </table:table-cell>
          <table:table-cell office:value-type="float" office:value="19334" table:style-name="ce52">
            <text:p>19,334</text:p>
          </table:table-cell>
          <table:table-cell office:value-type="float" office:value="50904" table:style-name="ce11">
            <text:p>50,904</text:p>
          </table:table-cell>
          <table:table-cell office:value-type="float" office:value="25643" table:style-name="ce11">
            <text:p>25,643</text:p>
          </table:table-cell>
          <table:table-cell office:value-type="float" office:value="25261" table:style-name="ce10">
            <text:p>25,26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市區</text:p>
          </table:table-cell>
          <table:table-cell office:value-type="float" office:value="13316" table:style-name="ce52">
            <text:p>13,316</text:p>
          </table:table-cell>
          <table:table-cell office:value-type="float" office:value="37687" table:style-name="ce11">
            <text:p>37,687</text:p>
          </table:table-cell>
          <table:table-cell office:value-type="float" office:value="18881" table:style-name="ce11">
            <text:p>18,881</text:p>
          </table:table-cell>
          <table:table-cell office:value-type="float" office:value="18806" table:style-name="ce10">
            <text:p>18,80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定區</text:p>
          </table:table-cell>
          <table:table-cell office:value-type="float" office:value="10516" table:style-name="ce52">
            <text:p>10,516</text:p>
          </table:table-cell>
          <table:table-cell office:value-type="float" office:value="30315" table:style-name="ce11">
            <text:p>30,315</text:p>
          </table:table-cell>
          <table:table-cell office:value-type="float" office:value="15626" table:style-name="ce11">
            <text:p>15,626</text:p>
          </table:table-cell>
          <table:table-cell office:value-type="float" office:value="14689" table:style-name="ce10">
            <text:p>14,68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山上區</text:p>
          </table:table-cell>
          <table:table-cell office:value-type="float" office:value="2726" table:style-name="ce52">
            <text:p>2,726</text:p>
          </table:table-cell>
          <table:table-cell office:value-type="float" office:value="7094" table:style-name="ce11">
            <text:p>7,094</text:p>
          </table:table-cell>
          <table:table-cell office:value-type="float" office:value="3735" table:style-name="ce11">
            <text:p>3,735</text:p>
          </table:table-cell>
          <table:table-cell office:value-type="float" office:value="3359" table:style-name="ce10">
            <text:p>3,35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玉井區</text:p>
          </table:table-cell>
          <table:table-cell office:value-type="float" office:value="5163" table:style-name="ce52">
            <text:p>5,163</text:p>
          </table:table-cell>
          <table:table-cell office:value-type="float" office:value="13546" table:style-name="ce11">
            <text:p>13,546</text:p>
          </table:table-cell>
          <table:table-cell office:value-type="float" office:value="7003" table:style-name="ce11">
            <text:p>7,003</text:p>
          </table:table-cell>
          <table:table-cell office:value-type="float" office:value="6543" table:style-name="ce10">
            <text:p>6,54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楠西區</text:p>
          </table:table-cell>
          <table:table-cell office:value-type="float" office:value="3486" table:style-name="ce52">
            <text:p>3,486</text:p>
          </table:table-cell>
          <table:table-cell office:value-type="float" office:value="9143" table:style-name="ce11">
            <text:p>9,143</text:p>
          </table:table-cell>
          <table:table-cell office:value-type="float" office:value="4810" table:style-name="ce11">
            <text:p>4,810</text:p>
          </table:table-cell>
          <table:table-cell office:value-type="float" office:value="4333" table:style-name="ce10">
            <text:p>4,33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化區</text:p>
          </table:table-cell>
          <table:table-cell office:value-type="float" office:value="2821" table:style-name="ce52">
            <text:p>2,821</text:p>
          </table:table-cell>
          <table:table-cell office:value-type="float" office:value="8339" table:style-name="ce11">
            <text:p>8,339</text:p>
          </table:table-cell>
          <table:table-cell office:value-type="float" office:value="4504" table:style-name="ce11">
            <text:p>4,504</text:p>
          </table:table-cell>
          <table:table-cell office:value-type="float" office:value="3835" table:style-name="ce10">
            <text:p>3,83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左鎮區</text:p>
          </table:table-cell>
          <table:table-cell office:value-type="float" office:value="1910" table:style-name="ce52">
            <text:p>1,910</text:p>
          </table:table-cell>
          <table:table-cell office:value-type="float" office:value="4534" table:style-name="ce11">
            <text:p>4,534</text:p>
          </table:table-cell>
          <table:table-cell office:value-type="float" office:value="2564" table:style-name="ce11">
            <text:p>2,564</text:p>
          </table:table-cell>
          <table:table-cell office:value-type="float" office:value="1970" table:style-name="ce10">
            <text:p>1,97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仁德區</text:p>
          </table:table-cell>
          <table:table-cell office:value-type="float" office:value="28662" table:style-name="ce52">
            <text:p>28,662</text:p>
          </table:table-cell>
          <table:table-cell office:value-type="float" office:value="76201" table:style-name="ce11">
            <text:p>76,201</text:p>
          </table:table-cell>
          <table:table-cell office:value-type="float" office:value="38475" table:style-name="ce11">
            <text:p>38,475</text:p>
          </table:table-cell>
          <table:table-cell office:value-type="float" office:value="37726" table:style-name="ce10">
            <text:p>37,72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歸仁區</text:p>
          </table:table-cell>
          <table:table-cell office:value-type="float" office:value="23388" table:style-name="ce52">
            <text:p>23,388</text:p>
          </table:table-cell>
          <table:table-cell office:value-type="float" office:value="68147" table:style-name="ce11">
            <text:p>68,147</text:p>
          </table:table-cell>
          <table:table-cell office:value-type="float" office:value="34437" table:style-name="ce11">
            <text:p>34,437</text:p>
          </table:table-cell>
          <table:table-cell office:value-type="float" office:value="33710" table:style-name="ce10">
            <text:p>33,71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關廟區</text:p>
          </table:table-cell>
          <table:table-cell office:value-type="float" office:value="11543" table:style-name="ce52">
            <text:p>11,543</text:p>
          </table:table-cell>
          <table:table-cell office:value-type="float" office:value="33943" table:style-name="ce11">
            <text:p>33,943</text:p>
          </table:table-cell>
          <table:table-cell office:value-type="float" office:value="17413" table:style-name="ce11">
            <text:p>17,413</text:p>
          </table:table-cell>
          <table:table-cell office:value-type="float" office:value="16530" table:style-name="ce10">
            <text:p>16,53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龍崎區</text:p>
          </table:table-cell>
          <table:table-cell office:value-type="float" office:value="1500" table:style-name="ce52">
            <text:p>1,500</text:p>
          </table:table-cell>
          <table:table-cell office:value-type="float" office:value="3746" table:style-name="ce11">
            <text:p>3,746</text:p>
          </table:table-cell>
          <table:table-cell office:value-type="float" office:value="2030" table:style-name="ce11">
            <text:p>2,030</text:p>
          </table:table-cell>
          <table:table-cell office:value-type="float" office:value="1716" table:style-name="ce10">
            <text:p>1,71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永康區</text:p>
          </table:table-cell>
          <table:table-cell office:value-type="float" office:value="87945" table:style-name="ce52">
            <text:p>87,945</text:p>
          </table:table-cell>
          <table:table-cell office:value-type="float" office:value="235395" table:style-name="ce11">
            <text:p>235,395</text:p>
          </table:table-cell>
          <table:table-cell office:value-type="float" office:value="115583" table:style-name="ce11">
            <text:p>115,583</text:p>
          </table:table-cell>
          <table:table-cell office:value-type="float" office:value="119812" table:style-name="ce10">
            <text:p>119,81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73146" table:style-name="ce52">
            <text:p>73,146</text:p>
          </table:table-cell>
          <table:table-cell office:value-type="float" office:value="184429" table:style-name="ce11">
            <text:p>184,429</text:p>
          </table:table-cell>
          <table:table-cell office:value-type="float" office:value="88088" table:style-name="ce11">
            <text:p>88,088</text:p>
          </table:table-cell>
          <table:table-cell office:value-type="float" office:value="96341" table:style-name="ce10">
            <text:p>96,34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 <text:s text:c="3"/>區</text:p>
          </table:table-cell>
          <table:table-cell office:value-type="float" office:value="47197" table:style-name="ce52">
            <text:p>47,197</text:p>
          </table:table-cell>
          <table:table-cell office:value-type="float" office:value="123278" table:style-name="ce11">
            <text:p>123,278</text:p>
          </table:table-cell>
          <table:table-cell office:value-type="float" office:value="60786" table:style-name="ce11">
            <text:p>60,786</text:p>
          </table:table-cell>
          <table:table-cell office:value-type="float" office:value="62492" table:style-name="ce10">
            <text:p>62,49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1753" table:style-name="ce52">
            <text:p>51,753</text:p>
          </table:table-cell>
          <table:table-cell office:value-type="float" office:value="129606" table:style-name="ce11">
            <text:p>129,606</text:p>
          </table:table-cell>
          <table:table-cell office:value-type="float" office:value="62789" table:style-name="ce11">
            <text:p>62,789</text:p>
          </table:table-cell>
          <table:table-cell office:value-type="float" office:value="66817" table:style-name="ce10">
            <text:p>66,81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南區</text:p>
          </table:table-cell>
          <table:table-cell office:value-type="float" office:value="66404" table:style-name="ce52">
            <text:p>66,404</text:p>
          </table:table-cell>
          <table:table-cell office:value-type="float" office:value="195928" table:style-name="ce11">
            <text:p>195,928</text:p>
          </table:table-cell>
          <table:table-cell office:value-type="float" office:value="98502" table:style-name="ce11">
            <text:p>98,502</text:p>
          </table:table-cell>
          <table:table-cell office:value-type="float" office:value="97426" table:style-name="ce10">
            <text:p>97,42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平區</text:p>
          </table:table-cell>
          <table:table-cell office:value-type="float" office:value="27010" table:style-name="ce52">
            <text:p>27,010</text:p>
          </table:table-cell>
          <table:table-cell office:value-type="float" office:value="67206" table:style-name="ce11">
            <text:p>67,206</text:p>
          </table:table-cell>
          <table:table-cell office:value-type="float" office:value="31818" table:style-name="ce11">
            <text:p>31,818</text:p>
          </table:table-cell>
          <table:table-cell office:value-type="float" office:value="35388" table:style-name="ce10">
            <text:p>35,388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中西區</text:p>
          </table:table-cell>
          <table:table-cell office:value-type="float" office:value="32441" table:style-name="ce53">
            <text:p>32,441</text:p>
          </table:table-cell>
          <table:table-cell office:value-type="float" office:value="78404" table:style-name="ce18">
            <text:p>78,404</text:p>
          </table:table-cell>
          <table:table-cell office:value-type="float" office:value="37808" table:style-name="ce18">
            <text:p>37,808</text:p>
          </table:table-cell>
          <table:table-cell office:value-type="float" office:value="40596" table:style-name="ce17">
            <text:p>40,596</text:p>
          </table:table-cell>
          <table:table-cell table:number-columns-repeated="16379"/>
        </table:table-row>
        <table:table-row table:number-rows-repeated="7"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3" table:style-name="ro4">
          <table:table-cell table:number-columns-repeated="2"/>
          <table:table-cell table:number-columns-repeated="16382" table:style-name="ce1"/>
        </table:table-row>
        <table:table-row table:number-rows-repeated="4" table:style-name="ro4">
          <table:table-cell table:number-columns-repeated="16384"/>
        </table:table-row>
        <table:table-row table:number-rows-repeated="1048508" table:style-name="ro8">
          <table:table-cell table:number-columns-repeated="16384"/>
        </table:table-row>
      </table:table>
      <table:table table:name="高雄市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3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高雄市</text:p>
          </table:table-cell>
          <table:table-cell office:value-type="float" office:value="1121299" table:style-name="ce75">
            <text:p>1,121,299</text:p>
          </table:table-cell>
          <table:table-cell office:value-type="float" office:value="2761462" table:style-name="ce79">
            <text:p>2,761,462</text:p>
          </table:table-cell>
          <table:table-cell office:value-type="float" office:value="1361664" table:style-name="ce80">
            <text:p>1,361,664</text:p>
          </table:table-cell>
          <table:table-cell office:value-type="float" office:value="1399798" table:style-name="ce72">
            <text:p>1,399,7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埕區</text:p>
          </table:table-cell>
          <table:table-cell office:value-type="float" office:value="10871" table:style-name="ce9">
            <text:p>10,871</text:p>
          </table:table-cell>
          <table:table-cell office:value-type="float" office:value="23453" table:style-name="ce11">
            <text:p>23,453</text:p>
          </table:table-cell>
          <table:table-cell office:value-type="float" office:value="11584" table:style-name="ce9">
            <text:p>11,584</text:p>
          </table:table-cell>
          <table:table-cell office:value-type="float" office:value="11869" table:style-name="ce9">
            <text:p>11,8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鼓山區</text:p>
          </table:table-cell>
          <table:table-cell office:value-type="float" office:value="60101" table:style-name="ce9">
            <text:p>60,101</text:p>
          </table:table-cell>
          <table:table-cell office:value-type="float" office:value="141386" table:style-name="ce11">
            <text:p>141,386</text:p>
          </table:table-cell>
          <table:table-cell office:value-type="float" office:value="67869" table:style-name="ce9">
            <text:p>67,869</text:p>
          </table:table-cell>
          <table:table-cell office:value-type="float" office:value="73517" table:style-name="ce9">
            <text:p>73,5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左營區</text:p>
          </table:table-cell>
          <table:table-cell office:value-type="float" office:value="81122" table:style-name="ce9">
            <text:p>81,122</text:p>
          </table:table-cell>
          <table:table-cell office:value-type="float" office:value="197178" table:style-name="ce11">
            <text:p>197,178</text:p>
          </table:table-cell>
          <table:table-cell office:value-type="float" office:value="94196" table:style-name="ce9">
            <text:p>94,196</text:p>
          </table:table-cell>
          <table:table-cell office:value-type="float" office:value="102982" table:style-name="ce9">
            <text:p>102,9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楠梓區</text:p>
          </table:table-cell>
          <table:table-cell office:value-type="float" office:value="74792" table:style-name="ce9">
            <text:p>74,792</text:p>
          </table:table-cell>
          <table:table-cell office:value-type="float" office:value="189698" table:style-name="ce11">
            <text:p>189,698</text:p>
          </table:table-cell>
          <table:table-cell office:value-type="float" office:value="92667" table:style-name="ce9">
            <text:p>92,667</text:p>
          </table:table-cell>
          <table:table-cell office:value-type="float" office:value="97031" table:style-name="ce9">
            <text:p>97,0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民區</text:p>
          </table:table-cell>
          <table:table-cell office:value-type="float" office:value="138843" table:style-name="ce9">
            <text:p>138,843</text:p>
          </table:table-cell>
          <table:table-cell office:value-type="float" office:value="336103" table:style-name="ce11">
            <text:p>336,103</text:p>
          </table:table-cell>
          <table:table-cell office:value-type="float" office:value="162043" table:style-name="ce9">
            <text:p>162,043</text:p>
          </table:table-cell>
          <table:table-cell office:value-type="float" office:value="174060" table:style-name="ce9">
            <text:p>174,0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興區</text:p>
          </table:table-cell>
          <table:table-cell office:value-type="float" office:value="23182" table:style-name="ce9">
            <text:p>23,182</text:p>
          </table:table-cell>
          <table:table-cell office:value-type="float" office:value="50373" table:style-name="ce11">
            <text:p>50,373</text:p>
          </table:table-cell>
          <table:table-cell office:value-type="float" office:value="24150" table:style-name="ce9">
            <text:p>24,150</text:p>
          </table:table-cell>
          <table:table-cell office:value-type="float" office:value="26223" table:style-name="ce9">
            <text:p>26,2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金區</text:p>
          </table:table-cell>
          <table:table-cell office:value-type="float" office:value="12991" table:style-name="ce9">
            <text:p>12,991</text:p>
          </table:table-cell>
          <table:table-cell office:value-type="float" office:value="26624" table:style-name="ce11">
            <text:p>26,624</text:p>
          </table:table-cell>
          <table:table-cell office:value-type="float" office:value="12571" table:style-name="ce9">
            <text:p>12,571</text:p>
          </table:table-cell>
          <table:table-cell office:value-type="float" office:value="14053" table:style-name="ce9">
            <text:p>14,0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苓雅區</text:p>
          </table:table-cell>
          <table:table-cell office:value-type="float" office:value="73136" table:style-name="ce9">
            <text:p>73,136</text:p>
          </table:table-cell>
          <table:table-cell office:value-type="float" office:value="166870" table:style-name="ce11">
            <text:p>166,870</text:p>
          </table:table-cell>
          <table:table-cell office:value-type="float" office:value="79824" table:style-name="ce9">
            <text:p>79,824</text:p>
          </table:table-cell>
          <table:table-cell office:value-type="float" office:value="87046" table:style-name="ce9">
            <text:p>87,0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鎮區</text:p>
          </table:table-cell>
          <table:table-cell office:value-type="float" office:value="79431" table:style-name="ce9">
            <text:p>79,431</text:p>
          </table:table-cell>
          <table:table-cell office:value-type="float" office:value="185197" table:style-name="ce11">
            <text:p>185,197</text:p>
          </table:table-cell>
          <table:table-cell office:value-type="float" office:value="90649" table:style-name="ce9">
            <text:p>90,649</text:p>
          </table:table-cell>
          <table:table-cell office:value-type="float" office:value="94548" table:style-name="ce9">
            <text:p>94,5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津區</text:p>
          </table:table-cell>
          <table:table-cell office:value-type="float" office:value="11008" table:style-name="ce9">
            <text:p>11,008</text:p>
          </table:table-cell>
          <table:table-cell office:value-type="float" office:value="27644" table:style-name="ce11">
            <text:p>27,644</text:p>
          </table:table-cell>
          <table:table-cell office:value-type="float" office:value="14221" table:style-name="ce9">
            <text:p>14,221</text:p>
          </table:table-cell>
          <table:table-cell office:value-type="float" office:value="13423" table:style-name="ce9">
            <text:p>13,423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小港區</text:p>
          </table:table-cell>
          <table:table-cell office:value-type="float" office:value="69452" table:style-name="ce9">
            <text:p>69,452</text:p>
          </table:table-cell>
          <table:table-cell office:value-type="float" office:value="156906" table:style-name="ce11">
            <text:p>156,906</text:p>
          </table:table-cell>
          <table:table-cell office:value-type="float" office:value="77591" table:style-name="ce9">
            <text:p>77,591</text:p>
          </table:table-cell>
          <table:table-cell office:value-type="float" office:value="79315" table:style-name="ce9">
            <text:p>79,3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山區</text:p>
          </table:table-cell>
          <table:table-cell office:value-type="float" office:value="144875" table:style-name="ce9">
            <text:p>144,875</text:p>
          </table:table-cell>
          <table:table-cell office:value-type="float" office:value="359093" table:style-name="ce11">
            <text:p>359,093</text:p>
          </table:table-cell>
          <table:table-cell office:value-type="float" office:value="175191" table:style-name="ce9">
            <text:p>175,191</text:p>
          </table:table-cell>
          <table:table-cell office:value-type="float" office:value="183902" table:style-name="ce9">
            <text:p>183,9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園區</text:p>
          </table:table-cell>
          <table:table-cell office:value-type="float" office:value="26785" table:style-name="ce9">
            <text:p>26,785</text:p>
          </table:table-cell>
          <table:table-cell office:value-type="float" office:value="69301" table:style-name="ce11">
            <text:p>69,301</text:p>
          </table:table-cell>
          <table:table-cell office:value-type="float" office:value="34845" table:style-name="ce9">
            <text:p>34,845</text:p>
          </table:table-cell>
          <table:table-cell office:value-type="float" office:value="34456" table:style-name="ce9">
            <text:p>34,4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寮區</text:p>
          </table:table-cell>
          <table:table-cell office:value-type="float" office:value="43470" table:style-name="ce9">
            <text:p>43,470</text:p>
          </table:table-cell>
          <table:table-cell office:value-type="float" office:value="112281" table:style-name="ce11">
            <text:p>112,281</text:p>
          </table:table-cell>
          <table:table-cell office:value-type="float" office:value="57285" table:style-name="ce9">
            <text:p>57,285</text:p>
          </table:table-cell>
          <table:table-cell office:value-type="float" office:value="54996" table:style-name="ce9">
            <text:p>54,9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樹區</text:p>
          </table:table-cell>
          <table:table-cell office:value-type="float" office:value="13884" table:style-name="ce9">
            <text:p>13,884</text:p>
          </table:table-cell>
          <table:table-cell office:value-type="float" office:value="41641" table:style-name="ce11">
            <text:p>41,641</text:p>
          </table:table-cell>
          <table:table-cell office:value-type="float" office:value="21296" table:style-name="ce9">
            <text:p>21,296</text:p>
          </table:table-cell>
          <table:table-cell office:value-type="float" office:value="20345" table:style-name="ce9">
            <text:p>20,3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社區</text:p>
          </table:table-cell>
          <table:table-cell office:value-type="float" office:value="13288" table:style-name="ce9">
            <text:p>13,288</text:p>
          </table:table-cell>
          <table:table-cell office:value-type="float" office:value="34257" table:style-name="ce11">
            <text:p>34,257</text:p>
          </table:table-cell>
          <table:table-cell office:value-type="float" office:value="17394" table:style-name="ce9">
            <text:p>17,394</text:p>
          </table:table-cell>
          <table:table-cell office:value-type="float" office:value="16863" table:style-name="ce9">
            <text:p>16,8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仁武區</text:p>
          </table:table-cell>
          <table:table-cell office:value-type="float" office:value="36958" table:style-name="ce9">
            <text:p>36,958</text:p>
          </table:table-cell>
          <table:table-cell office:value-type="float" office:value="92060" table:style-name="ce11">
            <text:p>92,060</text:p>
          </table:table-cell>
          <table:table-cell office:value-type="float" office:value="46451" table:style-name="ce9">
            <text:p>46,451</text:p>
          </table:table-cell>
          <table:table-cell office:value-type="float" office:value="45609" table:style-name="ce9">
            <text:p>45,6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鳥松區</text:p>
          </table:table-cell>
          <table:table-cell office:value-type="float" office:value="19195" table:style-name="ce9">
            <text:p>19,195</text:p>
          </table:table-cell>
          <table:table-cell office:value-type="float" office:value="44847" table:style-name="ce11">
            <text:p>44,847</text:p>
          </table:table-cell>
          <table:table-cell office:value-type="float" office:value="22600" table:style-name="ce9">
            <text:p>22,600</text:p>
          </table:table-cell>
          <table:table-cell office:value-type="float" office:value="22247" table:style-name="ce9">
            <text:p>22,2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岡山區</text:p>
          </table:table-cell>
          <table:table-cell office:value-type="float" office:value="35612" table:style-name="ce9">
            <text:p>35,612</text:p>
          </table:table-cell>
          <table:table-cell office:value-type="float" office:value="96765" table:style-name="ce11">
            <text:p>96,765</text:p>
          </table:table-cell>
          <table:table-cell office:value-type="float" office:value="47856" table:style-name="ce9">
            <text:p>47,856</text:p>
          </table:table-cell>
          <table:table-cell office:value-type="float" office:value="48909" table:style-name="ce9">
            <text:p>48,9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橋頭區</text:p>
          </table:table-cell>
          <table:table-cell office:value-type="float" office:value="15098" table:style-name="ce9">
            <text:p>15,098</text:p>
          </table:table-cell>
          <table:table-cell office:value-type="float" office:value="39054" table:style-name="ce11">
            <text:p>39,054</text:p>
          </table:table-cell>
          <table:table-cell office:value-type="float" office:value="19648" table:style-name="ce9">
            <text:p>19,648</text:p>
          </table:table-cell>
          <table:table-cell office:value-type="float" office:value="19406" table:style-name="ce9">
            <text:p>19,4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燕巢區</text:p>
          </table:table-cell>
          <table:table-cell office:value-type="float" office:value="10767" table:style-name="ce9">
            <text:p>10,767</text:p>
          </table:table-cell>
          <table:table-cell office:value-type="float" office:value="29391" table:style-name="ce11">
            <text:p>29,391</text:p>
          </table:table-cell>
          <table:table-cell office:value-type="float" office:value="15466" table:style-name="ce9">
            <text:p>15,466</text:p>
          </table:table-cell>
          <table:table-cell office:value-type="float" office:value="13925" table:style-name="ce9">
            <text:p>13,9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寮區</text:p>
          </table:table-cell>
          <table:table-cell office:value-type="float" office:value="3136" table:style-name="ce9">
            <text:p>3,136</text:p>
          </table:table-cell>
          <table:table-cell office:value-type="float" office:value="6876" table:style-name="ce11">
            <text:p>6,876</text:p>
          </table:table-cell>
          <table:table-cell office:value-type="float" office:value="3800" table:style-name="ce9">
            <text:p>3,800</text:p>
          </table:table-cell>
          <table:table-cell office:value-type="float" office:value="3076" table:style-name="ce9">
            <text:p>3,0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阿蓮區</text:p>
          </table:table-cell>
          <table:table-cell office:value-type="float" office:value="9467" table:style-name="ce9">
            <text:p>9,467</text:p>
          </table:table-cell>
          <table:table-cell office:value-type="float" office:value="28277" table:style-name="ce11">
            <text:p>28,277</text:p>
          </table:table-cell>
          <table:table-cell office:value-type="float" office:value="14265" table:style-name="ce9">
            <text:p>14,265</text:p>
          </table:table-cell>
          <table:table-cell office:value-type="float" office:value="14012" table:style-name="ce9">
            <text:p>14,0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路竹區</text:p>
          </table:table-cell>
          <table:table-cell office:value-type="float" office:value="17365" table:style-name="ce9">
            <text:p>17,365</text:p>
          </table:table-cell>
          <table:table-cell office:value-type="float" office:value="51641" table:style-name="ce11">
            <text:p>51,641</text:p>
          </table:table-cell>
          <table:table-cell office:value-type="float" office:value="26200" table:style-name="ce9">
            <text:p>26,200</text:p>
          </table:table-cell>
          <table:table-cell office:value-type="float" office:value="25441" table:style-name="ce9">
            <text:p>25,4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內區</text:p>
          </table:table-cell>
          <table:table-cell office:value-type="float" office:value="11171" table:style-name="ce9">
            <text:p>11,171</text:p>
          </table:table-cell>
          <table:table-cell office:value-type="float" office:value="29821" table:style-name="ce11">
            <text:p>29,821</text:p>
          </table:table-cell>
          <table:table-cell office:value-type="float" office:value="15168" table:style-name="ce9">
            <text:p>15,168</text:p>
          </table:table-cell>
          <table:table-cell office:value-type="float" office:value="14653" table:style-name="ce9">
            <text:p>14,6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茄萣區</text:p>
          </table:table-cell>
          <table:table-cell office:value-type="float" office:value="10669" table:style-name="ce9">
            <text:p>10,669</text:p>
          </table:table-cell>
          <table:table-cell office:value-type="float" office:value="29924" table:style-name="ce11">
            <text:p>29,924</text:p>
          </table:table-cell>
          <table:table-cell office:value-type="float" office:value="15321" table:style-name="ce9">
            <text:p>15,321</text:p>
          </table:table-cell>
          <table:table-cell office:value-type="float" office:value="14603" table:style-name="ce9">
            <text:p>14,6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安區</text:p>
          </table:table-cell>
          <table:table-cell office:value-type="float" office:value="5757" table:style-name="ce9">
            <text:p>5,757</text:p>
          </table:table-cell>
          <table:table-cell office:value-type="float" office:value="13654" table:style-name="ce11">
            <text:p>13,654</text:p>
          </table:table-cell>
          <table:table-cell office:value-type="float" office:value="6842" table:style-name="ce9">
            <text:p>6,842</text:p>
          </table:table-cell>
          <table:table-cell office:value-type="float" office:value="6812" table:style-name="ce9">
            <text:p>6,8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彌陀區</text:p>
          </table:table-cell>
          <table:table-cell office:value-type="float" office:value="6817" table:style-name="ce9">
            <text:p>6,817</text:p>
          </table:table-cell>
          <table:table-cell office:value-type="float" office:value="18823" table:style-name="ce11">
            <text:p>18,823</text:p>
          </table:table-cell>
          <table:table-cell office:value-type="float" office:value="9617" table:style-name="ce9">
            <text:p>9,617</text:p>
          </table:table-cell>
          <table:table-cell office:value-type="float" office:value="9206" table:style-name="ce9">
            <text:p>9,2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梓官區</text:p>
          </table:table-cell>
          <table:table-cell office:value-type="float" office:value="12944" table:style-name="ce9">
            <text:p>12,944</text:p>
          </table:table-cell>
          <table:table-cell office:value-type="float" office:value="35432" table:style-name="ce11">
            <text:p>35,432</text:p>
          </table:table-cell>
          <table:table-cell office:value-type="float" office:value="18211" table:style-name="ce9">
            <text:p>18,211</text:p>
          </table:table-cell>
          <table:table-cell office:value-type="float" office:value="17221" table:style-name="ce9">
            <text:p>17,2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山區</text:p>
          </table:table-cell>
          <table:table-cell office:value-type="float" office:value="13718" table:style-name="ce9">
            <text:p>13,718</text:p>
          </table:table-cell>
          <table:table-cell office:value-type="float" office:value="35651" table:style-name="ce11">
            <text:p>35,651</text:p>
          </table:table-cell>
          <table:table-cell office:value-type="float" office:value="18321" table:style-name="ce9">
            <text:p>18,321</text:p>
          </table:table-cell>
          <table:table-cell office:value-type="float" office:value="17330" table:style-name="ce9">
            <text:p>17,3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美濃區</text:p>
          </table:table-cell>
          <table:table-cell office:value-type="float" office:value="14915" table:style-name="ce9">
            <text:p>14,915</text:p>
          </table:table-cell>
          <table:table-cell office:value-type="float" office:value="38421" table:style-name="ce11">
            <text:p>38,421</text:p>
          </table:table-cell>
          <table:table-cell office:value-type="float" office:value="20206" table:style-name="ce9">
            <text:p>20,206</text:p>
          </table:table-cell>
          <table:table-cell office:value-type="float" office:value="18215" table:style-name="ce9">
            <text:p>18,2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龜區</text:p>
          </table:table-cell>
          <table:table-cell office:value-type="float" office:value="5461" table:style-name="ce9">
            <text:p>5,461</text:p>
          </table:table-cell>
          <table:table-cell office:value-type="float" office:value="12346" table:style-name="ce11">
            <text:p>12,346</text:p>
          </table:table-cell>
          <table:table-cell office:value-type="float" office:value="6673" table:style-name="ce9">
            <text:p>6,673</text:p>
          </table:table-cell>
          <table:table-cell office:value-type="float" office:value="5673" table:style-name="ce9">
            <text:p>5,6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甲仙區</text:p>
          </table:table-cell>
          <table:table-cell office:value-type="float" office:value="2290" table:style-name="ce9">
            <text:p>2,290</text:p>
          </table:table-cell>
          <table:table-cell office:value-type="float" office:value="5841" table:style-name="ce11">
            <text:p>5,841</text:p>
          </table:table-cell>
          <table:table-cell office:value-type="float" office:value="3091" table:style-name="ce9">
            <text:p>3,091</text:p>
          </table:table-cell>
          <table:table-cell office:value-type="float" office:value="2750" table:style-name="ce9">
            <text:p>2,750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杉林區</text:p>
          </table:table-cell>
          <table:table-cell office:value-type="float" office:value="4754" table:style-name="ce9">
            <text:p>4,754</text:p>
          </table:table-cell>
          <table:table-cell office:value-type="float" office:value="11461" table:style-name="ce11">
            <text:p>11,461</text:p>
          </table:table-cell>
          <table:table-cell office:value-type="float" office:value="6245" table:style-name="ce9">
            <text:p>6,245</text:p>
          </table:table-cell>
          <table:table-cell office:value-type="float" office:value="5216" table:style-name="ce9">
            <text:p>5,216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內門區</text:p>
          </table:table-cell>
          <table:table-cell office:value-type="float" office:value="5139" table:style-name="ce9">
            <text:p>5,139</text:p>
          </table:table-cell>
          <table:table-cell office:value-type="float" office:value="13930" table:style-name="ce11">
            <text:p>13,930</text:p>
          </table:table-cell>
          <table:table-cell office:value-type="float" office:value="7531" table:style-name="ce9">
            <text:p>7,531</text:p>
          </table:table-cell>
          <table:table-cell office:value-type="float" office:value="6399" table:style-name="ce9">
            <text:p>6,399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※茂林區</text:p>
          </table:table-cell>
          <table:table-cell office:value-type="float" office:value="611" table:style-name="ce9">
            <text:p>611</text:p>
          </table:table-cell>
          <table:table-cell office:value-type="float" office:value="1897" table:style-name="ce11">
            <text:p>1,897</text:p>
          </table:table-cell>
          <table:table-cell office:value-type="float" office:value="952" table:style-name="ce9">
            <text:p>952</text:p>
          </table:table-cell>
          <table:table-cell office:value-type="float" office:value="945" table:style-name="ce9">
            <text:p>945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※桃源區</text:p>
          </table:table-cell>
          <table:table-cell office:value-type="float" office:value="1364" table:style-name="ce9">
            <text:p>1,364</text:p>
          </table:table-cell>
          <table:table-cell office:value-type="float" office:value="4196" table:style-name="ce11">
            <text:p>4,196</text:p>
          </table:table-cell>
          <table:table-cell office:value-type="float" office:value="2203" table:style-name="ce9">
            <text:p>2,203</text:p>
          </table:table-cell>
          <table:table-cell office:value-type="float" office:value="1993" table:style-name="ce9">
            <text:p>1,993</text:p>
          </table:table-cell>
          <table:table-cell table:number-columns-repeated="16379"/>
        </table:table-row>
        <table:table-row table:style-name="ro9">
          <table:table-cell office:value-type="string" table:style-name="ce24">
            <text:p>※那瑪夏區</text:p>
          </table:table-cell>
          <table:table-cell office:value-type="float" office:value="860" table:style-name="ce16">
            <text:p>860</text:p>
          </table:table-cell>
          <table:table-cell office:value-type="float" office:value="3149" table:style-name="ce18">
            <text:p>3,149</text:p>
          </table:table-cell>
          <table:table-cell office:value-type="float" office:value="1621" table:style-name="ce16">
            <text:p>1,621</text:p>
          </table:table-cell>
          <table:table-cell office:value-type="float" office:value="1528" table:style-name="ce16">
            <text:p>1,528</text:p>
          </table:table-cell>
          <table:table-cell table:number-columns-repeated="16379"/>
        </table:table-row>
        <table:table-row table:number-rows-repeated="1048534" table:style-name="ro8">
          <table:table-cell table:number-columns-repeated="16384"/>
        </table:table-row>
      </table:table>
      <table:table table:name="宜蘭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3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 table:style-name="ce4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8"/>
        </table:table-row>
        <table:table-row table:style-name="ro4">
          <table:table-cell office:value-type="string" table:style-name="ce77">
            <text:p>宜蘭縣</text:p>
          </table:table-cell>
          <table:table-cell office:value-type="float" office:value="172863" table:style-name="ce71">
            <text:p>172,863</text:p>
          </table:table-cell>
          <table:table-cell office:value-type="float" office:value="452497" table:style-name="ce79">
            <text:p>452,497</text:p>
          </table:table-cell>
          <table:table-cell office:value-type="float" office:value="227987" table:style-name="ce79">
            <text:p>227,987</text:p>
          </table:table-cell>
          <table:table-cell office:value-type="float" office:value="224510" table:style-name="ce73">
            <text:p>224,51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宜蘭市</text:p>
          </table:table-cell>
          <table:table-cell office:value-type="float" office:value="37139" table:style-name="ce52">
            <text:p>37,139</text:p>
          </table:table-cell>
          <table:table-cell office:value-type="float" office:value="95313" table:style-name="ce11">
            <text:p>95,313</text:p>
          </table:table-cell>
          <table:table-cell office:value-type="float" office:value="46353" table:style-name="ce11">
            <text:p>46,353</text:p>
          </table:table-cell>
          <table:table-cell office:value-type="float" office:value="48960" table:style-name="ce10">
            <text:p>48,9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羅東鎮</text:p>
          </table:table-cell>
          <table:table-cell office:value-type="float" office:value="26784" table:style-name="ce52">
            <text:p>26,784</text:p>
          </table:table-cell>
          <table:table-cell office:value-type="float" office:value="71491" table:style-name="ce11">
            <text:p>71,491</text:p>
          </table:table-cell>
          <table:table-cell office:value-type="float" office:value="33732" table:style-name="ce11">
            <text:p>33,732</text:p>
          </table:table-cell>
          <table:table-cell office:value-type="float" office:value="37759" table:style-name="ce10">
            <text:p>37,7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蘇澳鎮</text:p>
          </table:table-cell>
          <table:table-cell office:value-type="float" office:value="14422" table:style-name="ce52">
            <text:p>14,422</text:p>
          </table:table-cell>
          <table:table-cell office:value-type="float" office:value="38763" table:style-name="ce11">
            <text:p>38,763</text:p>
          </table:table-cell>
          <table:table-cell office:value-type="float" office:value="19741" table:style-name="ce11">
            <text:p>19,741</text:p>
          </table:table-cell>
          <table:table-cell office:value-type="float" office:value="19022" table:style-name="ce10">
            <text:p>19,0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城鎮</text:p>
          </table:table-cell>
          <table:table-cell office:value-type="float" office:value="10468" table:style-name="ce52">
            <text:p>10,468</text:p>
          </table:table-cell>
          <table:table-cell office:value-type="float" office:value="28770" table:style-name="ce11">
            <text:p>28,770</text:p>
          </table:table-cell>
          <table:table-cell office:value-type="float" office:value="14793" table:style-name="ce11">
            <text:p>14,793</text:p>
          </table:table-cell>
          <table:table-cell office:value-type="float" office:value="13977" table:style-name="ce10">
            <text:p>13,9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礁溪鄉</text:p>
          </table:table-cell>
          <table:table-cell office:value-type="float" office:value="14412" table:style-name="ce52">
            <text:p>14,412</text:p>
          </table:table-cell>
          <table:table-cell office:value-type="float" office:value="35138" table:style-name="ce11">
            <text:p>35,138</text:p>
          </table:table-cell>
          <table:table-cell office:value-type="float" office:value="18194" table:style-name="ce11">
            <text:p>18,194</text:p>
          </table:table-cell>
          <table:table-cell office:value-type="float" office:value="16944" table:style-name="ce10">
            <text:p>16,9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壯圍鄉</text:p>
          </table:table-cell>
          <table:table-cell office:value-type="float" office:value="9187" table:style-name="ce52">
            <text:p>9,187</text:p>
          </table:table-cell>
          <table:table-cell office:value-type="float" office:value="24389" table:style-name="ce11">
            <text:p>24,389</text:p>
          </table:table-cell>
          <table:table-cell office:value-type="float" office:value="12790" table:style-name="ce11">
            <text:p>12,790</text:p>
          </table:table-cell>
          <table:table-cell office:value-type="float" office:value="11599" table:style-name="ce10">
            <text:p>11,5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員山鄉</text:p>
          </table:table-cell>
          <table:table-cell office:value-type="float" office:value="12037" table:style-name="ce52">
            <text:p>12,037</text:p>
          </table:table-cell>
          <table:table-cell office:value-type="float" office:value="32159" table:style-name="ce11">
            <text:p>32,159</text:p>
          </table:table-cell>
          <table:table-cell office:value-type="float" office:value="16971" table:style-name="ce11">
            <text:p>16,971</text:p>
          </table:table-cell>
          <table:table-cell office:value-type="float" office:value="15188" table:style-name="ce10">
            <text:p>15,1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冬山鄉</text:p>
          </table:table-cell>
          <table:table-cell office:value-type="float" office:value="19840" table:style-name="ce52">
            <text:p>19,840</text:p>
          </table:table-cell>
          <table:table-cell office:value-type="float" office:value="52949" table:style-name="ce11">
            <text:p>52,949</text:p>
          </table:table-cell>
          <table:table-cell office:value-type="float" office:value="27044" table:style-name="ce11">
            <text:p>27,044</text:p>
          </table:table-cell>
          <table:table-cell office:value-type="float" office:value="25905" table:style-name="ce10">
            <text:p>25,9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結鄉</text:p>
          </table:table-cell>
          <table:table-cell office:value-type="float" office:value="15713" table:style-name="ce52">
            <text:p>15,713</text:p>
          </table:table-cell>
          <table:table-cell office:value-type="float" office:value="40269" table:style-name="ce11">
            <text:p>40,269</text:p>
          </table:table-cell>
          <table:table-cell office:value-type="float" office:value="20602" table:style-name="ce11">
            <text:p>20,602</text:p>
          </table:table-cell>
          <table:table-cell office:value-type="float" office:value="19667" table:style-name="ce10">
            <text:p>19,6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星鄉</text:p>
          </table:table-cell>
          <table:table-cell office:value-type="float" office:value="8865" table:style-name="ce52">
            <text:p>8,865</text:p>
          </table:table-cell>
          <table:table-cell office:value-type="float" office:value="21200" table:style-name="ce11">
            <text:p>21,200</text:p>
          </table:table-cell>
          <table:table-cell office:value-type="float" office:value="11399" table:style-name="ce11">
            <text:p>11,399</text:p>
          </table:table-cell>
          <table:table-cell office:value-type="float" office:value="9801" table:style-name="ce10">
            <text:p>9,80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大同鄉</text:p>
          </table:table-cell>
          <table:table-cell office:value-type="float" office:value="1972" table:style-name="ce52">
            <text:p>1,972</text:p>
          </table:table-cell>
          <table:table-cell office:value-type="float" office:value="6086" table:style-name="ce11">
            <text:p>6,086</text:p>
          </table:table-cell>
          <table:table-cell office:value-type="float" office:value="3279" table:style-name="ce11">
            <text:p>3,279</text:p>
          </table:table-cell>
          <table:table-cell office:value-type="float" office:value="2807" table:style-name="ce10">
            <text:p>2,807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南澳鄉</text:p>
          </table:table-cell>
          <table:table-cell office:value-type="float" office:value="2024" table:style-name="ce53">
            <text:p>2,024</text:p>
          </table:table-cell>
          <table:table-cell office:value-type="float" office:value="5970" table:style-name="ce18">
            <text:p>5,970</text:p>
          </table:table-cell>
          <table:table-cell office:value-type="float" office:value="3089" table:style-name="ce18">
            <text:p>3,089</text:p>
          </table:table-cell>
          <table:table-cell office:value-type="float" office:value="2881" table:style-name="ce17">
            <text:p>2,881</text:p>
          </table:table-cell>
          <table:table-cell table:number-columns-repeated="16379"/>
        </table:table-row>
        <table:table-row table:number-rows-repeated="3" table:style-name="ro4">
          <table:table-cell/>
          <table:table-cell table:number-columns-repeated="16383" table:style-name="ce1"/>
        </table:table-row>
        <table:table-row table:number-rows-repeated="2" table:style-name="ro4">
          <table:table-cell/>
          <table:table-cell table:number-columns-repeated="3" table:style-name="ce56"/>
          <table:table-cell table:number-columns-repeated="16380"/>
        </table:table-row>
        <table:table-row table:number-rows-repeated="11" table:style-name="ro4">
          <table:table-cell/>
          <table:table-cell table:number-columns-repeated="16383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23" table:style-name="ro1">
          <table:table-cell table:number-columns-repeated="16384"/>
        </table:table-row>
        <table:table-row table:number-rows-repeated="1048516" table:style-name="ro8">
          <table:table-cell table:number-columns-repeated="16384"/>
        </table:table-row>
      </table:table>
      <table:table table:name="新竹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43"/>
          <table:table-cell office:value-type="string" table:style-name="ce86">
            <text:p>中華民國110年03月底</text:p>
          </table:table-cell>
          <table:table-cell table:number-columns-repeated="2" table:style-name="ce43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 <text:s/>域 <text:s/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44">
            <text:p>人 <text:s text:c="7"/>口 <text:s text:c="7"/>數</text:p>
          </table:table-cell>
          <table:table-cell table:number-columns-repeated="2" table:style-name="ce45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46">
            <text:p>計</text:p>
          </table:table-cell>
          <table:table-cell office:value-type="string" table:style-name="ce47">
            <text:p>男</text:p>
          </table:table-cell>
          <table:table-cell office:value-type="string" table:style-name="ce48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新竹縣</text:p>
          </table:table-cell>
          <table:table-cell office:value-type="float" office:value="206694" table:style-name="ce71">
            <text:p>206,694</text:p>
          </table:table-cell>
          <table:table-cell office:value-type="float" office:value="571774" table:style-name="ce79">
            <text:p>571,774</text:p>
          </table:table-cell>
          <table:table-cell office:value-type="float" office:value="291853" table:style-name="ce79">
            <text:p>291,853</text:p>
          </table:table-cell>
          <table:table-cell office:value-type="float" office:value="279921" table:style-name="ce73">
            <text:p>279,921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竹北市</text:p>
          </table:table-cell>
          <table:table-cell office:value-type="float" office:value="75101" table:style-name="ce52">
            <text:p>75,101</text:p>
          </table:table-cell>
          <table:table-cell office:value-type="float" office:value="202100" table:style-name="ce11">
            <text:p>202,100</text:p>
          </table:table-cell>
          <table:table-cell office:value-type="float" office:value="100566" table:style-name="ce11">
            <text:p>100,566</text:p>
          </table:table-cell>
          <table:table-cell office:value-type="float" office:value="101534" table:style-name="ce10">
            <text:p>101,534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關西鎮</text:p>
          </table:table-cell>
          <table:table-cell office:value-type="float" office:value="9334" table:style-name="ce52">
            <text:p>9,334</text:p>
          </table:table-cell>
          <table:table-cell office:value-type="float" office:value="27667" table:style-name="ce49">
            <text:p>27,667</text:p>
          </table:table-cell>
          <table:table-cell office:value-type="float" office:value="14883" table:style-name="ce11">
            <text:p>14,883</text:p>
          </table:table-cell>
          <table:table-cell office:value-type="float" office:value="12784" table:style-name="ce10">
            <text:p>12,784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新埔鎮</text:p>
          </table:table-cell>
          <table:table-cell office:value-type="float" office:value="11381" table:style-name="ce52">
            <text:p>11,381</text:p>
          </table:table-cell>
          <table:table-cell office:value-type="float" office:value="32997" table:style-name="ce49">
            <text:p>32,997</text:p>
          </table:table-cell>
          <table:table-cell office:value-type="float" office:value="17572" table:style-name="ce11">
            <text:p>17,572</text:p>
          </table:table-cell>
          <table:table-cell office:value-type="float" office:value="15425" table:style-name="ce10">
            <text:p>15,425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竹東鎮</text:p>
          </table:table-cell>
          <table:table-cell office:value-type="float" office:value="35415" table:style-name="ce52">
            <text:p>35,415</text:p>
          </table:table-cell>
          <table:table-cell office:value-type="float" office:value="96898" table:style-name="ce49">
            <text:p>96,898</text:p>
          </table:table-cell>
          <table:table-cell office:value-type="float" office:value="48778" table:style-name="ce11">
            <text:p>48,778</text:p>
          </table:table-cell>
          <table:table-cell office:value-type="float" office:value="48120" table:style-name="ce10">
            <text:p>48,120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湖口鄉</text:p>
          </table:table-cell>
          <table:table-cell office:value-type="float" office:value="28801" table:style-name="ce52">
            <text:p>28,801</text:p>
          </table:table-cell>
          <table:table-cell office:value-type="float" office:value="79150" table:style-name="ce49">
            <text:p>79,150</text:p>
          </table:table-cell>
          <table:table-cell office:value-type="float" office:value="40032" table:style-name="ce11">
            <text:p>40,032</text:p>
          </table:table-cell>
          <table:table-cell office:value-type="float" office:value="39118" table:style-name="ce10">
            <text:p>39,118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橫山鄉</text:p>
          </table:table-cell>
          <table:table-cell office:value-type="float" office:value="4396" table:style-name="ce52">
            <text:p>4,396</text:p>
          </table:table-cell>
          <table:table-cell office:value-type="float" office:value="12494" table:style-name="ce49">
            <text:p>12,494</text:p>
          </table:table-cell>
          <table:table-cell office:value-type="float" office:value="6785" table:style-name="ce11">
            <text:p>6,785</text:p>
          </table:table-cell>
          <table:table-cell office:value-type="float" office:value="5709" table:style-name="ce10">
            <text:p>5,709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新豐鄉</text:p>
          </table:table-cell>
          <table:table-cell office:value-type="float" office:value="19492" table:style-name="ce52">
            <text:p>19,492</text:p>
          </table:table-cell>
          <table:table-cell office:value-type="float" office:value="57564" table:style-name="ce49">
            <text:p>57,564</text:p>
          </table:table-cell>
          <table:table-cell office:value-type="float" office:value="29509" table:style-name="ce11">
            <text:p>29,509</text:p>
          </table:table-cell>
          <table:table-cell office:value-type="float" office:value="28055" table:style-name="ce10">
            <text:p>28,055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芎林鄉</text:p>
          </table:table-cell>
          <table:table-cell office:value-type="float" office:value="6877" table:style-name="ce52">
            <text:p>6,877</text:p>
          </table:table-cell>
          <table:table-cell office:value-type="float" office:value="19880" table:style-name="ce49">
            <text:p>19,880</text:p>
          </table:table-cell>
          <table:table-cell office:value-type="float" office:value="10506" table:style-name="ce11">
            <text:p>10,506</text:p>
          </table:table-cell>
          <table:table-cell office:value-type="float" office:value="9374" table:style-name="ce10">
            <text:p>9,374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寶山鄉</text:p>
          </table:table-cell>
          <table:table-cell office:value-type="float" office:value="5997" table:style-name="ce52">
            <text:p>5,997</text:p>
          </table:table-cell>
          <table:table-cell office:value-type="float" office:value="14584" table:style-name="ce49">
            <text:p>14,584</text:p>
          </table:table-cell>
          <table:table-cell office:value-type="float" office:value="7938" table:style-name="ce11">
            <text:p>7,938</text:p>
          </table:table-cell>
          <table:table-cell office:value-type="float" office:value="6646" table:style-name="ce10">
            <text:p>6,646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北埔鄉</text:p>
          </table:table-cell>
          <table:table-cell office:value-type="float" office:value="3130" table:style-name="ce52">
            <text:p>3,130</text:p>
          </table:table-cell>
          <table:table-cell office:value-type="float" office:value="8994" table:style-name="ce49">
            <text:p>8,994</text:p>
          </table:table-cell>
          <table:table-cell office:value-type="float" office:value="4906" table:style-name="ce11">
            <text:p>4,906</text:p>
          </table:table-cell>
          <table:table-cell office:value-type="float" office:value="4088" table:style-name="ce10">
            <text:p>4,088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峨眉鄉</text:p>
          </table:table-cell>
          <table:table-cell office:value-type="float" office:value="2082" table:style-name="ce52">
            <text:p>2,082</text:p>
          </table:table-cell>
          <table:table-cell office:value-type="float" office:value="5386" table:style-name="ce49">
            <text:p>5,386</text:p>
          </table:table-cell>
          <table:table-cell office:value-type="float" office:value="2971" table:style-name="ce11">
            <text:p>2,971</text:p>
          </table:table-cell>
          <table:table-cell office:value-type="float" office:value="2415" table:style-name="ce10">
            <text:p>2,415</text:p>
          </table:table-cell>
          <table:table-cell table:number-columns-repeated="16379"/>
        </table:table-row>
        <table:table-row table:style-name="ro4">
          <table:table-cell office:value-type="string" table:style-name="ce91">
            <text:p>※尖石鄉</text:p>
          </table:table-cell>
          <table:table-cell office:value-type="float" office:value="2925" table:style-name="ce52">
            <text:p>2,925</text:p>
          </table:table-cell>
          <table:table-cell office:value-type="float" office:value="9599" table:style-name="ce49">
            <text:p>9,599</text:p>
          </table:table-cell>
          <table:table-cell office:value-type="float" office:value="4995" table:style-name="ce11">
            <text:p>4,995</text:p>
          </table:table-cell>
          <table:table-cell office:value-type="float" office:value="4604" table:style-name="ce10">
            <text:p>4,604</text:p>
          </table:table-cell>
          <table:table-cell table:number-columns-repeated="16379"/>
        </table:table-row>
        <table:table-row table:style-name="ro4">
          <table:table-cell office:value-type="string" table:style-name="ce92">
            <text:p>※五峰鄉</text:p>
          </table:table-cell>
          <table:table-cell office:value-type="float" office:value="1763" table:style-name="ce53">
            <text:p>1,763</text:p>
          </table:table-cell>
          <table:table-cell office:value-type="float" office:value="4461" table:style-name="ce51">
            <text:p>4,461</text:p>
          </table:table-cell>
          <table:table-cell office:value-type="float" office:value="2412" table:style-name="ce18">
            <text:p>2,412</text:p>
          </table:table-cell>
          <table:table-cell office:value-type="float" office:value="2049" table:style-name="ce17">
            <text:p>2,049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6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苗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3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苗栗縣</text:p>
          </table:table-cell>
          <table:table-cell office:value-type="float" office:value="193760" table:style-name="ce71">
            <text:p>193,760</text:p>
          </table:table-cell>
          <table:table-cell office:value-type="float" office:value="541460" table:style-name="ce79">
            <text:p>541,460</text:p>
          </table:table-cell>
          <table:table-cell office:value-type="float" office:value="279101" table:style-name="ce79">
            <text:p>279,101</text:p>
          </table:table-cell>
          <table:table-cell office:value-type="float" office:value="262359" table:style-name="ce73">
            <text:p>262,3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苗栗市</text:p>
          </table:table-cell>
          <table:table-cell office:value-type="float" office:value="32282" table:style-name="ce52">
            <text:p>32,282</text:p>
          </table:table-cell>
          <table:table-cell office:value-type="float" office:value="87550" table:style-name="ce11">
            <text:p>87,550</text:p>
          </table:table-cell>
          <table:table-cell office:value-type="float" office:value="43594" table:style-name="ce11">
            <text:p>43,594</text:p>
          </table:table-cell>
          <table:table-cell office:value-type="float" office:value="43956" table:style-name="ce10">
            <text:p>43,956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頭份市</text:p>
          </table:table-cell>
          <table:table-cell office:value-type="float" office:value="37341" table:style-name="ce52">
            <text:p>37,341</text:p>
          </table:table-cell>
          <table:table-cell office:value-type="float" office:value="104617" table:style-name="ce11">
            <text:p>104,617</text:p>
          </table:table-cell>
          <table:table-cell office:value-type="float" office:value="52707" table:style-name="ce11">
            <text:p>52,707</text:p>
          </table:table-cell>
          <table:table-cell office:value-type="float" office:value="51910" table:style-name="ce10">
            <text:p>51,910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苑裡鎮</text:p>
          </table:table-cell>
          <table:table-cell office:value-type="float" office:value="15016" table:style-name="ce52">
            <text:p>15,016</text:p>
          </table:table-cell>
          <table:table-cell office:value-type="float" office:value="44487" table:style-name="ce11">
            <text:p>44,487</text:p>
          </table:table-cell>
          <table:table-cell office:value-type="float" office:value="23199" table:style-name="ce11">
            <text:p>23,199</text:p>
          </table:table-cell>
          <table:table-cell office:value-type="float" office:value="21288" table:style-name="ce10">
            <text:p>21,2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通霄鎮</text:p>
          </table:table-cell>
          <table:table-cell office:value-type="float" office:value="11564" table:style-name="ce52">
            <text:p>11,564</text:p>
          </table:table-cell>
          <table:table-cell office:value-type="float" office:value="32843" table:style-name="ce11">
            <text:p>32,843</text:p>
          </table:table-cell>
          <table:table-cell office:value-type="float" office:value="17376" table:style-name="ce11">
            <text:p>17,376</text:p>
          </table:table-cell>
          <table:table-cell office:value-type="float" office:value="15467" table:style-name="ce10">
            <text:p>15,4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南鎮</text:p>
          </table:table-cell>
          <table:table-cell office:value-type="float" office:value="31389" table:style-name="ce52">
            <text:p>31,389</text:p>
          </table:table-cell>
          <table:table-cell office:value-type="float" office:value="87216" table:style-name="ce11">
            <text:p>87,216</text:p>
          </table:table-cell>
          <table:table-cell office:value-type="float" office:value="44007" table:style-name="ce11">
            <text:p>44,007</text:p>
          </table:table-cell>
          <table:table-cell office:value-type="float" office:value="43209" table:style-name="ce10">
            <text:p>43,2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後龍鎮</text:p>
          </table:table-cell>
          <table:table-cell office:value-type="float" office:value="12075" table:style-name="ce52">
            <text:p>12,075</text:p>
          </table:table-cell>
          <table:table-cell office:value-type="float" office:value="35055" table:style-name="ce11">
            <text:p>35,055</text:p>
          </table:table-cell>
          <table:table-cell office:value-type="float" office:value="18551" table:style-name="ce11">
            <text:p>18,551</text:p>
          </table:table-cell>
          <table:table-cell office:value-type="float" office:value="16504" table:style-name="ce10">
            <text:p>16,5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卓蘭鎮</text:p>
          </table:table-cell>
          <table:table-cell office:value-type="float" office:value="5914" table:style-name="ce52">
            <text:p>5,914</text:p>
          </table:table-cell>
          <table:table-cell office:value-type="float" office:value="16121" table:style-name="ce11">
            <text:p>16,121</text:p>
          </table:table-cell>
          <table:table-cell office:value-type="float" office:value="8446" table:style-name="ce11">
            <text:p>8,446</text:p>
          </table:table-cell>
          <table:table-cell office:value-type="float" office:value="7675" table:style-name="ce10">
            <text:p>7,6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湖鄉</text:p>
          </table:table-cell>
          <table:table-cell office:value-type="float" office:value="5266" table:style-name="ce52">
            <text:p>5,266</text:p>
          </table:table-cell>
          <table:table-cell office:value-type="float" office:value="13785" table:style-name="ce11">
            <text:p>13,785</text:p>
          </table:table-cell>
          <table:table-cell office:value-type="float" office:value="7357" table:style-name="ce11">
            <text:p>7,357</text:p>
          </table:table-cell>
          <table:table-cell office:value-type="float" office:value="6428" table:style-name="ce10">
            <text:p>6,4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公館鄉</text:p>
          </table:table-cell>
          <table:table-cell office:value-type="float" office:value="10815" table:style-name="ce52">
            <text:p>10,815</text:p>
          </table:table-cell>
          <table:table-cell office:value-type="float" office:value="32292" table:style-name="ce11">
            <text:p>32,292</text:p>
          </table:table-cell>
          <table:table-cell office:value-type="float" office:value="16839" table:style-name="ce11">
            <text:p>16,839</text:p>
          </table:table-cell>
          <table:table-cell office:value-type="float" office:value="15453" table:style-name="ce10">
            <text:p>15,4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銅鑼鄉</text:p>
          </table:table-cell>
          <table:table-cell office:value-type="float" office:value="6113" table:style-name="ce52">
            <text:p>6,113</text:p>
          </table:table-cell>
          <table:table-cell office:value-type="float" office:value="17158" table:style-name="ce11">
            <text:p>17,158</text:p>
          </table:table-cell>
          <table:table-cell office:value-type="float" office:value="9113" table:style-name="ce11">
            <text:p>9,113</text:p>
          </table:table-cell>
          <table:table-cell office:value-type="float" office:value="8045" table:style-name="ce10">
            <text:p>8,0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庄鄉</text:p>
          </table:table-cell>
          <table:table-cell office:value-type="float" office:value="3898" table:style-name="ce52">
            <text:p>3,898</text:p>
          </table:table-cell>
          <table:table-cell office:value-type="float" office:value="9494" table:style-name="ce11">
            <text:p>9,494</text:p>
          </table:table-cell>
          <table:table-cell office:value-type="float" office:value="5224" table:style-name="ce11">
            <text:p>5,224</text:p>
          </table:table-cell>
          <table:table-cell office:value-type="float" office:value="4270" table:style-name="ce10">
            <text:p>4,2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屋鄉</text:p>
          </table:table-cell>
          <table:table-cell office:value-type="float" office:value="3612" table:style-name="ce52">
            <text:p>3,612</text:p>
          </table:table-cell>
          <table:table-cell office:value-type="float" office:value="10194" table:style-name="ce11">
            <text:p>10,194</text:p>
          </table:table-cell>
          <table:table-cell office:value-type="float" office:value="5397" table:style-name="ce11">
            <text:p>5,397</text:p>
          </table:table-cell>
          <table:table-cell office:value-type="float" office:value="4797" table:style-name="ce10">
            <text:p>4,7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義鄉</text:p>
          </table:table-cell>
          <table:table-cell office:value-type="float" office:value="5650" table:style-name="ce52">
            <text:p>5,650</text:p>
          </table:table-cell>
          <table:table-cell office:value-type="float" office:value="15608" table:style-name="ce11">
            <text:p>15,608</text:p>
          </table:table-cell>
          <table:table-cell office:value-type="float" office:value="8254" table:style-name="ce11">
            <text:p>8,254</text:p>
          </table:table-cell>
          <table:table-cell office:value-type="float" office:value="7354" table:style-name="ce10">
            <text:p>7,3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湖鄉</text:p>
          </table:table-cell>
          <table:table-cell office:value-type="float" office:value="2635" table:style-name="ce52">
            <text:p>2,635</text:p>
          </table:table-cell>
          <table:table-cell office:value-type="float" office:value="6685" table:style-name="ce11">
            <text:p>6,685</text:p>
          </table:table-cell>
          <table:table-cell office:value-type="float" office:value="3753" table:style-name="ce11">
            <text:p>3,753</text:p>
          </table:table-cell>
          <table:table-cell office:value-type="float" office:value="2932" table:style-name="ce10">
            <text:p>2,9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造橋鄉</text:p>
          </table:table-cell>
          <table:table-cell office:value-type="float" office:value="4138" table:style-name="ce52">
            <text:p>4,138</text:p>
          </table:table-cell>
          <table:table-cell office:value-type="float" office:value="12150" table:style-name="ce11">
            <text:p>12,150</text:p>
          </table:table-cell>
          <table:table-cell office:value-type="float" office:value="6444" table:style-name="ce11">
            <text:p>6,444</text:p>
          </table:table-cell>
          <table:table-cell office:value-type="float" office:value="5706" table:style-name="ce10">
            <text:p>5,7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灣鄉</text:p>
          </table:table-cell>
          <table:table-cell office:value-type="float" office:value="2340" table:style-name="ce52">
            <text:p>2,340</text:p>
          </table:table-cell>
          <table:table-cell office:value-type="float" office:value="6331" table:style-name="ce11">
            <text:p>6,331</text:p>
          </table:table-cell>
          <table:table-cell office:value-type="float" office:value="3451" table:style-name="ce11">
            <text:p>3,451</text:p>
          </table:table-cell>
          <table:table-cell office:value-type="float" office:value="2880" table:style-name="ce10">
            <text:p>2,8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獅潭鄉</text:p>
          </table:table-cell>
          <table:table-cell office:value-type="float" office:value="1725" table:style-name="ce52">
            <text:p>1,725</text:p>
          </table:table-cell>
          <table:table-cell office:value-type="float" office:value="4138" table:style-name="ce11">
            <text:p>4,138</text:p>
          </table:table-cell>
          <table:table-cell office:value-type="float" office:value="2301" table:style-name="ce11">
            <text:p>2,301</text:p>
          </table:table-cell>
          <table:table-cell office:value-type="float" office:value="1837" table:style-name="ce10">
            <text:p>1,837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泰安鄉</text:p>
          </table:table-cell>
          <table:table-cell office:value-type="float" office:value="1987" table:style-name="ce53">
            <text:p>1,987</text:p>
          </table:table-cell>
          <table:table-cell office:value-type="float" office:value="5736" table:style-name="ce18">
            <text:p>5,736</text:p>
          </table:table-cell>
          <table:table-cell office:value-type="float" office:value="3088" table:style-name="ce18">
            <text:p>3,088</text:p>
          </table:table-cell>
          <table:table-cell office:value-type="float" office:value="2648" table:style-name="ce17">
            <text:p>2,648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table:number-columns-repeated="3" table:style-name="ce12"/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彰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3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7">
            <text:p>彰化縣</text:p>
          </table:table-cell>
          <table:table-cell office:value-type="float" office:value="397060" table:style-name="ce71">
            <text:p>397,060</text:p>
          </table:table-cell>
          <table:table-cell office:value-type="float" office:value="1263635" table:style-name="ce79">
            <text:p>1,263,635</text:p>
          </table:table-cell>
          <table:table-cell office:value-type="float" office:value="642259" table:style-name="ce79">
            <text:p>642,259</text:p>
          </table:table-cell>
          <table:table-cell office:value-type="float" office:value="621376" table:style-name="ce73">
            <text:p>621,37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彰化市</text:p>
          </table:table-cell>
          <table:table-cell office:value-type="float" office:value="78129" table:style-name="ce52">
            <text:p>78,129</text:p>
          </table:table-cell>
          <table:table-cell office:value-type="float" office:value="230618" table:style-name="ce11">
            <text:p>230,618</text:p>
          </table:table-cell>
          <table:table-cell office:value-type="float" office:value="113440" table:style-name="ce11">
            <text:p>113,440</text:p>
          </table:table-cell>
          <table:table-cell office:value-type="float" office:value="117178" table:style-name="ce10">
            <text:p>117,17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0">
            <text:p>員林市</text:p>
          </table:table-cell>
          <table:table-cell office:value-type="float" office:value="41003" table:style-name="ce52">
            <text:p>41,003</text:p>
          </table:table-cell>
          <table:table-cell office:value-type="float" office:value="123808" table:style-name="ce11">
            <text:p>123,808</text:p>
          </table:table-cell>
          <table:table-cell office:value-type="float" office:value="61284" table:style-name="ce11">
            <text:p>61,284</text:p>
          </table:table-cell>
          <table:table-cell office:value-type="float" office:value="62524" table:style-name="ce10">
            <text:p>62,524</text:p>
          </table:table-cell>
          <table:table-cell table:style-name="ce1"/>
          <table:table-cell table:style-name="ce89"/>
          <table:table-cell table:number-columns-repeated="16377"/>
        </table:table-row>
        <table:table-row table:style-name="ro4">
          <table:table-cell office:value-type="string" table:style-name="ce14">
            <text:p>鹿港鎮</text:p>
          </table:table-cell>
          <table:table-cell office:value-type="float" office:value="25329" table:style-name="ce52">
            <text:p>25,329</text:p>
          </table:table-cell>
          <table:table-cell office:value-type="float" office:value="86376" table:style-name="ce11">
            <text:p>86,376</text:p>
          </table:table-cell>
          <table:table-cell office:value-type="float" office:value="43845" table:style-name="ce11">
            <text:p>43,845</text:p>
          </table:table-cell>
          <table:table-cell office:value-type="float" office:value="42531" table:style-name="ce10">
            <text:p>42,53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和美鎮</text:p>
          </table:table-cell>
          <table:table-cell office:value-type="float" office:value="27526" table:style-name="ce52">
            <text:p>27,526</text:p>
          </table:table-cell>
          <table:table-cell office:value-type="float" office:value="89962" table:style-name="ce11">
            <text:p>89,962</text:p>
          </table:table-cell>
          <table:table-cell office:value-type="float" office:value="45784" table:style-name="ce11">
            <text:p>45,784</text:p>
          </table:table-cell>
          <table:table-cell office:value-type="float" office:value="44178" table:style-name="ce10">
            <text:p>44,17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北斗鎮</text:p>
          </table:table-cell>
          <table:table-cell office:value-type="float" office:value="11116" table:style-name="ce52">
            <text:p>11,116</text:p>
          </table:table-cell>
          <table:table-cell office:value-type="float" office:value="33383" table:style-name="ce11">
            <text:p>33,383</text:p>
          </table:table-cell>
          <table:table-cell office:value-type="float" office:value="16766" table:style-name="ce11">
            <text:p>16,766</text:p>
          </table:table-cell>
          <table:table-cell office:value-type="float" office:value="16617" table:style-name="ce10">
            <text:p>16,61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溪湖鎮</text:p>
          </table:table-cell>
          <table:table-cell office:value-type="float" office:value="16717" table:style-name="ce52">
            <text:p>16,717</text:p>
          </table:table-cell>
          <table:table-cell office:value-type="float" office:value="54693" table:style-name="ce11">
            <text:p>54,693</text:p>
          </table:table-cell>
          <table:table-cell office:value-type="float" office:value="27670" table:style-name="ce11">
            <text:p>27,670</text:p>
          </table:table-cell>
          <table:table-cell office:value-type="float" office:value="27023" table:style-name="ce10">
            <text:p>27,02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田中鎮</text:p>
          </table:table-cell>
          <table:table-cell office:value-type="float" office:value="13416" table:style-name="ce52">
            <text:p>13,416</text:p>
          </table:table-cell>
          <table:table-cell office:value-type="float" office:value="40591" table:style-name="ce11">
            <text:p>40,591</text:p>
          </table:table-cell>
          <table:table-cell office:value-type="float" office:value="20808" table:style-name="ce11">
            <text:p>20,808</text:p>
          </table:table-cell>
          <table:table-cell office:value-type="float" office:value="19783" table:style-name="ce10">
            <text:p>19,78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二林鎮</text:p>
          </table:table-cell>
          <table:table-cell office:value-type="float" office:value="15275" table:style-name="ce52">
            <text:p>15,275</text:p>
          </table:table-cell>
          <table:table-cell office:value-type="float" office:value="49504" table:style-name="ce11">
            <text:p>49,504</text:p>
          </table:table-cell>
          <table:table-cell office:value-type="float" office:value="25355" table:style-name="ce11">
            <text:p>25,355</text:p>
          </table:table-cell>
          <table:table-cell office:value-type="float" office:value="24149" table:style-name="ce10">
            <text:p>24,14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線西鄉</text:p>
          </table:table-cell>
          <table:table-cell office:value-type="float" office:value="4535" table:style-name="ce52">
            <text:p>4,535</text:p>
          </table:table-cell>
          <table:table-cell office:value-type="float" office:value="16621" table:style-name="ce11">
            <text:p>16,621</text:p>
          </table:table-cell>
          <table:table-cell office:value-type="float" office:value="8551" table:style-name="ce11">
            <text:p>8,551</text:p>
          </table:table-cell>
          <table:table-cell office:value-type="float" office:value="8070" table:style-name="ce10">
            <text:p>8,07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伸港鄉</text:p>
          </table:table-cell>
          <table:table-cell office:value-type="float" office:value="10573" table:style-name="ce52">
            <text:p>10,573</text:p>
          </table:table-cell>
          <table:table-cell office:value-type="float" office:value="37721" table:style-name="ce11">
            <text:p>37,721</text:p>
          </table:table-cell>
          <table:table-cell office:value-type="float" office:value="19064" table:style-name="ce11">
            <text:p>19,064</text:p>
          </table:table-cell>
          <table:table-cell office:value-type="float" office:value="18657" table:style-name="ce10">
            <text:p>18,65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福興鄉</text:p>
          </table:table-cell>
          <table:table-cell office:value-type="float" office:value="13230" table:style-name="ce52">
            <text:p>13,230</text:p>
          </table:table-cell>
          <table:table-cell office:value-type="float" office:value="46214" table:style-name="ce11">
            <text:p>46,214</text:p>
          </table:table-cell>
          <table:table-cell office:value-type="float" office:value="24092" table:style-name="ce11">
            <text:p>24,092</text:p>
          </table:table-cell>
          <table:table-cell office:value-type="float" office:value="22122" table:style-name="ce10">
            <text:p>22,12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秀水鄉</text:p>
          </table:table-cell>
          <table:table-cell office:value-type="float" office:value="11149" table:style-name="ce52">
            <text:p>11,149</text:p>
          </table:table-cell>
          <table:table-cell office:value-type="float" office:value="38862" table:style-name="ce11">
            <text:p>38,862</text:p>
          </table:table-cell>
          <table:table-cell office:value-type="float" office:value="19999" table:style-name="ce11">
            <text:p>19,999</text:p>
          </table:table-cell>
          <table:table-cell office:value-type="float" office:value="18863" table:style-name="ce10">
            <text:p>18,86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花壇鄉</text:p>
          </table:table-cell>
          <table:table-cell office:value-type="float" office:value="14437" table:style-name="ce52">
            <text:p>14,437</text:p>
          </table:table-cell>
          <table:table-cell office:value-type="float" office:value="45096" table:style-name="ce11">
            <text:p>45,096</text:p>
          </table:table-cell>
          <table:table-cell office:value-type="float" office:value="23140" table:style-name="ce11">
            <text:p>23,140</text:p>
          </table:table-cell>
          <table:table-cell office:value-type="float" office:value="21956" table:style-name="ce10">
            <text:p>21,9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芬園鄉</text:p>
          </table:table-cell>
          <table:table-cell office:value-type="float" office:value="6833" table:style-name="ce52">
            <text:p>6,833</text:p>
          </table:table-cell>
          <table:table-cell office:value-type="float" office:value="23076" table:style-name="ce11">
            <text:p>23,076</text:p>
          </table:table-cell>
          <table:table-cell office:value-type="float" office:value="12168" table:style-name="ce11">
            <text:p>12,168</text:p>
          </table:table-cell>
          <table:table-cell office:value-type="float" office:value="10908" table:style-name="ce10">
            <text:p>10,9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村鄉</text:p>
          </table:table-cell>
          <table:table-cell office:value-type="float" office:value="11731" table:style-name="ce52">
            <text:p>11,731</text:p>
          </table:table-cell>
          <table:table-cell office:value-type="float" office:value="38901" table:style-name="ce11">
            <text:p>38,901</text:p>
          </table:table-cell>
          <table:table-cell office:value-type="float" office:value="19859" table:style-name="ce11">
            <text:p>19,859</text:p>
          </table:table-cell>
          <table:table-cell office:value-type="float" office:value="19042" table:style-name="ce10">
            <text:p>19,0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鹽鄉</text:p>
          </table:table-cell>
          <table:table-cell office:value-type="float" office:value="9312" table:style-name="ce52">
            <text:p>9,312</text:p>
          </table:table-cell>
          <table:table-cell office:value-type="float" office:value="31852" table:style-name="ce11">
            <text:p>31,852</text:p>
          </table:table-cell>
          <table:table-cell office:value-type="float" office:value="16717" table:style-name="ce11">
            <text:p>16,717</text:p>
          </table:table-cell>
          <table:table-cell office:value-type="float" office:value="15135" table:style-name="ce10">
            <text:p>15,1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心鄉</text:p>
          </table:table-cell>
          <table:table-cell office:value-type="float" office:value="10943" table:style-name="ce52">
            <text:p>10,943</text:p>
          </table:table-cell>
          <table:table-cell office:value-type="float" office:value="34300" table:style-name="ce11">
            <text:p>34,300</text:p>
          </table:table-cell>
          <table:table-cell office:value-type="float" office:value="17623" table:style-name="ce11">
            <text:p>17,623</text:p>
          </table:table-cell>
          <table:table-cell office:value-type="float" office:value="16677" table:style-name="ce10">
            <text:p>16,6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靖鄉</text:p>
          </table:table-cell>
          <table:table-cell office:value-type="float" office:value="11105" table:style-name="ce52">
            <text:p>11,105</text:p>
          </table:table-cell>
          <table:table-cell office:value-type="float" office:value="36167" table:style-name="ce11">
            <text:p>36,167</text:p>
          </table:table-cell>
          <table:table-cell office:value-type="float" office:value="18711" table:style-name="ce11">
            <text:p>18,711</text:p>
          </table:table-cell>
          <table:table-cell office:value-type="float" office:value="17456" table:style-name="ce10">
            <text:p>17,4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社頭鄉</text:p>
          </table:table-cell>
          <table:table-cell office:value-type="float" office:value="13155" table:style-name="ce52">
            <text:p>13,155</text:p>
          </table:table-cell>
          <table:table-cell office:value-type="float" office:value="42322" table:style-name="ce11">
            <text:p>42,322</text:p>
          </table:table-cell>
          <table:table-cell office:value-type="float" office:value="21749" table:style-name="ce11">
            <text:p>21,749</text:p>
          </table:table-cell>
          <table:table-cell office:value-type="float" office:value="20573" table:style-name="ce10">
            <text:p>20,5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水鄉</text:p>
          </table:table-cell>
          <table:table-cell office:value-type="float" office:value="5284" table:style-name="ce52">
            <text:p>5,284</text:p>
          </table:table-cell>
          <table:table-cell office:value-type="float" office:value="14566" table:style-name="ce11">
            <text:p>14,566</text:p>
          </table:table-cell>
          <table:table-cell office:value-type="float" office:value="7689" table:style-name="ce11">
            <text:p>7,689</text:p>
          </table:table-cell>
          <table:table-cell office:value-type="float" office:value="6877" table:style-name="ce10">
            <text:p>6,8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尾鄉</text:p>
          </table:table-cell>
          <table:table-cell office:value-type="float" office:value="8136" table:style-name="ce52">
            <text:p>8,136</text:p>
          </table:table-cell>
          <table:table-cell office:value-type="float" office:value="26616" table:style-name="ce11">
            <text:p>26,616</text:p>
          </table:table-cell>
          <table:table-cell office:value-type="float" office:value="13741" table:style-name="ce11">
            <text:p>13,741</text:p>
          </table:table-cell>
          <table:table-cell office:value-type="float" office:value="12875" table:style-name="ce10">
            <text:p>12,8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埤頭鄉</text:p>
          </table:table-cell>
          <table:table-cell office:value-type="float" office:value="9184" table:style-name="ce52">
            <text:p>9,184</text:p>
          </table:table-cell>
          <table:table-cell office:value-type="float" office:value="29994" table:style-name="ce11">
            <text:p>29,994</text:p>
          </table:table-cell>
          <table:table-cell office:value-type="float" office:value="15463" table:style-name="ce11">
            <text:p>15,463</text:p>
          </table:table-cell>
          <table:table-cell office:value-type="float" office:value="14531" table:style-name="ce10">
            <text:p>14,5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芳苑鄉</text:p>
          </table:table-cell>
          <table:table-cell office:value-type="float" office:value="10137" table:style-name="ce52">
            <text:p>10,137</text:p>
          </table:table-cell>
          <table:table-cell office:value-type="float" office:value="32551" table:style-name="ce11">
            <text:p>32,551</text:p>
          </table:table-cell>
          <table:table-cell office:value-type="float" office:value="17184" table:style-name="ce11">
            <text:p>17,184</text:p>
          </table:table-cell>
          <table:table-cell office:value-type="float" office:value="15367" table:style-name="ce10">
            <text:p>15,3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城鄉</text:p>
          </table:table-cell>
          <table:table-cell office:value-type="float" office:value="5169" table:style-name="ce52">
            <text:p>5,169</text:p>
          </table:table-cell>
          <table:table-cell office:value-type="float" office:value="16019" table:style-name="ce11">
            <text:p>16,019</text:p>
          </table:table-cell>
          <table:table-cell office:value-type="float" office:value="8635" table:style-name="ce11">
            <text:p>8,635</text:p>
          </table:table-cell>
          <table:table-cell office:value-type="float" office:value="7384" table:style-name="ce10">
            <text:p>7,3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塘鄉</text:p>
          </table:table-cell>
          <table:table-cell office:value-type="float" office:value="4597" table:style-name="ce52">
            <text:p>4,597</text:p>
          </table:table-cell>
          <table:table-cell office:value-type="float" office:value="14752" table:style-name="ce11">
            <text:p>14,752</text:p>
          </table:table-cell>
          <table:table-cell office:value-type="float" office:value="7730" table:style-name="ce11">
            <text:p>7,730</text:p>
          </table:table-cell>
          <table:table-cell office:value-type="float" office:value="7022" table:style-name="ce10">
            <text:p>7,022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溪州鄉</text:p>
          </table:table-cell>
          <table:table-cell office:value-type="float" office:value="9039" table:style-name="ce53">
            <text:p>9,039</text:p>
          </table:table-cell>
          <table:table-cell office:value-type="float" office:value="29070" table:style-name="ce18">
            <text:p>29,070</text:p>
          </table:table-cell>
          <table:table-cell office:value-type="float" office:value="15192" table:style-name="ce18">
            <text:p>15,192</text:p>
          </table:table-cell>
          <table:table-cell office:value-type="float" office:value="13878" table:style-name="ce17">
            <text:p>13,878</text:p>
          </table:table-cell>
          <table:table-cell table:number-columns-repeated="16379"/>
        </table:table-row>
        <table:table-row table:style-name="ro4">
          <table:table-cell table:style-name="ce87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南投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3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南投縣</text:p>
          </table:table-cell>
          <table:table-cell office:value-type="float" office:value="179548" table:style-name="ce71">
            <text:p>179,548</text:p>
          </table:table-cell>
          <table:table-cell office:value-type="float" office:value="489509" table:style-name="ce79">
            <text:p>489,509</text:p>
          </table:table-cell>
          <table:table-cell office:value-type="float" office:value="250143" table:style-name="ce79">
            <text:p>250,143</text:p>
          </table:table-cell>
          <table:table-cell office:value-type="float" office:value="239366" table:style-name="ce73">
            <text:p>239,3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投市</text:p>
          </table:table-cell>
          <table:table-cell office:value-type="float" office:value="35497" table:style-name="ce52">
            <text:p>35,497</text:p>
          </table:table-cell>
          <table:table-cell office:value-type="float" office:value="99024" table:style-name="ce11">
            <text:p>99,024</text:p>
          </table:table-cell>
          <table:table-cell office:value-type="float" office:value="49496" table:style-name="ce11">
            <text:p>49,496</text:p>
          </table:table-cell>
          <table:table-cell office:value-type="float" office:value="49528" table:style-name="ce10">
            <text:p>49,5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里鎮</text:p>
          </table:table-cell>
          <table:table-cell office:value-type="float" office:value="29074" table:style-name="ce52">
            <text:p>29,074</text:p>
          </table:table-cell>
          <table:table-cell office:value-type="float" office:value="78991" table:style-name="ce11">
            <text:p>78,991</text:p>
          </table:table-cell>
          <table:table-cell office:value-type="float" office:value="39214" table:style-name="ce11">
            <text:p>39,214</text:p>
          </table:table-cell>
          <table:table-cell office:value-type="float" office:value="39777" table:style-name="ce10">
            <text:p>39,7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草屯鎮</text:p>
          </table:table-cell>
          <table:table-cell office:value-type="float" office:value="34070" table:style-name="ce52">
            <text:p>34,070</text:p>
          </table:table-cell>
          <table:table-cell office:value-type="float" office:value="97325" table:style-name="ce11">
            <text:p>97,325</text:p>
          </table:table-cell>
          <table:table-cell office:value-type="float" office:value="48997" table:style-name="ce11">
            <text:p>48,997</text:p>
          </table:table-cell>
          <table:table-cell office:value-type="float" office:value="48328" table:style-name="ce10">
            <text:p>48,3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山鎮</text:p>
          </table:table-cell>
          <table:table-cell office:value-type="float" office:value="20306" table:style-name="ce52">
            <text:p>20,306</text:p>
          </table:table-cell>
          <table:table-cell office:value-type="float" office:value="53277" table:style-name="ce11">
            <text:p>53,277</text:p>
          </table:table-cell>
          <table:table-cell office:value-type="float" office:value="27224" table:style-name="ce11">
            <text:p>27,224</text:p>
          </table:table-cell>
          <table:table-cell office:value-type="float" office:value="26053" table:style-name="ce10">
            <text:p>26,0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集集鎮</text:p>
          </table:table-cell>
          <table:table-cell office:value-type="float" office:value="4255" table:style-name="ce52">
            <text:p>4,255</text:p>
          </table:table-cell>
          <table:table-cell office:value-type="float" office:value="10405" table:style-name="ce11">
            <text:p>10,405</text:p>
          </table:table-cell>
          <table:table-cell office:value-type="float" office:value="5445" table:style-name="ce11">
            <text:p>5,445</text:p>
          </table:table-cell>
          <table:table-cell office:value-type="float" office:value="4960" table:style-name="ce10">
            <text:p>4,9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名間鄉</text:p>
          </table:table-cell>
          <table:table-cell office:value-type="float" office:value="12670" table:style-name="ce52">
            <text:p>12,670</text:p>
          </table:table-cell>
          <table:table-cell office:value-type="float" office:value="37414" table:style-name="ce11">
            <text:p>37,414</text:p>
          </table:table-cell>
          <table:table-cell office:value-type="float" office:value="19696" table:style-name="ce11">
            <text:p>19,696</text:p>
          </table:table-cell>
          <table:table-cell office:value-type="float" office:value="17718" table:style-name="ce10">
            <text:p>17,7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谷鄉</text:p>
          </table:table-cell>
          <table:table-cell office:value-type="float" office:value="7990" table:style-name="ce52">
            <text:p>7,990</text:p>
          </table:table-cell>
          <table:table-cell office:value-type="float" office:value="17128" table:style-name="ce11">
            <text:p>17,128</text:p>
          </table:table-cell>
          <table:table-cell office:value-type="float" office:value="9146" table:style-name="ce11">
            <text:p>9,146</text:p>
          </table:table-cell>
          <table:table-cell office:value-type="float" office:value="7982" table:style-name="ce10">
            <text:p>7,9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寮鄉</text:p>
          </table:table-cell>
          <table:table-cell office:value-type="float" office:value="5568" table:style-name="ce52">
            <text:p>5,568</text:p>
          </table:table-cell>
          <table:table-cell office:value-type="float" office:value="14204" table:style-name="ce11">
            <text:p>14,204</text:p>
          </table:table-cell>
          <table:table-cell office:value-type="float" office:value="7750" table:style-name="ce11">
            <text:p>7,750</text:p>
          </table:table-cell>
          <table:table-cell office:value-type="float" office:value="6454" table:style-name="ce10">
            <text:p>6,4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魚池鄉</text:p>
          </table:table-cell>
          <table:table-cell office:value-type="float" office:value="5734" table:style-name="ce52">
            <text:p>5,734</text:p>
          </table:table-cell>
          <table:table-cell office:value-type="float" office:value="15368" table:style-name="ce11">
            <text:p>15,368</text:p>
          </table:table-cell>
          <table:table-cell office:value-type="float" office:value="8107" table:style-name="ce11">
            <text:p>8,107</text:p>
          </table:table-cell>
          <table:table-cell office:value-type="float" office:value="7261" table:style-name="ce10">
            <text:p>7,2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國姓鄉</text:p>
          </table:table-cell>
          <table:table-cell office:value-type="float" office:value="7184" table:style-name="ce52">
            <text:p>7,184</text:p>
          </table:table-cell>
          <table:table-cell office:value-type="float" office:value="17862" table:style-name="ce11">
            <text:p>17,862</text:p>
          </table:table-cell>
          <table:table-cell office:value-type="float" office:value="9639" table:style-name="ce11">
            <text:p>9,639</text:p>
          </table:table-cell>
          <table:table-cell office:value-type="float" office:value="8223" table:style-name="ce10">
            <text:p>8,2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里鄉</text:p>
          </table:table-cell>
          <table:table-cell office:value-type="float" office:value="7099" table:style-name="ce52">
            <text:p>7,099</text:p>
          </table:table-cell>
          <table:table-cell office:value-type="float" office:value="16901" table:style-name="ce11">
            <text:p>16,901</text:p>
          </table:table-cell>
          <table:table-cell office:value-type="float" office:value="8860" table:style-name="ce11">
            <text:p>8,860</text:p>
          </table:table-cell>
          <table:table-cell office:value-type="float" office:value="8041" table:style-name="ce10">
            <text:p>8,04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信義鄉</text:p>
          </table:table-cell>
          <table:table-cell office:value-type="float" office:value="5268" table:style-name="ce52">
            <text:p>5,268</text:p>
          </table:table-cell>
          <table:table-cell office:value-type="float" office:value="15825" table:style-name="ce11">
            <text:p>15,825</text:p>
          </table:table-cell>
          <table:table-cell office:value-type="float" office:value="8474" table:style-name="ce11">
            <text:p>8,474</text:p>
          </table:table-cell>
          <table:table-cell office:value-type="float" office:value="7351" table:style-name="ce10">
            <text:p>7,351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仁愛鄉</text:p>
          </table:table-cell>
          <table:table-cell office:value-type="float" office:value="4833" table:style-name="ce53">
            <text:p>4,833</text:p>
          </table:table-cell>
          <table:table-cell office:value-type="float" office:value="15785" table:style-name="ce18">
            <text:p>15,785</text:p>
          </table:table-cell>
          <table:table-cell office:value-type="float" office:value="8095" table:style-name="ce18">
            <text:p>8,095</text:p>
          </table:table-cell>
          <table:table-cell office:value-type="float" office:value="7690" table:style-name="ce17">
            <text:p>7,690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6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雲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3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雲林縣</text:p>
          </table:table-cell>
          <table:table-cell office:value-type="float" office:value="244111" table:style-name="ce71">
            <text:p>244,111</text:p>
          </table:table-cell>
          <table:table-cell office:value-type="float" office:value="675074" table:style-name="ce79">
            <text:p>675,074</text:p>
          </table:table-cell>
          <table:table-cell office:value-type="float" office:value="349135" table:style-name="ce79">
            <text:p>349,135</text:p>
          </table:table-cell>
          <table:table-cell office:value-type="float" office:value="325939" table:style-name="ce73">
            <text:p>325,9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六市</text:p>
          </table:table-cell>
          <table:table-cell office:value-type="float" office:value="39512" table:style-name="ce52">
            <text:p>39,512</text:p>
          </table:table-cell>
          <table:table-cell office:value-type="float" office:value="108653" table:style-name="ce11">
            <text:p>108,653</text:p>
          </table:table-cell>
          <table:table-cell office:value-type="float" office:value="53865" table:style-name="ce11">
            <text:p>53,865</text:p>
          </table:table-cell>
          <table:table-cell office:value-type="float" office:value="54788" table:style-name="ce10">
            <text:p>54,7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南鎮</text:p>
          </table:table-cell>
          <table:table-cell office:value-type="float" office:value="16127" table:style-name="ce52">
            <text:p>16,127</text:p>
          </table:table-cell>
          <table:table-cell office:value-type="float" office:value="43967" table:style-name="ce11">
            <text:p>43,967</text:p>
          </table:table-cell>
          <table:table-cell office:value-type="float" office:value="22300" table:style-name="ce11">
            <text:p>22,300</text:p>
          </table:table-cell>
          <table:table-cell office:value-type="float" office:value="21667" table:style-name="ce10">
            <text:p>21,6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虎尾鎮</text:p>
          </table:table-cell>
          <table:table-cell office:value-type="float" office:value="25996" table:style-name="ce52">
            <text:p>25,996</text:p>
          </table:table-cell>
          <table:table-cell office:value-type="float" office:value="70850" table:style-name="ce11">
            <text:p>70,850</text:p>
          </table:table-cell>
          <table:table-cell office:value-type="float" office:value="35785" table:style-name="ce11">
            <text:p>35,785</text:p>
          </table:table-cell>
          <table:table-cell office:value-type="float" office:value="35065" table:style-name="ce10">
            <text:p>35,0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螺鎮</text:p>
          </table:table-cell>
          <table:table-cell office:value-type="float" office:value="15070" table:style-name="ce52">
            <text:p>15,070</text:p>
          </table:table-cell>
          <table:table-cell office:value-type="float" office:value="45327" table:style-name="ce11">
            <text:p>45,327</text:p>
          </table:table-cell>
          <table:table-cell office:value-type="float" office:value="22799" table:style-name="ce11">
            <text:p>22,799</text:p>
          </table:table-cell>
          <table:table-cell office:value-type="float" office:value="22528" table:style-name="ce10">
            <text:p>22,5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庫鎮</text:p>
          </table:table-cell>
          <table:table-cell office:value-type="float" office:value="9582" table:style-name="ce52">
            <text:p>9,582</text:p>
          </table:table-cell>
          <table:table-cell office:value-type="float" office:value="28198" table:style-name="ce11">
            <text:p>28,198</text:p>
          </table:table-cell>
          <table:table-cell office:value-type="float" office:value="14710" table:style-name="ce11">
            <text:p>14,710</text:p>
          </table:table-cell>
          <table:table-cell office:value-type="float" office:value="13488" table:style-name="ce10">
            <text:p>13,4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港鎮</text:p>
          </table:table-cell>
          <table:table-cell office:value-type="float" office:value="16114" table:style-name="ce52">
            <text:p>16,114</text:p>
          </table:table-cell>
          <table:table-cell office:value-type="float" office:value="38931" table:style-name="ce11">
            <text:p>38,931</text:p>
          </table:table-cell>
          <table:table-cell office:value-type="float" office:value="20127" table:style-name="ce11">
            <text:p>20,127</text:p>
          </table:table-cell>
          <table:table-cell office:value-type="float" office:value="18804" table:style-name="ce10">
            <text:p>18,8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古坑鄉</text:p>
          </table:table-cell>
          <table:table-cell office:value-type="float" office:value="11284" table:style-name="ce52">
            <text:p>11,284</text:p>
          </table:table-cell>
          <table:table-cell office:value-type="float" office:value="30770" table:style-name="ce11">
            <text:p>30,770</text:p>
          </table:table-cell>
          <table:table-cell office:value-type="float" office:value="16179" table:style-name="ce11">
            <text:p>16,179</text:p>
          </table:table-cell>
          <table:table-cell office:value-type="float" office:value="14591" table:style-name="ce10">
            <text:p>14,5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埤鄉</text:p>
          </table:table-cell>
          <table:table-cell office:value-type="float" office:value="6666" table:style-name="ce52">
            <text:p>6,666</text:p>
          </table:table-cell>
          <table:table-cell office:value-type="float" office:value="18591" table:style-name="ce11">
            <text:p>18,591</text:p>
          </table:table-cell>
          <table:table-cell office:value-type="float" office:value="9884" table:style-name="ce11">
            <text:p>9,884</text:p>
          </table:table-cell>
          <table:table-cell office:value-type="float" office:value="8707" table:style-name="ce10">
            <text:p>8,7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莿桐鄉</text:p>
          </table:table-cell>
          <table:table-cell office:value-type="float" office:value="9477" table:style-name="ce52">
            <text:p>9,477</text:p>
          </table:table-cell>
          <table:table-cell office:value-type="float" office:value="28251" table:style-name="ce11">
            <text:p>28,251</text:p>
          </table:table-cell>
          <table:table-cell office:value-type="float" office:value="14719" table:style-name="ce11">
            <text:p>14,719</text:p>
          </table:table-cell>
          <table:table-cell office:value-type="float" office:value="13532" table:style-name="ce10">
            <text:p>13,5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內鄉</text:p>
          </table:table-cell>
          <table:table-cell office:value-type="float" office:value="6014" table:style-name="ce52">
            <text:p>6,014</text:p>
          </table:table-cell>
          <table:table-cell office:value-type="float" office:value="17376" table:style-name="ce11">
            <text:p>17,376</text:p>
          </table:table-cell>
          <table:table-cell office:value-type="float" office:value="9078" table:style-name="ce11">
            <text:p>9,078</text:p>
          </table:table-cell>
          <table:table-cell office:value-type="float" office:value="8298" table:style-name="ce10">
            <text:p>8,2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崙鄉</text:p>
          </table:table-cell>
          <table:table-cell office:value-type="float" office:value="8958" table:style-name="ce52">
            <text:p>8,958</text:p>
          </table:table-cell>
          <table:table-cell office:value-type="float" office:value="25929" table:style-name="ce11">
            <text:p>25,929</text:p>
          </table:table-cell>
          <table:table-cell office:value-type="float" office:value="13859" table:style-name="ce11">
            <text:p>13,859</text:p>
          </table:table-cell>
          <table:table-cell office:value-type="float" office:value="12070" table:style-name="ce10">
            <text:p>12,0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崙背鄉</text:p>
          </table:table-cell>
          <table:table-cell office:value-type="float" office:value="8606" table:style-name="ce52">
            <text:p>8,606</text:p>
          </table:table-cell>
          <table:table-cell office:value-type="float" office:value="23764" table:style-name="ce11">
            <text:p>23,764</text:p>
          </table:table-cell>
          <table:table-cell office:value-type="float" office:value="12532" table:style-name="ce11">
            <text:p>12,532</text:p>
          </table:table-cell>
          <table:table-cell office:value-type="float" office:value="11232" table:style-name="ce10">
            <text:p>11,2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麥寮鄉</text:p>
          </table:table-cell>
          <table:table-cell office:value-type="float" office:value="15134" table:style-name="ce52">
            <text:p>15,134</text:p>
          </table:table-cell>
          <table:table-cell office:value-type="float" office:value="47900" table:style-name="ce11">
            <text:p>47,900</text:p>
          </table:table-cell>
          <table:table-cell office:value-type="float" office:value="23785" table:style-name="ce11">
            <text:p>23,785</text:p>
          </table:table-cell>
          <table:table-cell office:value-type="float" office:value="24115" table:style-name="ce10">
            <text:p>24,1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勢鄉</text:p>
          </table:table-cell>
          <table:table-cell office:value-type="float" office:value="5805" table:style-name="ce52">
            <text:p>5,805</text:p>
          </table:table-cell>
          <table:table-cell office:value-type="float" office:value="14055" table:style-name="ce11">
            <text:p>14,055</text:p>
          </table:table-cell>
          <table:table-cell office:value-type="float" office:value="7804" table:style-name="ce11">
            <text:p>7,804</text:p>
          </table:table-cell>
          <table:table-cell office:value-type="float" office:value="6251" table:style-name="ce10">
            <text:p>6,2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褒忠鄉</text:p>
          </table:table-cell>
          <table:table-cell office:value-type="float" office:value="4438" table:style-name="ce52">
            <text:p>4,438</text:p>
          </table:table-cell>
          <table:table-cell office:value-type="float" office:value="12414" table:style-name="ce11">
            <text:p>12,414</text:p>
          </table:table-cell>
          <table:table-cell office:value-type="float" office:value="6675" table:style-name="ce11">
            <text:p>6,675</text:p>
          </table:table-cell>
          <table:table-cell office:value-type="float" office:value="5739" table:style-name="ce10">
            <text:p>5,7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西鄉</text:p>
          </table:table-cell>
          <table:table-cell office:value-type="float" office:value="8537" table:style-name="ce52">
            <text:p>8,537</text:p>
          </table:table-cell>
          <table:table-cell office:value-type="float" office:value="22901" table:style-name="ce11">
            <text:p>22,901</text:p>
          </table:table-cell>
          <table:table-cell office:value-type="float" office:value="12269" table:style-name="ce11">
            <text:p>12,269</text:p>
          </table:table-cell>
          <table:table-cell office:value-type="float" office:value="10632" table:style-name="ce10">
            <text:p>10,6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元長鄉</text:p>
          </table:table-cell>
          <table:table-cell office:value-type="float" office:value="9127" table:style-name="ce52">
            <text:p>9,127</text:p>
          </table:table-cell>
          <table:table-cell office:value-type="float" office:value="24576" table:style-name="ce11">
            <text:p>24,576</text:p>
          </table:table-cell>
          <table:table-cell office:value-type="float" office:value="13456" table:style-name="ce11">
            <text:p>13,456</text:p>
          </table:table-cell>
          <table:table-cell office:value-type="float" office:value="11120" table:style-name="ce10">
            <text:p>11,1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四湖鄉</text:p>
          </table:table-cell>
          <table:table-cell office:value-type="float" office:value="8654" table:style-name="ce52">
            <text:p>8,654</text:p>
          </table:table-cell>
          <table:table-cell office:value-type="float" office:value="22232" table:style-name="ce11">
            <text:p>22,232</text:p>
          </table:table-cell>
          <table:table-cell office:value-type="float" office:value="12128" table:style-name="ce11">
            <text:p>12,128</text:p>
          </table:table-cell>
          <table:table-cell office:value-type="float" office:value="10104" table:style-name="ce10">
            <text:p>10,1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口湖鄉</text:p>
          </table:table-cell>
          <table:table-cell office:value-type="float" office:value="9367" table:style-name="ce52">
            <text:p>9,367</text:p>
          </table:table-cell>
          <table:table-cell office:value-type="float" office:value="26307" table:style-name="ce11">
            <text:p>26,307</text:p>
          </table:table-cell>
          <table:table-cell office:value-type="float" office:value="14045" table:style-name="ce11">
            <text:p>14,045</text:p>
          </table:table-cell>
          <table:table-cell office:value-type="float" office:value="12262" table:style-name="ce10">
            <text:p>12,262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水林鄉</text:p>
          </table:table-cell>
          <table:table-cell office:value-type="float" office:value="9643" table:style-name="ce53">
            <text:p>9,643</text:p>
          </table:table-cell>
          <table:table-cell office:value-type="float" office:value="24082" table:style-name="ce18">
            <text:p>24,082</text:p>
          </table:table-cell>
          <table:table-cell office:value-type="float" office:value="13136" table:style-name="ce18">
            <text:p>13,136</text:p>
          </table:table-cell>
          <table:table-cell office:value-type="float" office:value="10946" table:style-name="ce17">
            <text:p>10,946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縣" table:style-name="ta1"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3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嘉義縣</text:p>
          </table:table-cell>
          <table:table-cell office:value-type="float" office:value="184714" table:style-name="ce71">
            <text:p>184,714</text:p>
          </table:table-cell>
          <table:table-cell office:value-type="float" office:value="498031" table:style-name="ce79">
            <text:p>498,031</text:p>
          </table:table-cell>
          <table:table-cell office:value-type="float" office:value="258321" table:style-name="ce79">
            <text:p>258,321</text:p>
          </table:table-cell>
          <table:table-cell office:value-type="float" office:value="239710" table:style-name="ce73">
            <text:p>239,7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保市</text:p>
          </table:table-cell>
          <table:table-cell office:value-type="float" office:value="13698" table:style-name="ce52">
            <text:p>13,698</text:p>
          </table:table-cell>
          <table:table-cell office:value-type="float" office:value="38619" table:style-name="ce11">
            <text:p>38,619</text:p>
          </table:table-cell>
          <table:table-cell office:value-type="float" office:value="19669" table:style-name="ce11">
            <text:p>19,669</text:p>
          </table:table-cell>
          <table:table-cell office:value-type="float" office:value="18950" table:style-name="ce10">
            <text:p>18,9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朴子市</text:p>
          </table:table-cell>
          <table:table-cell office:value-type="float" office:value="15890" table:style-name="ce52">
            <text:p>15,890</text:p>
          </table:table-cell>
          <table:table-cell office:value-type="float" office:value="41587" table:style-name="ce11">
            <text:p>41,587</text:p>
          </table:table-cell>
          <table:table-cell office:value-type="float" office:value="20961" table:style-name="ce11">
            <text:p>20,961</text:p>
          </table:table-cell>
          <table:table-cell office:value-type="float" office:value="20626" table:style-name="ce10">
            <text:p>20,6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布袋鎮</text:p>
          </table:table-cell>
          <table:table-cell office:value-type="float" office:value="9850" table:style-name="ce52">
            <text:p>9,850</text:p>
          </table:table-cell>
          <table:table-cell office:value-type="float" office:value="25882" table:style-name="ce11">
            <text:p>25,882</text:p>
          </table:table-cell>
          <table:table-cell office:value-type="float" office:value="13201" table:style-name="ce11">
            <text:p>13,201</text:p>
          </table:table-cell>
          <table:table-cell office:value-type="float" office:value="12681" table:style-name="ce10">
            <text:p>12,6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林鎮</text:p>
          </table:table-cell>
          <table:table-cell office:value-type="float" office:value="11423" table:style-name="ce52">
            <text:p>11,423</text:p>
          </table:table-cell>
          <table:table-cell office:value-type="float" office:value="30331" table:style-name="ce11">
            <text:p>30,331</text:p>
          </table:table-cell>
          <table:table-cell office:value-type="float" office:value="15430" table:style-name="ce11">
            <text:p>15,430</text:p>
          </table:table-cell>
          <table:table-cell office:value-type="float" office:value="14901" table:style-name="ce10">
            <text:p>14,9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民雄鄉</text:p>
          </table:table-cell>
          <table:table-cell office:value-type="float" office:value="25783" table:style-name="ce52">
            <text:p>25,783</text:p>
          </table:table-cell>
          <table:table-cell office:value-type="float" office:value="71197" table:style-name="ce11">
            <text:p>71,197</text:p>
          </table:table-cell>
          <table:table-cell office:value-type="float" office:value="36359" table:style-name="ce11">
            <text:p>36,359</text:p>
          </table:table-cell>
          <table:table-cell office:value-type="float" office:value="34838" table:style-name="ce10">
            <text:p>34,8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溪口鄉</text:p>
          </table:table-cell>
          <table:table-cell office:value-type="float" office:value="5272" table:style-name="ce52">
            <text:p>5,272</text:p>
          </table:table-cell>
          <table:table-cell office:value-type="float" office:value="13967" table:style-name="ce11">
            <text:p>13,967</text:p>
          </table:table-cell>
          <table:table-cell office:value-type="float" office:value="7433" table:style-name="ce11">
            <text:p>7,433</text:p>
          </table:table-cell>
          <table:table-cell office:value-type="float" office:value="6534" table:style-name="ce10">
            <text:p>6,5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港鄉</text:p>
          </table:table-cell>
          <table:table-cell office:value-type="float" office:value="10836" table:style-name="ce52">
            <text:p>10,836</text:p>
          </table:table-cell>
          <table:table-cell office:value-type="float" office:value="31061" table:style-name="ce11">
            <text:p>31,061</text:p>
          </table:table-cell>
          <table:table-cell office:value-type="float" office:value="16382" table:style-name="ce11">
            <text:p>16,382</text:p>
          </table:table-cell>
          <table:table-cell office:value-type="float" office:value="14679" table:style-name="ce10">
            <text:p>14,6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腳鄉</text:p>
          </table:table-cell>
          <table:table-cell office:value-type="float" office:value="8756" table:style-name="ce52">
            <text:p>8,756</text:p>
          </table:table-cell>
          <table:table-cell office:value-type="float" office:value="22078" table:style-name="ce11">
            <text:p>22,078</text:p>
          </table:table-cell>
          <table:table-cell office:value-type="float" office:value="11698" table:style-name="ce11">
            <text:p>11,698</text:p>
          </table:table-cell>
          <table:table-cell office:value-type="float" office:value="10380" table:style-name="ce10">
            <text:p>10,3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石鄉</text:p>
          </table:table-cell>
          <table:table-cell office:value-type="float" office:value="9096" table:style-name="ce52">
            <text:p>9,096</text:p>
          </table:table-cell>
          <table:table-cell office:value-type="float" office:value="23659" table:style-name="ce11">
            <text:p>23,659</text:p>
          </table:table-cell>
          <table:table-cell office:value-type="float" office:value="12515" table:style-name="ce11">
            <text:p>12,515</text:p>
          </table:table-cell>
          <table:table-cell office:value-type="float" office:value="11144" table:style-name="ce10">
            <text:p>11,1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義竹鄉</text:p>
          </table:table-cell>
          <table:table-cell office:value-type="float" office:value="7245" table:style-name="ce52">
            <text:p>7,245</text:p>
          </table:table-cell>
          <table:table-cell office:value-type="float" office:value="17521" table:style-name="ce11">
            <text:p>17,521</text:p>
          </table:table-cell>
          <table:table-cell office:value-type="float" office:value="9144" table:style-name="ce11">
            <text:p>9,144</text:p>
          </table:table-cell>
          <table:table-cell office:value-type="float" office:value="8377" table:style-name="ce10">
            <text:p>8,3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草鄉</text:p>
          </table:table-cell>
          <table:table-cell office:value-type="float" office:value="5732" table:style-name="ce52">
            <text:p>5,732</text:p>
          </table:table-cell>
          <table:table-cell office:value-type="float" office:value="14846" table:style-name="ce11">
            <text:p>14,846</text:p>
          </table:table-cell>
          <table:table-cell office:value-type="float" office:value="7964" table:style-name="ce11">
            <text:p>7,964</text:p>
          </table:table-cell>
          <table:table-cell office:value-type="float" office:value="6882" table:style-name="ce10">
            <text:p>6,8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上鄉</text:p>
          </table:table-cell>
          <table:table-cell office:value-type="float" office:value="18470" table:style-name="ce52">
            <text:p>18,470</text:p>
          </table:table-cell>
          <table:table-cell office:value-type="float" office:value="48869" table:style-name="ce11">
            <text:p>48,869</text:p>
          </table:table-cell>
          <table:table-cell office:value-type="float" office:value="25241" table:style-name="ce11">
            <text:p>25,241</text:p>
          </table:table-cell>
          <table:table-cell office:value-type="float" office:value="23628" table:style-name="ce10">
            <text:p>23,6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埔鄉</text:p>
          </table:table-cell>
          <table:table-cell office:value-type="float" office:value="16160" table:style-name="ce52">
            <text:p>16,160</text:p>
          </table:table-cell>
          <table:table-cell office:value-type="float" office:value="43995" table:style-name="ce11">
            <text:p>43,995</text:p>
          </table:table-cell>
          <table:table-cell office:value-type="float" office:value="22794" table:style-name="ce11">
            <text:p>22,794</text:p>
          </table:table-cell>
          <table:table-cell office:value-type="float" office:value="21201" table:style-name="ce10">
            <text:p>21,2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崎鄉</text:p>
          </table:table-cell>
          <table:table-cell office:value-type="float" office:value="11708" table:style-name="ce52">
            <text:p>11,708</text:p>
          </table:table-cell>
          <table:table-cell office:value-type="float" office:value="34624" table:style-name="ce11">
            <text:p>34,624</text:p>
          </table:table-cell>
          <table:table-cell office:value-type="float" office:value="18426" table:style-name="ce11">
            <text:p>18,426</text:p>
          </table:table-cell>
          <table:table-cell office:value-type="float" office:value="16198" table:style-name="ce10">
            <text:p>16,1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梅山鄉</text:p>
          </table:table-cell>
          <table:table-cell office:value-type="float" office:value="6748" table:style-name="ce52">
            <text:p>6,748</text:p>
          </table:table-cell>
          <table:table-cell office:value-type="float" office:value="18602" table:style-name="ce11">
            <text:p>18,602</text:p>
          </table:table-cell>
          <table:table-cell office:value-type="float" office:value="9889" table:style-name="ce11">
            <text:p>9,889</text:p>
          </table:table-cell>
          <table:table-cell office:value-type="float" office:value="8713" table:style-name="ce10">
            <text:p>8,7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番路鄉</text:p>
          </table:table-cell>
          <table:table-cell office:value-type="float" office:value="4235" table:style-name="ce52">
            <text:p>4,235</text:p>
          </table:table-cell>
          <table:table-cell office:value-type="float" office:value="11146" table:style-name="ce11">
            <text:p>11,146</text:p>
          </table:table-cell>
          <table:table-cell office:value-type="float" office:value="5995" table:style-name="ce11">
            <text:p>5,995</text:p>
          </table:table-cell>
          <table:table-cell office:value-type="float" office:value="5151" table:style-name="ce10">
            <text:p>5,1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埔鄉</text:p>
          </table:table-cell>
          <table:table-cell office:value-type="float" office:value="1932" table:style-name="ce52">
            <text:p>1,932</text:p>
          </table:table-cell>
          <table:table-cell office:value-type="float" office:value="4563" table:style-name="ce11">
            <text:p>4,563</text:p>
          </table:table-cell>
          <table:table-cell office:value-type="float" office:value="2335" table:style-name="ce11">
            <text:p>2,335</text:p>
          </table:table-cell>
          <table:table-cell office:value-type="float" office:value="2228" table:style-name="ce10">
            <text:p>2,228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阿里山鄉</text:p>
          </table:table-cell>
          <table:table-cell office:value-type="float" office:value="1880" table:style-name="ce53">
            <text:p>1,880</text:p>
          </table:table-cell>
          <table:table-cell office:value-type="float" office:value="5484" table:style-name="ce18">
            <text:p>5,484</text:p>
          </table:table-cell>
          <table:table-cell office:value-type="float" office:value="2885" table:style-name="ce18">
            <text:p>2,885</text:p>
          </table:table-cell>
          <table:table-cell office:value-type="float" office:value="2599" table:style-name="ce17">
            <text:p>2,599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屏東縣" table:style-name="ta1"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3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屏東縣</text:p>
          </table:table-cell>
          <table:table-cell office:value-type="float" office:value="291863" table:style-name="ce71">
            <text:p>291,863</text:p>
          </table:table-cell>
          <table:table-cell office:value-type="float" office:value="810449" table:style-name="ce79">
            <text:p>810,449</text:p>
          </table:table-cell>
          <table:table-cell office:value-type="float" office:value="412817" table:style-name="ce79">
            <text:p>412,817</text:p>
          </table:table-cell>
          <table:table-cell office:value-type="float" office:value="397632" table:style-name="ce73">
            <text:p>397,6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屏東市</text:p>
          </table:table-cell>
          <table:table-cell office:value-type="float" office:value="75183" table:style-name="ce52">
            <text:p>75,183</text:p>
          </table:table-cell>
          <table:table-cell office:value-type="float" office:value="197174" table:style-name="ce11">
            <text:p>197,174</text:p>
          </table:table-cell>
          <table:table-cell office:value-type="float" office:value="97019" table:style-name="ce11">
            <text:p>97,019</text:p>
          </table:table-cell>
          <table:table-cell office:value-type="float" office:value="100155" table:style-name="ce10">
            <text:p>100,1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潮州鎮</text:p>
          </table:table-cell>
          <table:table-cell office:value-type="float" office:value="20279" table:style-name="ce52">
            <text:p>20,279</text:p>
          </table:table-cell>
          <table:table-cell office:value-type="float" office:value="53882" table:style-name="ce11">
            <text:p>53,882</text:p>
          </table:table-cell>
          <table:table-cell office:value-type="float" office:value="26802" table:style-name="ce11">
            <text:p>26,802</text:p>
          </table:table-cell>
          <table:table-cell office:value-type="float" office:value="27080" table:style-name="ce10">
            <text:p>27,0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港鎮</text:p>
          </table:table-cell>
          <table:table-cell office:value-type="float" office:value="17186" table:style-name="ce52">
            <text:p>17,186</text:p>
          </table:table-cell>
          <table:table-cell office:value-type="float" office:value="46685" table:style-name="ce11">
            <text:p>46,685</text:p>
          </table:table-cell>
          <table:table-cell office:value-type="float" office:value="23538" table:style-name="ce11">
            <text:p>23,538</text:p>
          </table:table-cell>
          <table:table-cell office:value-type="float" office:value="23147" table:style-name="ce10">
            <text:p>23,1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恆春鎮</text:p>
          </table:table-cell>
          <table:table-cell office:value-type="float" office:value="11921" table:style-name="ce52">
            <text:p>11,921</text:p>
          </table:table-cell>
          <table:table-cell office:value-type="float" office:value="30390" table:style-name="ce11">
            <text:p>30,390</text:p>
          </table:table-cell>
          <table:table-cell office:value-type="float" office:value="15561" table:style-name="ce11">
            <text:p>15,561</text:p>
          </table:table-cell>
          <table:table-cell office:value-type="float" office:value="14829" table:style-name="ce10">
            <text:p>14,8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丹鄉</text:p>
          </table:table-cell>
          <table:table-cell office:value-type="float" office:value="15603" table:style-name="ce52">
            <text:p>15,603</text:p>
          </table:table-cell>
          <table:table-cell office:value-type="float" office:value="50049" table:style-name="ce11">
            <text:p>50,049</text:p>
          </table:table-cell>
          <table:table-cell office:value-type="float" office:value="25936" table:style-name="ce11">
            <text:p>25,936</text:p>
          </table:table-cell>
          <table:table-cell office:value-type="float" office:value="24113" table:style-name="ce10">
            <text:p>24,1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治鄉</text:p>
          </table:table-cell>
          <table:table-cell office:value-type="float" office:value="10361" table:style-name="ce52">
            <text:p>10,361</text:p>
          </table:table-cell>
          <table:table-cell office:value-type="float" office:value="29379" table:style-name="ce11">
            <text:p>29,379</text:p>
          </table:table-cell>
          <table:table-cell office:value-type="float" office:value="15246" table:style-name="ce11">
            <text:p>15,246</text:p>
          </table:table-cell>
          <table:table-cell office:value-type="float" office:value="14133" table:style-name="ce10">
            <text:p>14,1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麟洛鄉</text:p>
          </table:table-cell>
          <table:table-cell office:value-type="float" office:value="3887" table:style-name="ce52">
            <text:p>3,887</text:p>
          </table:table-cell>
          <table:table-cell office:value-type="float" office:value="10723" table:style-name="ce11">
            <text:p>10,723</text:p>
          </table:table-cell>
          <table:table-cell office:value-type="float" office:value="5552" table:style-name="ce11">
            <text:p>5,552</text:p>
          </table:table-cell>
          <table:table-cell office:value-type="float" office:value="5171" table:style-name="ce10">
            <text:p>5,1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九如鄉</text:p>
          </table:table-cell>
          <table:table-cell office:value-type="float" office:value="7318" table:style-name="ce52">
            <text:p>7,318</text:p>
          </table:table-cell>
          <table:table-cell office:value-type="float" office:value="21867" table:style-name="ce11">
            <text:p>21,867</text:p>
          </table:table-cell>
          <table:table-cell office:value-type="float" office:value="11227" table:style-name="ce11">
            <text:p>11,227</text:p>
          </table:table-cell>
          <table:table-cell office:value-type="float" office:value="10640" table:style-name="ce10">
            <text:p>10,6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里港鄉</text:p>
          </table:table-cell>
          <table:table-cell office:value-type="float" office:value="8289" table:style-name="ce52">
            <text:p>8,289</text:p>
          </table:table-cell>
          <table:table-cell office:value-type="float" office:value="25666" table:style-name="ce11">
            <text:p>25,666</text:p>
          </table:table-cell>
          <table:table-cell office:value-type="float" office:value="13011" table:style-name="ce11">
            <text:p>13,011</text:p>
          </table:table-cell>
          <table:table-cell office:value-type="float" office:value="12655" table:style-name="ce10">
            <text:p>12,6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埔鄉</text:p>
          </table:table-cell>
          <table:table-cell office:value-type="float" office:value="7932" table:style-name="ce52">
            <text:p>7,932</text:p>
          </table:table-cell>
          <table:table-cell office:value-type="float" office:value="24896" table:style-name="ce11">
            <text:p>24,896</text:p>
          </table:table-cell>
          <table:table-cell office:value-type="float" office:value="12923" table:style-name="ce11">
            <text:p>12,923</text:p>
          </table:table-cell>
          <table:table-cell office:value-type="float" office:value="11973" table:style-name="ce10">
            <text:p>11,9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高樹鄉</text:p>
          </table:table-cell>
          <table:table-cell office:value-type="float" office:value="9185" table:style-name="ce52">
            <text:p>9,185</text:p>
          </table:table-cell>
          <table:table-cell office:value-type="float" office:value="23668" table:style-name="ce11">
            <text:p>23,668</text:p>
          </table:table-cell>
          <table:table-cell office:value-type="float" office:value="12570" table:style-name="ce11">
            <text:p>12,570</text:p>
          </table:table-cell>
          <table:table-cell office:value-type="float" office:value="11098" table:style-name="ce10">
            <text:p>11,0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巒鄉</text:p>
          </table:table-cell>
          <table:table-cell office:value-type="float" office:value="6564" table:style-name="ce52">
            <text:p>6,564</text:p>
          </table:table-cell>
          <table:table-cell office:value-type="float" office:value="20134" table:style-name="ce11">
            <text:p>20,134</text:p>
          </table:table-cell>
          <table:table-cell office:value-type="float" office:value="10465" table:style-name="ce11">
            <text:p>10,465</text:p>
          </table:table-cell>
          <table:table-cell office:value-type="float" office:value="9669" table:style-name="ce10">
            <text:p>9,6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埔鄉</text:p>
          </table:table-cell>
          <table:table-cell office:value-type="float" office:value="19068" table:style-name="ce52">
            <text:p>19,068</text:p>
          </table:table-cell>
          <table:table-cell office:value-type="float" office:value="53141" table:style-name="ce11">
            <text:p>53,141</text:p>
          </table:table-cell>
          <table:table-cell office:value-type="float" office:value="27305" table:style-name="ce11">
            <text:p>27,305</text:p>
          </table:table-cell>
          <table:table-cell office:value-type="float" office:value="25836" table:style-name="ce10">
            <text:p>25,8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田鄉</text:p>
          </table:table-cell>
          <table:table-cell office:value-type="float" office:value="5665" table:style-name="ce52">
            <text:p>5,665</text:p>
          </table:table-cell>
          <table:table-cell office:value-type="float" office:value="16502" table:style-name="ce11">
            <text:p>16,502</text:p>
          </table:table-cell>
          <table:table-cell office:value-type="float" office:value="8762" table:style-name="ce11">
            <text:p>8,762</text:p>
          </table:table-cell>
          <table:table-cell office:value-type="float" office:value="7740" table:style-name="ce10">
            <text:p>7,7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埤鄉</text:p>
          </table:table-cell>
          <table:table-cell office:value-type="float" office:value="3428" table:style-name="ce52">
            <text:p>3,428</text:p>
          </table:table-cell>
          <table:table-cell office:value-type="float" office:value="9503" table:style-name="ce11">
            <text:p>9,503</text:p>
          </table:table-cell>
          <table:table-cell office:value-type="float" office:value="5057" table:style-name="ce11">
            <text:p>5,057</text:p>
          </table:table-cell>
          <table:table-cell office:value-type="float" office:value="4446" table:style-name="ce10">
            <text:p>4,4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寮鄉</text:p>
          </table:table-cell>
          <table:table-cell office:value-type="float" office:value="8650" table:style-name="ce52">
            <text:p>8,650</text:p>
          </table:table-cell>
          <table:table-cell office:value-type="float" office:value="23582" table:style-name="ce11">
            <text:p>23,582</text:p>
          </table:table-cell>
          <table:table-cell office:value-type="float" office:value="12331" table:style-name="ce11">
            <text:p>12,331</text:p>
          </table:table-cell>
          <table:table-cell office:value-type="float" office:value="11251" table:style-name="ce10">
            <text:p>11,2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園鄉</text:p>
          </table:table-cell>
          <table:table-cell office:value-type="float" office:value="11869" table:style-name="ce52">
            <text:p>11,869</text:p>
          </table:table-cell>
          <table:table-cell office:value-type="float" office:value="33769" table:style-name="ce11">
            <text:p>33,769</text:p>
          </table:table-cell>
          <table:table-cell office:value-type="float" office:value="17523" table:style-name="ce11">
            <text:p>17,523</text:p>
          </table:table-cell>
          <table:table-cell office:value-type="float" office:value="16246" table:style-name="ce10">
            <text:p>16,2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崁頂鄉</text:p>
          </table:table-cell>
          <table:table-cell office:value-type="float" office:value="4547" table:style-name="ce52">
            <text:p>4,547</text:p>
          </table:table-cell>
          <table:table-cell office:value-type="float" office:value="15304" table:style-name="ce11">
            <text:p>15,304</text:p>
          </table:table-cell>
          <table:table-cell office:value-type="float" office:value="7672" table:style-name="ce11">
            <text:p>7,672</text:p>
          </table:table-cell>
          <table:table-cell office:value-type="float" office:value="7632" table:style-name="ce10">
            <text:p>7,6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邊鄉</text:p>
          </table:table-cell>
          <table:table-cell office:value-type="float" office:value="6673" table:style-name="ce52">
            <text:p>6,673</text:p>
          </table:table-cell>
          <table:table-cell office:value-type="float" office:value="17184" table:style-name="ce11">
            <text:p>17,184</text:p>
          </table:table-cell>
          <table:table-cell office:value-type="float" office:value="8756" table:style-name="ce11">
            <text:p>8,756</text:p>
          </table:table-cell>
          <table:table-cell office:value-type="float" office:value="8428" table:style-name="ce10">
            <text:p>8,4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州鄉</text:p>
          </table:table-cell>
          <table:table-cell office:value-type="float" office:value="3788" table:style-name="ce52">
            <text:p>3,788</text:p>
          </table:table-cell>
          <table:table-cell office:value-type="float" office:value="10327" table:style-name="ce11">
            <text:p>10,327</text:p>
          </table:table-cell>
          <table:table-cell office:value-type="float" office:value="5288" table:style-name="ce11">
            <text:p>5,288</text:p>
          </table:table-cell>
          <table:table-cell office:value-type="float" office:value="5039" table:style-name="ce10">
            <text:p>5,0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佳冬鄉</text:p>
          </table:table-cell>
          <table:table-cell office:value-type="float" office:value="6989" table:style-name="ce52">
            <text:p>6,989</text:p>
          </table:table-cell>
          <table:table-cell office:value-type="float" office:value="18543" table:style-name="ce11">
            <text:p>18,543</text:p>
          </table:table-cell>
          <table:table-cell office:value-type="float" office:value="9589" table:style-name="ce11">
            <text:p>9,589</text:p>
          </table:table-cell>
          <table:table-cell office:value-type="float" office:value="8954" table:style-name="ce10">
            <text:p>8,9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琉球鄉</text:p>
          </table:table-cell>
          <table:table-cell office:value-type="float" office:value="4687" table:style-name="ce52">
            <text:p>4,687</text:p>
          </table:table-cell>
          <table:table-cell office:value-type="float" office:value="12140" table:style-name="ce11">
            <text:p>12,140</text:p>
          </table:table-cell>
          <table:table-cell office:value-type="float" office:value="6617" table:style-name="ce11">
            <text:p>6,617</text:p>
          </table:table-cell>
          <table:table-cell office:value-type="float" office:value="5523" table:style-name="ce10">
            <text:p>5,5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車城鄉</text:p>
          </table:table-cell>
          <table:table-cell office:value-type="float" office:value="3496" table:style-name="ce52">
            <text:p>3,496</text:p>
          </table:table-cell>
          <table:table-cell office:value-type="float" office:value="8239" table:style-name="ce11">
            <text:p>8,239</text:p>
          </table:table-cell>
          <table:table-cell office:value-type="float" office:value="4401" table:style-name="ce11">
            <text:p>4,401</text:p>
          </table:table-cell>
          <table:table-cell office:value-type="float" office:value="3838" table:style-name="ce10">
            <text:p>3,8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滿州鄉</text:p>
          </table:table-cell>
          <table:table-cell office:value-type="float" office:value="3027" table:style-name="ce52">
            <text:p>3,027</text:p>
          </table:table-cell>
          <table:table-cell office:value-type="float" office:value="7430" table:style-name="ce11">
            <text:p>7,430</text:p>
          </table:table-cell>
          <table:table-cell office:value-type="float" office:value="4037" table:style-name="ce11">
            <text:p>4,037</text:p>
          </table:table-cell>
          <table:table-cell office:value-type="float" office:value="3393" table:style-name="ce10">
            <text:p>3,3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山鄉</text:p>
          </table:table-cell>
          <table:table-cell office:value-type="float" office:value="2048" table:style-name="ce52">
            <text:p>2,048</text:p>
          </table:table-cell>
          <table:table-cell office:value-type="float" office:value="5195" table:style-name="ce11">
            <text:p>5,195</text:p>
          </table:table-cell>
          <table:table-cell office:value-type="float" office:value="2739" table:style-name="ce11">
            <text:p>2,739</text:p>
          </table:table-cell>
          <table:table-cell office:value-type="float" office:value="2456" table:style-name="ce10">
            <text:p>2,45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三地門鄉</text:p>
          </table:table-cell>
          <table:table-cell office:value-type="float" office:value="2355" table:style-name="ce52">
            <text:p>2,355</text:p>
          </table:table-cell>
          <table:table-cell office:value-type="float" office:value="7705" table:style-name="ce11">
            <text:p>7,705</text:p>
          </table:table-cell>
          <table:table-cell office:value-type="float" office:value="3884" table:style-name="ce11">
            <text:p>3,884</text:p>
          </table:table-cell>
          <table:table-cell office:value-type="float" office:value="3821" table:style-name="ce10">
            <text:p>3,82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霧臺鄉</text:p>
          </table:table-cell>
          <table:table-cell office:value-type="float" office:value="1084" table:style-name="ce52">
            <text:p>1,084</text:p>
          </table:table-cell>
          <table:table-cell office:value-type="float" office:value="3244" table:style-name="ce11">
            <text:p>3,244</text:p>
          </table:table-cell>
          <table:table-cell office:value-type="float" office:value="1670" table:style-name="ce11">
            <text:p>1,670</text:p>
          </table:table-cell>
          <table:table-cell office:value-type="float" office:value="1574" table:style-name="ce10">
            <text:p>1,57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瑪家鄉</text:p>
          </table:table-cell>
          <table:table-cell office:value-type="float" office:value="2082" table:style-name="ce52">
            <text:p>2,082</text:p>
          </table:table-cell>
          <table:table-cell office:value-type="float" office:value="6759" table:style-name="ce11">
            <text:p>6,759</text:p>
          </table:table-cell>
          <table:table-cell office:value-type="float" office:value="3425" table:style-name="ce11">
            <text:p>3,425</text:p>
          </table:table-cell>
          <table:table-cell office:value-type="float" office:value="3334" table:style-name="ce10">
            <text:p>3,33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泰武鄉</text:p>
          </table:table-cell>
          <table:table-cell office:value-type="float" office:value="1414" table:style-name="ce52">
            <text:p>1,414</text:p>
          </table:table-cell>
          <table:table-cell office:value-type="float" office:value="5344" table:style-name="ce11">
            <text:p>5,344</text:p>
          </table:table-cell>
          <table:table-cell office:value-type="float" office:value="2787" table:style-name="ce11">
            <text:p>2,787</text:p>
          </table:table-cell>
          <table:table-cell office:value-type="float" office:value="2557" table:style-name="ce10">
            <text:p>2,55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來義鄉</text:p>
          </table:table-cell>
          <table:table-cell office:value-type="float" office:value="2262" table:style-name="ce52">
            <text:p>2,262</text:p>
          </table:table-cell>
          <table:table-cell office:value-type="float" office:value="7417" table:style-name="ce11">
            <text:p>7,417</text:p>
          </table:table-cell>
          <table:table-cell office:value-type="float" office:value="3704" table:style-name="ce11">
            <text:p>3,704</text:p>
          </table:table-cell>
          <table:table-cell office:value-type="float" office:value="3713" table:style-name="ce10">
            <text:p>3,71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春日鄉</text:p>
          </table:table-cell>
          <table:table-cell office:value-type="float" office:value="1436" table:style-name="ce52">
            <text:p>1,436</text:p>
          </table:table-cell>
          <table:table-cell office:value-type="float" office:value="4945" table:style-name="ce11">
            <text:p>4,945</text:p>
          </table:table-cell>
          <table:table-cell office:value-type="float" office:value="2518" table:style-name="ce11">
            <text:p>2,518</text:p>
          </table:table-cell>
          <table:table-cell office:value-type="float" office:value="2427" table:style-name="ce10">
            <text:p>2,42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獅子鄉</text:p>
          </table:table-cell>
          <table:table-cell office:value-type="float" office:value="1611" table:style-name="ce52">
            <text:p>1,611</text:p>
          </table:table-cell>
          <table:table-cell office:value-type="float" office:value="4829" table:style-name="ce11">
            <text:p>4,829</text:p>
          </table:table-cell>
          <table:table-cell office:value-type="float" office:value="2483" table:style-name="ce11">
            <text:p>2,483</text:p>
          </table:table-cell>
          <table:table-cell office:value-type="float" office:value="2346" table:style-name="ce10">
            <text:p>2,346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牡丹鄉</text:p>
          </table:table-cell>
          <table:table-cell office:value-type="float" office:value="1976" table:style-name="ce53">
            <text:p>1,976</text:p>
          </table:table-cell>
          <table:table-cell office:value-type="float" office:value="4834" table:style-name="ce18">
            <text:p>4,834</text:p>
          </table:table-cell>
          <table:table-cell office:value-type="float" office:value="2419" table:style-name="ce18">
            <text:p>2,419</text:p>
          </table:table-cell>
          <table:table-cell office:value-type="float" office:value="2415" table:style-name="ce17">
            <text:p>2,415</text:p>
          </table:table-cell>
          <table:table-cell table:number-columns-repeated="16379"/>
        </table:table-row>
        <table:table-row table:style-name="ro8">
          <table:table-cell table:style-name="ce22"/>
          <table:table-cell table:style-name="ce54"/>
          <table:table-cell table:number-columns-repeated="16382" table:style-name="ce1"/>
        </table:table-row>
        <table:table-row table:number-rows-repeated="1048538" table:style-name="ro8">
          <table:table-cell table:number-columns-repeated="16384"/>
        </table:table-row>
      </table:table>
      <table:table table:name="臺東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3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臺東縣</text:p>
          </table:table-cell>
          <table:table-cell office:value-type="float" office:value="83670" table:style-name="ce71">
            <text:p>83,670</text:p>
          </table:table-cell>
          <table:table-cell office:value-type="float" office:value="214745" table:style-name="ce79">
            <text:p>214,745</text:p>
          </table:table-cell>
          <table:table-cell office:value-type="float" office:value="110310" table:style-name="ce79">
            <text:p>110,310</text:p>
          </table:table-cell>
          <table:table-cell office:value-type="float" office:value="104435" table:style-name="ce73">
            <text:p>104,4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東市</text:p>
          </table:table-cell>
          <table:table-cell office:value-type="float" office:value="40334" table:style-name="ce52">
            <text:p>40,334</text:p>
          </table:table-cell>
          <table:table-cell office:value-type="float" office:value="104600" table:style-name="ce11">
            <text:p>104,600</text:p>
          </table:table-cell>
          <table:table-cell office:value-type="float" office:value="52107" table:style-name="ce11">
            <text:p>52,107</text:p>
          </table:table-cell>
          <table:table-cell office:value-type="float" office:value="52493" table:style-name="ce10">
            <text:p>52,4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成功鎮</text:p>
          </table:table-cell>
          <table:table-cell office:value-type="float" office:value="5339" table:style-name="ce52">
            <text:p>5,339</text:p>
          </table:table-cell>
          <table:table-cell office:value-type="float" office:value="13458" table:style-name="ce11">
            <text:p>13,458</text:p>
          </table:table-cell>
          <table:table-cell office:value-type="float" office:value="7074" table:style-name="ce11">
            <text:p>7,074</text:p>
          </table:table-cell>
          <table:table-cell office:value-type="float" office:value="6384" table:style-name="ce10">
            <text:p>6,3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關山鎮</text:p>
          </table:table-cell>
          <table:table-cell office:value-type="float" office:value="3213" table:style-name="ce52">
            <text:p>3,213</text:p>
          </table:table-cell>
          <table:table-cell office:value-type="float" office:value="8369" table:style-name="ce11">
            <text:p>8,369</text:p>
          </table:table-cell>
          <table:table-cell office:value-type="float" office:value="4328" table:style-name="ce11">
            <text:p>4,328</text:p>
          </table:table-cell>
          <table:table-cell office:value-type="float" office:value="4041" table:style-name="ce10">
            <text:p>4,0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卑南鄉</text:p>
          </table:table-cell>
          <table:table-cell office:value-type="float" office:value="6855" table:style-name="ce52">
            <text:p>6,855</text:p>
          </table:table-cell>
          <table:table-cell office:value-type="float" office:value="16949" table:style-name="ce11">
            <text:p>16,949</text:p>
          </table:table-cell>
          <table:table-cell office:value-type="float" office:value="8917" table:style-name="ce11">
            <text:p>8,917</text:p>
          </table:table-cell>
          <table:table-cell office:value-type="float" office:value="8032" table:style-name="ce10">
            <text:p>8,0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武鄉</text:p>
          </table:table-cell>
          <table:table-cell office:value-type="float" office:value="2460" table:style-name="ce52">
            <text:p>2,460</text:p>
          </table:table-cell>
          <table:table-cell office:value-type="float" office:value="5691" table:style-name="ce11">
            <text:p>5,691</text:p>
          </table:table-cell>
          <table:table-cell office:value-type="float" office:value="2973" table:style-name="ce11">
            <text:p>2,973</text:p>
          </table:table-cell>
          <table:table-cell office:value-type="float" office:value="2718" table:style-name="ce10">
            <text:p>2,7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麻里鄉</text:p>
          </table:table-cell>
          <table:table-cell office:value-type="float" office:value="4809" table:style-name="ce52">
            <text:p>4,809</text:p>
          </table:table-cell>
          <table:table-cell office:value-type="float" office:value="10884" table:style-name="ce11">
            <text:p>10,884</text:p>
          </table:table-cell>
          <table:table-cell office:value-type="float" office:value="5779" table:style-name="ce11">
            <text:p>5,779</text:p>
          </table:table-cell>
          <table:table-cell office:value-type="float" office:value="5105" table:style-name="ce10">
            <text:p>5,1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河鄉</text:p>
          </table:table-cell>
          <table:table-cell office:value-type="float" office:value="3711" table:style-name="ce52">
            <text:p>3,711</text:p>
          </table:table-cell>
          <table:table-cell office:value-type="float" office:value="8166" table:style-name="ce11">
            <text:p>8,166</text:p>
          </table:table-cell>
          <table:table-cell office:value-type="float" office:value="4507" table:style-name="ce11">
            <text:p>4,507</text:p>
          </table:table-cell>
          <table:table-cell office:value-type="float" office:value="3659" table:style-name="ce10">
            <text:p>3,6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濱鄉</text:p>
          </table:table-cell>
          <table:table-cell office:value-type="float" office:value="2895" table:style-name="ce52">
            <text:p>2,895</text:p>
          </table:table-cell>
          <table:table-cell office:value-type="float" office:value="6886" table:style-name="ce11">
            <text:p>6,886</text:p>
          </table:table-cell>
          <table:table-cell office:value-type="float" office:value="3881" table:style-name="ce11">
            <text:p>3,881</text:p>
          </table:table-cell>
          <table:table-cell office:value-type="float" office:value="3005" table:style-name="ce10">
            <text:p>3,0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野鄉</text:p>
          </table:table-cell>
          <table:table-cell office:value-type="float" office:value="3009" table:style-name="ce52">
            <text:p>3,009</text:p>
          </table:table-cell>
          <table:table-cell office:value-type="float" office:value="7561" table:style-name="ce11">
            <text:p>7,561</text:p>
          </table:table-cell>
          <table:table-cell office:value-type="float" office:value="3990" table:style-name="ce11">
            <text:p>3,990</text:p>
          </table:table-cell>
          <table:table-cell office:value-type="float" office:value="3571" table:style-name="ce10">
            <text:p>3,5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池上鄉</text:p>
          </table:table-cell>
          <table:table-cell office:value-type="float" office:value="3180" table:style-name="ce52">
            <text:p>3,180</text:p>
          </table:table-cell>
          <table:table-cell office:value-type="float" office:value="8052" table:style-name="ce11">
            <text:p>8,052</text:p>
          </table:table-cell>
          <table:table-cell office:value-type="float" office:value="4150" table:style-name="ce11">
            <text:p>4,150</text:p>
          </table:table-cell>
          <table:table-cell office:value-type="float" office:value="3902" table:style-name="ce10">
            <text:p>3,9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綠島鄉</text:p>
          </table:table-cell>
          <table:table-cell office:value-type="float" office:value="1173" table:style-name="ce52">
            <text:p>1,173</text:p>
          </table:table-cell>
          <table:table-cell office:value-type="float" office:value="4057" table:style-name="ce11">
            <text:p>4,057</text:p>
          </table:table-cell>
          <table:table-cell office:value-type="float" office:value="2169" table:style-name="ce11">
            <text:p>2,169</text:p>
          </table:table-cell>
          <table:table-cell office:value-type="float" office:value="1888" table:style-name="ce10">
            <text:p>1,88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延平鄉</text:p>
          </table:table-cell>
          <table:table-cell office:value-type="float" office:value="1068" table:style-name="ce52">
            <text:p>1,068</text:p>
          </table:table-cell>
          <table:table-cell office:value-type="float" office:value="3557" table:style-name="ce11">
            <text:p>3,557</text:p>
          </table:table-cell>
          <table:table-cell office:value-type="float" office:value="1896" table:style-name="ce11">
            <text:p>1,896</text:p>
          </table:table-cell>
          <table:table-cell office:value-type="float" office:value="1661" table:style-name="ce10">
            <text:p>1,66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海端鄉</text:p>
          </table:table-cell>
          <table:table-cell office:value-type="float" office:value="1085" table:style-name="ce52">
            <text:p>1,085</text:p>
          </table:table-cell>
          <table:table-cell office:value-type="float" office:value="4130" table:style-name="ce11">
            <text:p>4,130</text:p>
          </table:table-cell>
          <table:table-cell office:value-type="float" office:value="2182" table:style-name="ce11">
            <text:p>2,182</text:p>
          </table:table-cell>
          <table:table-cell office:value-type="float" office:value="1948" table:style-name="ce10">
            <text:p>1,94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達仁鄉</text:p>
          </table:table-cell>
          <table:table-cell office:value-type="float" office:value="1421" table:style-name="ce52">
            <text:p>1,421</text:p>
          </table:table-cell>
          <table:table-cell office:value-type="float" office:value="3490" table:style-name="ce11">
            <text:p>3,490</text:p>
          </table:table-cell>
          <table:table-cell office:value-type="float" office:value="1887" table:style-name="ce11">
            <text:p>1,887</text:p>
          </table:table-cell>
          <table:table-cell office:value-type="float" office:value="1603" table:style-name="ce10">
            <text:p>1,60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金峰鄉</text:p>
          </table:table-cell>
          <table:table-cell office:value-type="float" office:value="1178" table:style-name="ce52">
            <text:p>1,178</text:p>
          </table:table-cell>
          <table:table-cell office:value-type="float" office:value="3679" table:style-name="ce11">
            <text:p>3,679</text:p>
          </table:table-cell>
          <table:table-cell office:value-type="float" office:value="1853" table:style-name="ce11">
            <text:p>1,853</text:p>
          </table:table-cell>
          <table:table-cell office:value-type="float" office:value="1826" table:style-name="ce10">
            <text:p>1,826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蘭嶼鄉</text:p>
          </table:table-cell>
          <table:table-cell office:value-type="float" office:value="1940" table:style-name="ce53">
            <text:p>1,940</text:p>
          </table:table-cell>
          <table:table-cell office:value-type="float" office:value="5216" table:style-name="ce18">
            <text:p>5,216</text:p>
          </table:table-cell>
          <table:table-cell office:value-type="float" office:value="2617" table:style-name="ce18">
            <text:p>2,617</text:p>
          </table:table-cell>
          <table:table-cell office:value-type="float" office:value="2599" table:style-name="ce17">
            <text:p>2,599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花蓮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3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花蓮縣</text:p>
          </table:table-cell>
          <table:table-cell office:value-type="float" office:value="127500" table:style-name="ce71">
            <text:p>127,500</text:p>
          </table:table-cell>
          <table:table-cell office:value-type="float" office:value="323666" table:style-name="ce79">
            <text:p>323,666</text:p>
          </table:table-cell>
          <table:table-cell office:value-type="float" office:value="163626" table:style-name="ce79">
            <text:p>163,626</text:p>
          </table:table-cell>
          <table:table-cell office:value-type="float" office:value="160040" table:style-name="ce73">
            <text:p>160,0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花蓮市</text:p>
          </table:table-cell>
          <table:table-cell office:value-type="float" office:value="41837" table:style-name="ce52">
            <text:p>41,837</text:p>
          </table:table-cell>
          <table:table-cell office:value-type="float" office:value="102299" table:style-name="ce11">
            <text:p>102,299</text:p>
          </table:table-cell>
          <table:table-cell office:value-type="float" office:value="49105" table:style-name="ce11">
            <text:p>49,105</text:p>
          </table:table-cell>
          <table:table-cell office:value-type="float" office:value="53194" table:style-name="ce10">
            <text:p>53,1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林鎮</text:p>
          </table:table-cell>
          <table:table-cell office:value-type="float" office:value="4389" table:style-name="ce52">
            <text:p>4,389</text:p>
          </table:table-cell>
          <table:table-cell office:value-type="float" office:value="10787" table:style-name="ce11">
            <text:p>10,787</text:p>
          </table:table-cell>
          <table:table-cell office:value-type="float" office:value="5595" table:style-name="ce11">
            <text:p>5,595</text:p>
          </table:table-cell>
          <table:table-cell office:value-type="float" office:value="5192" table:style-name="ce10">
            <text:p>5,1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玉里鎮</text:p>
          </table:table-cell>
          <table:table-cell office:value-type="float" office:value="8908" table:style-name="ce52">
            <text:p>8,908</text:p>
          </table:table-cell>
          <table:table-cell office:value-type="float" office:value="23270" table:style-name="ce11">
            <text:p>23,270</text:p>
          </table:table-cell>
          <table:table-cell office:value-type="float" office:value="12320" table:style-name="ce11">
            <text:p>12,320</text:p>
          </table:table-cell>
          <table:table-cell office:value-type="float" office:value="10950" table:style-name="ce10">
            <text:p>10,9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城鄉</text:p>
          </table:table-cell>
          <table:table-cell office:value-type="float" office:value="7854" table:style-name="ce52">
            <text:p>7,854</text:p>
          </table:table-cell>
          <table:table-cell office:value-type="float" office:value="19999" table:style-name="ce11">
            <text:p>19,999</text:p>
          </table:table-cell>
          <table:table-cell office:value-type="float" office:value="10176" table:style-name="ce11">
            <text:p>10,176</text:p>
          </table:table-cell>
          <table:table-cell office:value-type="float" office:value="9823" table:style-name="ce10">
            <text:p>9,8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吉安鄉</text:p>
          </table:table-cell>
          <table:table-cell office:value-type="float" office:value="32873" table:style-name="ce52">
            <text:p>32,873</text:p>
          </table:table-cell>
          <table:table-cell office:value-type="float" office:value="83512" table:style-name="ce11">
            <text:p>83,512</text:p>
          </table:table-cell>
          <table:table-cell office:value-type="float" office:value="41828" table:style-name="ce11">
            <text:p>41,828</text:p>
          </table:table-cell>
          <table:table-cell office:value-type="float" office:value="41684" table:style-name="ce10">
            <text:p>41,6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壽豐鄉</text:p>
          </table:table-cell>
          <table:table-cell office:value-type="float" office:value="7355" table:style-name="ce52">
            <text:p>7,355</text:p>
          </table:table-cell>
          <table:table-cell office:value-type="float" office:value="17494" table:style-name="ce11">
            <text:p>17,494</text:p>
          </table:table-cell>
          <table:table-cell office:value-type="float" office:value="9296" table:style-name="ce11">
            <text:p>9,296</text:p>
          </table:table-cell>
          <table:table-cell office:value-type="float" office:value="8198" table:style-name="ce10">
            <text:p>8,1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光復鄉</text:p>
          </table:table-cell>
          <table:table-cell office:value-type="float" office:value="4979" table:style-name="ce52">
            <text:p>4,979</text:p>
          </table:table-cell>
          <table:table-cell office:value-type="float" office:value="12325" table:style-name="ce11">
            <text:p>12,325</text:p>
          </table:table-cell>
          <table:table-cell office:value-type="float" office:value="6555" table:style-name="ce11">
            <text:p>6,555</text:p>
          </table:table-cell>
          <table:table-cell office:value-type="float" office:value="5770" table:style-name="ce10">
            <text:p>5,7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豐濱鄉</text:p>
          </table:table-cell>
          <table:table-cell office:value-type="float" office:value="1683" table:style-name="ce52">
            <text:p>1,683</text:p>
          </table:table-cell>
          <table:table-cell office:value-type="float" office:value="4363" table:style-name="ce11">
            <text:p>4,363</text:p>
          </table:table-cell>
          <table:table-cell office:value-type="float" office:value="2444" table:style-name="ce11">
            <text:p>2,444</text:p>
          </table:table-cell>
          <table:table-cell office:value-type="float" office:value="1919" table:style-name="ce10">
            <text:p>1,9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穗鄉</text:p>
          </table:table-cell>
          <table:table-cell office:value-type="float" office:value="4802" table:style-name="ce52">
            <text:p>4,802</text:p>
          </table:table-cell>
          <table:table-cell office:value-type="float" office:value="11282" table:style-name="ce11">
            <text:p>11,282</text:p>
          </table:table-cell>
          <table:table-cell office:value-type="float" office:value="6047" table:style-name="ce11">
            <text:p>6,047</text:p>
          </table:table-cell>
          <table:table-cell office:value-type="float" office:value="5235" table:style-name="ce10">
            <text:p>5,2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富里鄉</text:p>
          </table:table-cell>
          <table:table-cell office:value-type="float" office:value="4052" table:style-name="ce52">
            <text:p>4,052</text:p>
          </table:table-cell>
          <table:table-cell office:value-type="float" office:value="9966" table:style-name="ce11">
            <text:p>9,966</text:p>
          </table:table-cell>
          <table:table-cell office:value-type="float" office:value="5409" table:style-name="ce11">
            <text:p>5,409</text:p>
          </table:table-cell>
          <table:table-cell office:value-type="float" office:value="4557" table:style-name="ce10">
            <text:p>4,55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秀林鄉</text:p>
          </table:table-cell>
          <table:table-cell office:value-type="float" office:value="4944" table:style-name="ce52">
            <text:p>4,944</text:p>
          </table:table-cell>
          <table:table-cell office:value-type="float" office:value="16165" table:style-name="ce11">
            <text:p>16,165</text:p>
          </table:table-cell>
          <table:table-cell office:value-type="float" office:value="8306" table:style-name="ce11">
            <text:p>8,306</text:p>
          </table:table-cell>
          <table:table-cell office:value-type="float" office:value="7859" table:style-name="ce10">
            <text:p>7,85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萬榮鄉</text:p>
          </table:table-cell>
          <table:table-cell office:value-type="float" office:value="2118" table:style-name="ce52">
            <text:p>2,118</text:p>
          </table:table-cell>
          <table:table-cell office:value-type="float" office:value="6195" table:style-name="ce11">
            <text:p>6,195</text:p>
          </table:table-cell>
          <table:table-cell office:value-type="float" office:value="3268" table:style-name="ce11">
            <text:p>3,268</text:p>
          </table:table-cell>
          <table:table-cell office:value-type="float" office:value="2927" table:style-name="ce10">
            <text:p>2,927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卓溪鄉</text:p>
          </table:table-cell>
          <table:table-cell office:value-type="float" office:value="1706" table:style-name="ce53">
            <text:p>1,706</text:p>
          </table:table-cell>
          <table:table-cell office:value-type="float" office:value="6009" table:style-name="ce18">
            <text:p>6,009</text:p>
          </table:table-cell>
          <table:table-cell office:value-type="float" office:value="3277" table:style-name="ce18">
            <text:p>3,277</text:p>
          </table:table-cell>
          <table:table-cell office:value-type="float" office:value="2732" table:style-name="ce17">
            <text:p>2,732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number-columns-repeated="2" table:style-name="ce1"/>
          <table:table-cell table:style-name="ce56"/>
          <table:table-cell table:number-columns-repeated="16381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澎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3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澎湖縣</text:p>
          </table:table-cell>
          <table:table-cell office:value-type="float" office:value="42023" table:style-name="ce71">
            <text:p>42,023</text:p>
          </table:table-cell>
          <table:table-cell office:value-type="float" office:value="105867" table:style-name="ce79">
            <text:p>105,867</text:p>
          </table:table-cell>
          <table:table-cell office:value-type="float" office:value="54453" table:style-name="ce79">
            <text:p>54,453</text:p>
          </table:table-cell>
          <table:table-cell office:value-type="float" office:value="51414" table:style-name="ce73">
            <text:p>51,4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馬公市</text:p>
          </table:table-cell>
          <table:table-cell office:value-type="float" office:value="25759" table:style-name="ce52">
            <text:p>25,759</text:p>
          </table:table-cell>
          <table:table-cell office:value-type="float" office:value="63182" table:style-name="ce11">
            <text:p>63,182</text:p>
          </table:table-cell>
          <table:table-cell office:value-type="float" office:value="32126" table:style-name="ce11">
            <text:p>32,126</text:p>
          </table:table-cell>
          <table:table-cell office:value-type="float" office:value="31056" table:style-name="ce10">
            <text:p>31,0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西鄉</text:p>
          </table:table-cell>
          <table:table-cell office:value-type="float" office:value="6100" table:style-name="ce52">
            <text:p>6,100</text:p>
          </table:table-cell>
          <table:table-cell office:value-type="float" office:value="15240" table:style-name="ce11">
            <text:p>15,240</text:p>
          </table:table-cell>
          <table:table-cell office:value-type="float" office:value="8064" table:style-name="ce11">
            <text:p>8,064</text:p>
          </table:table-cell>
          <table:table-cell office:value-type="float" office:value="7176" table:style-name="ce10">
            <text:p>7,1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白沙鄉</text:p>
          </table:table-cell>
          <table:table-cell office:value-type="float" office:value="3555" table:style-name="ce52">
            <text:p>3,555</text:p>
          </table:table-cell>
          <table:table-cell office:value-type="float" office:value="9878" table:style-name="ce11">
            <text:p>9,878</text:p>
          </table:table-cell>
          <table:table-cell office:value-type="float" office:value="5097" table:style-name="ce11">
            <text:p>5,097</text:p>
          </table:table-cell>
          <table:table-cell office:value-type="float" office:value="4781" table:style-name="ce10">
            <text:p>4,7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嶼鄉</text:p>
          </table:table-cell>
          <table:table-cell office:value-type="float" office:value="3079" table:style-name="ce52">
            <text:p>3,079</text:p>
          </table:table-cell>
          <table:table-cell office:value-type="float" office:value="8319" table:style-name="ce11">
            <text:p>8,319</text:p>
          </table:table-cell>
          <table:table-cell office:value-type="float" office:value="4278" table:style-name="ce11">
            <text:p>4,278</text:p>
          </table:table-cell>
          <table:table-cell office:value-type="float" office:value="4041" table:style-name="ce10">
            <text:p>4,0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望安鄉</text:p>
          </table:table-cell>
          <table:table-cell office:value-type="float" office:value="2077" table:style-name="ce52">
            <text:p>2,077</text:p>
          </table:table-cell>
          <table:table-cell office:value-type="float" office:value="5381" table:style-name="ce11">
            <text:p>5,381</text:p>
          </table:table-cell>
          <table:table-cell office:value-type="float" office:value="2911" table:style-name="ce11">
            <text:p>2,911</text:p>
          </table:table-cell>
          <table:table-cell office:value-type="float" office:value="2470" table:style-name="ce10">
            <text:p>2,470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七美鄉</text:p>
          </table:table-cell>
          <table:table-cell office:value-type="float" office:value="1453" table:style-name="ce53">
            <text:p>1,453</text:p>
          </table:table-cell>
          <table:table-cell office:value-type="float" office:value="3867" table:style-name="ce18">
            <text:p>3,867</text:p>
          </table:table-cell>
          <table:table-cell office:value-type="float" office:value="1977" table:style-name="ce18">
            <text:p>1,977</text:p>
          </table:table-cell>
          <table:table-cell office:value-type="float" office:value="1890" table:style-name="ce17">
            <text:p>1,89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基隆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25"/>
          <table:table-cell office:value-type="string" table:style-name="ce86">
            <text:p>中華民國110年03月底</text:p>
          </table:table-cell>
          <table:table-cell table:number-columns-repeated="2" table:style-name="ce25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6">
            <text:p>基隆市</text:p>
          </table:table-cell>
          <table:table-cell office:value-type="float" office:value="155660" table:style-name="ce71">
            <text:p>155,660</text:p>
          </table:table-cell>
          <table:table-cell office:value-type="float" office:value="367178" table:style-name="ce79">
            <text:p>367,178</text:p>
          </table:table-cell>
          <table:table-cell office:value-type="float" office:value="183080" table:style-name="ce79">
            <text:p>183,080</text:p>
          </table:table-cell>
          <table:table-cell office:value-type="float" office:value="184098" table:style-name="ce73">
            <text:p>184,098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中正區</text:p>
          </table:table-cell>
          <table:table-cell office:value-type="float" office:value="22853" table:style-name="ce52">
            <text:p>22,853</text:p>
          </table:table-cell>
          <table:table-cell office:value-type="float" office:value="51119" table:style-name="ce11">
            <text:p>51,119</text:p>
          </table:table-cell>
          <table:table-cell office:value-type="float" office:value="25965" table:style-name="ce11">
            <text:p>25,965</text:p>
          </table:table-cell>
          <table:table-cell office:value-type="float" office:value="25154" table:style-name="ce10">
            <text:p>25,154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七堵區</text:p>
          </table:table-cell>
          <table:table-cell office:value-type="float" office:value="21910" table:style-name="ce52">
            <text:p>21,910</text:p>
          </table:table-cell>
          <table:table-cell office:value-type="float" office:value="53588" table:style-name="ce11">
            <text:p>53,588</text:p>
          </table:table-cell>
          <table:table-cell office:value-type="float" office:value="26804" table:style-name="ce11">
            <text:p>26,804</text:p>
          </table:table-cell>
          <table:table-cell office:value-type="float" office:value="26784" table:style-name="ce10">
            <text:p>26,784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暖暖區</text:p>
          </table:table-cell>
          <table:table-cell office:value-type="float" office:value="16063" table:style-name="ce52">
            <text:p>16,063</text:p>
          </table:table-cell>
          <table:table-cell office:value-type="float" office:value="38535" table:style-name="ce11">
            <text:p>38,535</text:p>
          </table:table-cell>
          <table:table-cell office:value-type="float" office:value="19255" table:style-name="ce11">
            <text:p>19,255</text:p>
          </table:table-cell>
          <table:table-cell office:value-type="float" office:value="19280" table:style-name="ce10">
            <text:p>19,280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仁愛區</text:p>
          </table:table-cell>
          <table:table-cell office:value-type="float" office:value="18999" table:style-name="ce52">
            <text:p>18,999</text:p>
          </table:table-cell>
          <table:table-cell office:value-type="float" office:value="42701" table:style-name="ce11">
            <text:p>42,701</text:p>
          </table:table-cell>
          <table:table-cell office:value-type="float" office:value="21046" table:style-name="ce11">
            <text:p>21,046</text:p>
          </table:table-cell>
          <table:table-cell office:value-type="float" office:value="21655" table:style-name="ce10">
            <text:p>21,655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中山區</text:p>
          </table:table-cell>
          <table:table-cell office:value-type="float" office:value="19232" table:style-name="ce52">
            <text:p>19,232</text:p>
          </table:table-cell>
          <table:table-cell office:value-type="float" office:value="46314" table:style-name="ce11">
            <text:p>46,314</text:p>
          </table:table-cell>
          <table:table-cell office:value-type="float" office:value="23470" table:style-name="ce11">
            <text:p>23,470</text:p>
          </table:table-cell>
          <table:table-cell office:value-type="float" office:value="22844" table:style-name="ce10">
            <text:p>22,844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安樂區</text:p>
          </table:table-cell>
          <table:table-cell office:value-type="float" office:value="34065" table:style-name="ce52">
            <text:p>34,065</text:p>
          </table:table-cell>
          <table:table-cell office:value-type="float" office:value="81794" table:style-name="ce11">
            <text:p>81,794</text:p>
          </table:table-cell>
          <table:table-cell office:value-type="float" office:value="40442" table:style-name="ce11">
            <text:p>40,442</text:p>
          </table:table-cell>
          <table:table-cell office:value-type="float" office:value="41352" table:style-name="ce10">
            <text:p>41,352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信義區</text:p>
          </table:table-cell>
          <table:table-cell office:value-type="float" office:value="22538" table:style-name="ce53">
            <text:p>22,538</text:p>
          </table:table-cell>
          <table:table-cell office:value-type="float" office:value="53127" table:style-name="ce18">
            <text:p>53,127</text:p>
          </table:table-cell>
          <table:table-cell office:value-type="float" office:value="26098" table:style-name="ce18">
            <text:p>26,098</text:p>
          </table:table-cell>
          <table:table-cell office:value-type="float" office:value="27029" table:style-name="ce17">
            <text:p>27,029</text:p>
          </table:table-cell>
          <table:table-cell table:number-columns-repeated="16379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新竹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3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新竹市</text:p>
          </table:table-cell>
          <table:table-cell office:value-type="float" office:value="171589" table:style-name="ce71">
            <text:p>171,589</text:p>
          </table:table-cell>
          <table:table-cell office:value-type="float" office:value="451868" table:style-name="ce79">
            <text:p>451,868</text:p>
          </table:table-cell>
          <table:table-cell office:value-type="float" office:value="223002" table:style-name="ce79">
            <text:p>223,002</text:p>
          </table:table-cell>
          <table:table-cell office:value-type="float" office:value="228866" table:style-name="ce73">
            <text:p>228,86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83866" table:style-name="ce52">
            <text:p>83,866</text:p>
          </table:table-cell>
          <table:table-cell office:value-type="float" office:value="220635" table:style-name="ce11">
            <text:p>220,635</text:p>
          </table:table-cell>
          <table:table-cell office:value-type="float" office:value="108656" table:style-name="ce11">
            <text:p>108,656</text:p>
          </table:table-cell>
          <table:table-cell office:value-type="float" office:value="111979" table:style-name="ce10">
            <text:p>111,97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9167" table:style-name="ce52">
            <text:p>59,167</text:p>
          </table:table-cell>
          <table:table-cell office:value-type="float" office:value="152553" table:style-name="ce11">
            <text:p>152,553</text:p>
          </table:table-cell>
          <table:table-cell office:value-type="float" office:value="74368" table:style-name="ce11">
            <text:p>74,368</text:p>
          </table:table-cell>
          <table:table-cell office:value-type="float" office:value="78185" table:style-name="ce10">
            <text:p>78,185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香山區</text:p>
          </table:table-cell>
          <table:table-cell office:value-type="float" office:value="28556" table:style-name="ce53">
            <text:p>28,556</text:p>
          </table:table-cell>
          <table:table-cell office:value-type="float" office:value="78680" table:style-name="ce18">
            <text:p>78,680</text:p>
          </table:table-cell>
          <table:table-cell office:value-type="float" office:value="39978" table:style-name="ce18">
            <text:p>39,978</text:p>
          </table:table-cell>
          <table:table-cell office:value-type="float" office:value="38702" table:style-name="ce17">
            <text:p>38,702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3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嘉義市</text:p>
          </table:table-cell>
          <table:table-cell office:value-type="float" office:value="101254" table:style-name="ce71">
            <text:p>101,254</text:p>
          </table:table-cell>
          <table:table-cell office:value-type="float" office:value="265560" table:style-name="ce79">
            <text:p>265,560</text:p>
          </table:table-cell>
          <table:table-cell office:value-type="float" office:value="128412" table:style-name="ce79">
            <text:p>128,412</text:p>
          </table:table-cell>
          <table:table-cell office:value-type="float" office:value="137148" table:style-name="ce73">
            <text:p>137,14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45899" table:style-name="ce52">
            <text:p>45,899</text:p>
          </table:table-cell>
          <table:table-cell office:value-type="float" office:value="119470" table:style-name="ce11">
            <text:p>119,470</text:p>
          </table:table-cell>
          <table:table-cell office:value-type="float" office:value="57194" table:style-name="ce11">
            <text:p>57,194</text:p>
          </table:table-cell>
          <table:table-cell office:value-type="float" office:value="62276" table:style-name="ce10">
            <text:p>62,276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西 <text:s text:c="3"/>區</text:p>
          </table:table-cell>
          <table:table-cell office:value-type="float" office:value="55355" table:style-name="ce53">
            <text:p>55,355</text:p>
          </table:table-cell>
          <table:table-cell office:value-type="float" office:value="146090" table:style-name="ce18">
            <text:p>146,090</text:p>
          </table:table-cell>
          <table:table-cell office:value-type="float" office:value="71218" table:style-name="ce18">
            <text:p>71,218</text:p>
          </table:table-cell>
          <table:table-cell office:value-type="float" office:value="74872" table:style-name="ce17">
            <text:p>74,872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金門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3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金門縣</text:p>
          </table:table-cell>
          <table:table-cell office:value-type="float" office:value="41854" table:style-name="ce71">
            <text:p>41,854</text:p>
          </table:table-cell>
          <table:table-cell office:value-type="float" office:value="140406" table:style-name="ce79">
            <text:p>140,406</text:p>
          </table:table-cell>
          <table:table-cell office:value-type="float" office:value="70080" table:style-name="ce79">
            <text:p>70,080</text:p>
          </table:table-cell>
          <table:table-cell office:value-type="float" office:value="70326" table:style-name="ce73">
            <text:p>70,3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城鎮</text:p>
          </table:table-cell>
          <table:table-cell office:value-type="float" office:value="13148" table:style-name="ce52">
            <text:p>13,148</text:p>
          </table:table-cell>
          <table:table-cell office:value-type="float" office:value="42829" table:style-name="ce11">
            <text:p>42,829</text:p>
          </table:table-cell>
          <table:table-cell office:value-type="float" office:value="21363" table:style-name="ce11">
            <text:p>21,363</text:p>
          </table:table-cell>
          <table:table-cell office:value-type="float" office:value="21466" table:style-name="ce10">
            <text:p>21,4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湖鎮</text:p>
          </table:table-cell>
          <table:table-cell office:value-type="float" office:value="9404" table:style-name="ce52">
            <text:p>9,404</text:p>
          </table:table-cell>
          <table:table-cell office:value-type="float" office:value="30378" table:style-name="ce11">
            <text:p>30,378</text:p>
          </table:table-cell>
          <table:table-cell office:value-type="float" office:value="15225" table:style-name="ce11">
            <text:p>15,225</text:p>
          </table:table-cell>
          <table:table-cell office:value-type="float" office:value="15153" table:style-name="ce10">
            <text:p>15,1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沙鎮</text:p>
          </table:table-cell>
          <table:table-cell office:value-type="float" office:value="6473" table:style-name="ce52">
            <text:p>6,473</text:p>
          </table:table-cell>
          <table:table-cell office:value-type="float" office:value="20695" table:style-name="ce11">
            <text:p>20,695</text:p>
          </table:table-cell>
          <table:table-cell office:value-type="float" office:value="10195" table:style-name="ce11">
            <text:p>10,195</text:p>
          </table:table-cell>
          <table:table-cell office:value-type="float" office:value="10500" table:style-name="ce10">
            <text:p>10,5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寧鄉</text:p>
          </table:table-cell>
          <table:table-cell office:value-type="float" office:value="9456" table:style-name="ce52">
            <text:p>9,456</text:p>
          </table:table-cell>
          <table:table-cell office:value-type="float" office:value="33146" table:style-name="ce11">
            <text:p>33,146</text:p>
          </table:table-cell>
          <table:table-cell office:value-type="float" office:value="16649" table:style-name="ce11">
            <text:p>16,649</text:p>
          </table:table-cell>
          <table:table-cell office:value-type="float" office:value="16497" table:style-name="ce10">
            <text:p>16,4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烈嶼鄉</text:p>
          </table:table-cell>
          <table:table-cell office:value-type="float" office:value="3240" table:style-name="ce52">
            <text:p>3,240</text:p>
          </table:table-cell>
          <table:table-cell office:value-type="float" office:value="12693" table:style-name="ce11">
            <text:p>12,693</text:p>
          </table:table-cell>
          <table:table-cell office:value-type="float" office:value="6307" table:style-name="ce11">
            <text:p>6,307</text:p>
          </table:table-cell>
          <table:table-cell office:value-type="float" office:value="6386" table:style-name="ce10">
            <text:p>6,386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烏坵鄉</text:p>
          </table:table-cell>
          <table:table-cell office:value-type="float" office:value="133" table:style-name="ce53">
            <text:p>133</text:p>
          </table:table-cell>
          <table:table-cell office:value-type="float" office:value="665" table:style-name="ce18">
            <text:p>665</text:p>
          </table:table-cell>
          <table:table-cell office:value-type="float" office:value="341" table:style-name="ce18">
            <text:p>341</text:p>
          </table:table-cell>
          <table:table-cell office:value-type="float" office:value="324" table:style-name="ce17">
            <text:p>324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連江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3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連江縣</text:p>
          </table:table-cell>
          <table:table-cell office:value-type="float" office:value="3426" table:style-name="ce71">
            <text:p>3,426</text:p>
          </table:table-cell>
          <table:table-cell office:value-type="float" office:value="13336" table:style-name="ce79">
            <text:p>13,336</text:p>
          </table:table-cell>
          <table:table-cell office:value-type="float" office:value="7708" table:style-name="ce79">
            <text:p>7,708</text:p>
          </table:table-cell>
          <table:table-cell office:value-type="float" office:value="5628" table:style-name="ce73">
            <text:p>5,6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竿鄉</text:p>
          </table:table-cell>
          <table:table-cell office:value-type="float" office:value="1946" table:style-name="ce52">
            <text:p>1,946</text:p>
          </table:table-cell>
          <table:table-cell office:value-type="float" office:value="7629" table:style-name="ce11">
            <text:p>7,629</text:p>
          </table:table-cell>
          <table:table-cell office:value-type="float" office:value="4300" table:style-name="ce11">
            <text:p>4,300</text:p>
          </table:table-cell>
          <table:table-cell office:value-type="float" office:value="3329" table:style-name="ce10">
            <text:p>3,3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竿鄉</text:p>
          </table:table-cell>
          <table:table-cell office:value-type="float" office:value="808" table:style-name="ce52">
            <text:p>808</text:p>
          </table:table-cell>
          <table:table-cell office:value-type="float" office:value="2752" table:style-name="ce11">
            <text:p>2,752</text:p>
          </table:table-cell>
          <table:table-cell office:value-type="float" office:value="1582" table:style-name="ce11">
            <text:p>1,582</text:p>
          </table:table-cell>
          <table:table-cell office:value-type="float" office:value="1170" table:style-name="ce10">
            <text:p>1,1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莒光鄉</text:p>
          </table:table-cell>
          <table:table-cell office:value-type="float" office:value="317" table:style-name="ce52">
            <text:p>317</text:p>
          </table:table-cell>
          <table:table-cell office:value-type="float" office:value="1496" table:style-name="ce11">
            <text:p>1,496</text:p>
          </table:table-cell>
          <table:table-cell office:value-type="float" office:value="934" table:style-name="ce11">
            <text:p>934</text:p>
          </table:table-cell>
          <table:table-cell office:value-type="float" office:value="562" table:style-name="ce10">
            <text:p>562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東引鄉</text:p>
          </table:table-cell>
          <table:table-cell office:value-type="float" office:value="355" table:style-name="ce53">
            <text:p>355</text:p>
          </table:table-cell>
          <table:table-cell office:value-type="float" office:value="1459" table:style-name="ce18">
            <text:p>1,459</text:p>
          </table:table-cell>
          <table:table-cell office:value-type="float" office:value="892" table:style-name="ce18">
            <text:p>892</text:p>
          </table:table-cell>
          <table:table-cell office:value-type="float" office:value="567" table:style-name="ce17">
            <text:p>567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8P0">
      <number:number number:decimal-places="0" number:min-integer-digits="1" number:grouping="true"/>
    </number:number-style>
    <number:number-style style:name="N48">
      <style:text-properties fo:color="#FF0000"/>
      <number:number number:decimal-places="0" number:min-integer-digits="1" number:grouping="true"/>
      <style:map style:condition="value()&gt;=0" style:apply-style-name="N4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style style:name="T1" style:family="text"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</office:automatic-styles>
  <office:master-styles>
    <style:master-page style:name="mp1" style:page-layout-name="pm1">
      <style:header>
        <text:p><text:span text:style-name="T1">各縣市鄉鎮市區戶數及人口數按性別分</text:span></text:p>
        <text:p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1</meta:generator>
    <meta:initial-creator>user</meta:initial-creator>
    <dc:creator>盧怡婷</dc:creator>
    <meta:creation-date>1998-03-06T04:37:15Z</meta:creation-date>
    <dc:date>2021-04-02T03:11:44Z</dc:date>
    <meta:print-date>2020-06-02T06:30:47Z</meta:print-date>
  </office:meta>
</office:document-meta>
</file>